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apple-system" svg:font-family="-apple-system"/>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style>
    <style:style style:name="ce3" style:family="table-cell" style:parent-style-name="Default" style:data-style-name="N0">
      <style:text-properties fo:font-size="12pt" style:font-size-asian="12pt" style:font-size-complex="12pt"/>
    </style:style>
    <style:style style:name="ce4" style:family="table-cell" style:parent-style-name="Default" style:data-style-name="N0">
      <style:table-cell-properties style:vertical-align="top" fo:wrap-option="wrap"/>
      <style:text-properties fo:font-size="9pt" style:font-size-asian="9pt" style:font-size-complex="9pt"/>
    </style:style>
    <style:style style:name="ce5" style:family="table-cell" style:parent-style-name="Default" style:data-style-name="N0">
      <style:table-cell-properties style:vertical-align="automatic" fo:wrap-option="wrap"/>
      <style:text-properties fo:color="#24292E" fo:font-size="9pt" style:font-size-asian="9pt" style:font-size-complex="9pt"/>
    </style:style>
    <style:style style:name="ce6" style:family="table-cell" style:parent-style-name="Default" style:data-style-name="N0">
      <style:text-properties fo:color="#24292E" style:font-name="-apple-system" style:font-name-asian="-apple-system" style:font-name-complex="-apple-system" fo:font-size="12pt" style:font-size-asian="12pt" style:font-size-complex="12pt"/>
    </style:style>
    <style:style style:name="ce7"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fo:wrap-option="wrap"/>
      <style:text-properties fo:font-size="9pt" style:font-size-asian="9pt" style:font-size-complex="9pt"/>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ext-properties fo:color="#538DD5"/>
    </style:style>
    <style:style style:name="ce12" style:family="table-cell" style:parent-style-name="Default" style:data-style-name="N0">
      <style:table-cell-properties fo:border-top="thin solid #000000" fo:border-bottom="none" fo:border-left="thin solid #000000" fo:border-right="thin solid #000000" style:vertical-align="top"/>
    </style:style>
    <style:style style:name="ce13"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15" style:family="table-cell" style:parent-style-name="Default" style:data-style-name="N0">
      <style:table-cell-properties fo:border-top="thin solid #000000" fo:border-bottom="thin solid #000000" fo:border-left="thin solid #000000" fo:border-right="none" style:vertical-align="top" fo:wrap-option="wrap"/>
      <style:text-properties fo:color="#538DD5" fo:font-weight="bold" style:font-weight-asian="bold" style:font-weight-complex="bold"/>
    </style:style>
    <style:style style:name="ce16" style:family="table-cell" style:parent-style-name="Default" style:data-style-name="N0">
      <style:table-cell-properties fo:border="thin solid #000000" style:vertical-align="top"/>
      <style:text-properties fo:font-weight="bold" style:font-weight-asian="bold" style:font-weight-complex="bold"/>
    </style:style>
    <style:style style:name="ce17" style:family="table-cell" style:parent-style-name="Default" style:data-style-name="N0">
      <style:table-cell-properties fo:border="thin solid #000000" style:vertical-align="top" fo:wrap-option="wrap" style:repeat-content="false"/>
      <style:paragraph-properties fo:text-align="start" fo:margin-left="0cm"/>
    </style:style>
    <style:style style:name="ce18" style:family="table-cell" style:parent-style-name="Default" style:data-style-name="N0">
      <style:table-cell-properties fo:border="thin solid #000000" style:vertical-align="top" fo:wrap-option="wrap"/>
      <style:text-properties fo:color="#538DD5"/>
    </style:style>
    <style:style style:name="ce19" style:family="table-cell" style:parent-style-name="Default" style:data-style-name="N0">
      <style:table-cell-properties fo:border-top="none" fo:border-bottom="thin solid #000000" fo:border-left="thin solid #000000" fo:border-right="thin solid #000000" style:vertical-align="top" fo:wrap-option="wrap"/>
    </style:style>
    <style:style style:name="ce20" style:family="table-cell" style:parent-style-name="Default" style:data-style-name="N0">
      <style:table-cell-properties fo:border="thin solid #000000" style:vertical-align="top" fo:wrap-option="wrap"/>
    </style:style>
    <style:style style:name="ce21" style:family="table-cell" style:parent-style-name="Default" style:data-style-name="N0">
      <style:table-cell-properties fo:border="thin solid #000000"/>
    </style:style>
    <style:style style:name="ce22" style:family="table-cell" style:parent-style-name="Default" style:data-style-name="N0">
      <style:table-cell-properties fo:border="thin solid #000000" style:vertical-align="top" fo:wrap-option="wrap" fo:background-color="#FFFFFF"/>
    </style:style>
    <style:style style:name="ce23" style:family="table-cell" style:parent-style-name="Default" style:data-style-name="N0">
      <style:table-cell-properties fo:border="thin solid #000000" style:vertical-align="top"/>
    </style:style>
    <style:style style:name="ce24" style:family="table-cell" style:parent-style-name="Default" style:data-style-name="N0">
      <style:table-cell-properties style:vertical-align="top" fo:wrap-option="wrap"/>
    </style:style>
    <style:style style:name="ce25"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26"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27" style:family="table-cell" style:parent-style-name="Default" style:data-style-name="N0">
      <style:table-cell-properties fo:border="thin solid #000000" style:vertical-align="automatic" fo:wrap-option="wrap"/>
    </style:style>
    <style:style style:name="ce28" style:family="table-cell" style:parent-style-name="Default" style:data-style-name="N0">
      <style:table-cell-properties style:vertical-align="top"/>
    </style:style>
    <style:style style:name="ce29" style:family="table-cell" style:parent-style-name="Default" style:data-style-name="N0">
      <style:table-cell-properties style:vertical-align="automatic" fo:wrap-option="wrap"/>
    </style:style>
    <style:style style:name="ce30" style:family="table-cell" style:parent-style-name="Default" style:data-style-name="N0">
      <style:table-cell-properties style:vertical-align="top"/>
      <style:text-properties fo:font-weight="bold" style:font-weight-asian="bold" style:font-weight-complex="bold"/>
    </style:style>
    <style:style style:name="ce31" style:family="table-cell" style:parent-style-name="Default" style:data-style-name="N0">
      <style:table-cell-properties style:vertical-align="top" fo:wrap-option="wrap"/>
      <style:text-properties fo:font-weight="bold" style:font-weight-asian="bold" style:font-weight-complex="bold"/>
    </style:style>
    <style:style style:name="ce32" style:family="table-cell" style:parent-style-name="Default" style:data-style-name="N0">
      <style:table-cell-properties style:vertical-align="top" fo:background-color="#FFBF00"/>
      <style:text-properties fo:font-weight="bold" style:font-weight-asian="bold" style:font-weight-complex="bold"/>
    </style:style>
    <style:style style:name="ce33" style:family="table-cell" style:parent-style-name="Default" style:data-style-name="N0">
      <style:table-cell-properties fo:border="thin solid #000000"/>
      <style:text-properties fo:font-weight="bold" style:font-weight-asian="bold" style:font-weight-complex="bold"/>
    </style:style>
    <style:style style:name="ce34" style:family="table-cell" style:parent-style-name="Default" style:data-style-name="N0">
      <style:table-cell-properties fo:border-top="none" fo:border-bottom="none" fo:border-left="thin solid #000000" fo:border-right="thin solid #000000"/>
      <style:text-properties fo:color="#1E531D" fo:font-size="11pt" style:font-size-asian="11pt" style:font-size-complex="11pt" style:text-underline-style="solid" style:text-underline-type="single"/>
    </style:style>
    <style:style style:name="ce35" style:family="table-cell" style:parent-style-name="Default" style:data-style-name="N0">
      <style:table-cell-properties fo:border-top="none" fo:border-bottom="none" fo:border-left="thin solid #000000" fo:border-right="thin solid #000000" fo:background-color="#FFFFFF"/>
      <style:text-properties style:font-name="Roboto" style:font-name-asian="Roboto" style:font-name-complex="Roboto"/>
    </style:style>
    <style:style style:name="ce36" style:family="table-cell" style:parent-style-name="Default" style:data-style-name="N0">
      <style:table-cell-properties fo:border-top="none" fo:border-bottom="none" fo:border-left="thin solid #000000" fo:border-right="thin solid #000000"/>
    </style:style>
    <style:style style:name="ce37" style:family="table-cell" style:parent-style-name="Default" style:data-style-name="N0">
      <style:table-cell-properties fo:background-color="#4F81BD"/>
    </style:style>
    <style:style style:name="ce38" style:family="table-cell" style:parent-style-name="Default" style:data-style-name="N0">
      <style:table-cell-properties fo:border-top="none" fo:border-bottom="none" fo:border-left="thin solid #000000" fo:border-right="none" fo:background-color="#FFFFFF"/>
      <style:text-properties style:font-name="Roboto" style:font-name-asian="Roboto" style:font-name-complex="Roboto"/>
    </style:style>
    <style:style style:name="ce39" style:family="table-cell" style:parent-style-name="Default" style:data-style-name="N0">
      <style:table-cell-properties fo:background-color="#FCE8B2"/>
    </style:style>
    <style:style style:name="ce40" style:family="table-cell" style:parent-style-name="Default" style:data-style-name="N0">
      <style:table-cell-properties fo:border-top="none" fo:border-bottom="thin solid #000000" fo:border-left="none" fo:border-right="none"/>
    </style:style>
    <style:style style:name="ce41" style:family="table-cell" style:parent-style-name="Default" style:data-style-name="N0">
      <style:table-cell-properties fo:border-top="none" fo:border-bottom="thin solid #000000" fo:border-left="thin solid #000000" fo:border-right="thin solid #000000"/>
      <style:text-properties fo:color="#1E531D" fo:font-size="11pt" style:font-size-asian="11pt" style:font-size-complex="11pt" style:text-underline-style="solid" style:text-underline-type="single"/>
    </style:style>
    <style:style style:name="ce42" style:family="table-cell" style:parent-style-name="Default" style:data-style-name="N0">
      <style:table-cell-properties fo:border-top="none" fo:border-bottom="thin solid #000000" fo:border-left="thin solid #000000" fo:border-right="none" fo:background-color="#FFFFFF"/>
      <style:text-properties style:font-name="Roboto" style:font-name-asian="Roboto" style:font-name-complex="Roboto"/>
    </style:style>
    <style:style style:name="ce43" style:family="table-cell" style:parent-style-name="Default" style:data-style-name="N0">
      <style:table-cell-properties fo:border-top="none" fo:border-bottom="thin solid #000000" fo:border-left="thin solid #000000" fo:border-right="thin solid #000000"/>
    </style:style>
    <style:style style:name="ce44" style:family="table-cell" style:parent-style-name="Default" style:data-style-name="N0">
      <style:table-cell-properties fo:border-top="none" fo:border-bottom="thin solid #000000" fo:border-left="none" fo:border-right="none" fo:background-color="#FCE8B2"/>
    </style:style>
    <style:style style:name="ce45" style:family="table-cell" style:parent-style-name="Default" style:data-style-name="N0">
      <style:table-cell-properties style:vertical-align="top" fo:wrap-option="wrap"/>
      <style:text-properties fo:font-style="italic" style:font-style-asian="italic" style:font-style-complex="italic"/>
    </style:style>
    <style:style style:name="ce46" style:family="table-cell" style:parent-style-name="Default" style:data-style-name="N0">
      <style:table-cell-properties style:vertical-align="top" fo:wrap-option="wrap" style:repeat-content="false"/>
      <style:paragraph-properties fo:text-align="end" fo:margin-right="0cm"/>
      <style:text-properties fo:font-style="italic" style:font-style-asian="italic" style:font-style-complex="italic"/>
    </style:style>
    <style:style style:name="ce47" style:family="table-cell" style:parent-style-name="Default" style:data-style-name="N0">
      <style:table-cell-properties style:vertical-align="top" fo:wrap-option="wrap" style:repeat-content="false"/>
      <style:paragraph-properties fo:text-align="center"/>
    </style:style>
    <style:style style:name="ce48"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weight="bold" style:font-weight-asian="bold" style:font-weight-complex="bold" style:font-family-generic="swiss"/>
    </style:style>
    <style:style style:name="ce49"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weight="bold" style:font-weight-asian="bold" style:font-weight-complex="bold" style:font-family-generic="swiss"/>
    </style:style>
    <style:style style:name="ce50"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style:font-family-generic="swiss"/>
    </style:style>
    <style:style style:name="ce51"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52"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style:font-family-generic="swiss"/>
    </style:style>
    <style:style style:name="ce53"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weight="bold" style:font-weight-asian="bold" style:font-weight-complex="bold" style:font-family-generic="swiss"/>
    </style:style>
    <style:style style:name="ce54"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weight="bold" style:font-weight-asian="bold" style:font-weight-complex="bold" style:font-family-generic="swiss"/>
    </style:style>
    <style:style style:name="ce55"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style:font-family-generic="swiss"/>
    </style:style>
    <style:style style:name="ce56" style:family="table-cell" style:parent-style-name="Default" style:data-style-name="N0">
      <style:table-cell-properties style:vertical-align="top" fo:wrap-option="wrap"/>
      <style:text-properties fo:color="#000000" style:font-name="Arial" style:font-name-asian="Arial" style:font-name-complex="Arial" fo:font-size="9pt" style:font-size-asian="9pt" style:font-size-complex="9pt" style:font-family-generic="swiss"/>
    </style:style>
    <style:style style:name="ce57" style:family="table-cell" style:parent-style-name="Default" style:data-style-name="N0">
      <style:table-cell-properties fo:border="thin solid #000000" style:vertical-align="top" fo:wrap-option="wrap" style:repeat-content="false"/>
      <style:paragraph-properties fo:text-align="start" fo:margin-left="0cm"/>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9.28812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1.825625cm"/>
    </style:style>
    <style:style style:name="co5" style:family="table-column">
      <style:table-column-properties fo:break-before="auto" style:column-width="0.47625cm"/>
    </style:style>
    <style:style style:name="co6" style:family="table-column">
      <style:table-column-properties fo:break-before="auto" style:column-width="2.11666666666667cm"/>
    </style:style>
    <style:style style:name="co7" style:family="table-column">
      <style:table-column-properties fo:break-before="auto" style:column-width="9.63083333333333cm"/>
    </style:style>
    <style:style style:name="co8" style:family="table-column">
      <style:table-column-properties fo:break-before="auto" style:column-width="8.04333333333333cm"/>
    </style:style>
    <style:style style:name="co9" style:family="table-column">
      <style:table-column-properties fo:break-before="auto" style:column-width="8.016875cm"/>
    </style:style>
    <style:style style:name="co10" style:family="table-column">
      <style:table-column-properties fo:break-before="auto" style:column-width="1.905cm"/>
    </style:style>
    <style:style style:name="co11" style:family="table-column">
      <style:table-column-properties fo:break-before="auto" style:column-width="1.16416666666667cm"/>
    </style:style>
    <style:style style:name="co12" style:family="table-column">
      <style:table-column-properties fo:break-before="auto" style:column-width="1.508125cm"/>
    </style:style>
    <style:style style:name="co13" style:family="table-column">
      <style:table-column-properties fo:break-before="auto" style:column-width="8.99583333333333cm"/>
    </style:style>
    <style:style style:name="co14" style:family="table-column">
      <style:table-column-properties fo:break-before="auto" style:column-width="2.24895833333333cm"/>
    </style:style>
    <style:style style:name="co15" style:family="table-column">
      <style:table-column-properties fo:break-before="auto" style:column-width="3.14854166666667cm"/>
    </style:style>
    <style:style style:name="co16" style:family="table-column">
      <style:table-column-properties fo:break-before="auto" style:column-width="3.67770833333333cm"/>
    </style:style>
    <style:style style:name="co17" style:family="table-column">
      <style:table-column-properties fo:break-before="auto" style:column-width="3.75708333333333cm"/>
    </style:style>
    <style:style style:name="co18" style:family="table-column">
      <style:table-column-properties fo:break-before="auto" style:column-width="5.97958333333333cm"/>
    </style:style>
    <style:style style:name="co19" style:family="table-column">
      <style:table-column-properties fo:break-before="auto" style:column-width="3.28083333333333cm"/>
    </style:style>
    <style:style style:name="co20" style:family="table-column">
      <style:table-column-properties fo:break-before="auto" style:column-width="3.12208333333333cm"/>
    </style:style>
    <style:style style:name="co21" style:family="table-column">
      <style:table-column-properties fo:break-before="auto" style:column-width="1.666875cm"/>
    </style:style>
    <style:style style:name="co22" style:family="table-column">
      <style:table-column-properties fo:break-before="auto" style:column-width="0.608541666666667cm"/>
    </style:style>
    <style:style style:name="co23" style:family="table-column">
      <style:table-column-properties fo:break-before="auto" style:column-width="9.47208333333333cm"/>
    </style:style>
    <style:style style:name="co24" style:family="table-column">
      <style:table-column-properties fo:break-before="auto" style:column-width="3.91583333333333cm"/>
    </style:style>
    <style:style style:name="co25" style:family="table-column">
      <style:table-column-properties fo:break-before="auto" style:column-width="4.683125cm"/>
    </style:style>
    <style:style style:name="co26" style:family="table-column">
      <style:table-column-properties fo:break-before="auto" style:column-width="0.502708333333333cm"/>
    </style:style>
    <style:style style:name="co27" style:family="table-column">
      <style:table-column-properties fo:break-before="auto" style:column-width="6.87916666666667cm"/>
    </style:style>
    <style:style style:name="co28" style:family="table-column">
      <style:table-column-properties fo:break-before="auto" style:column-width="6.79979166666667cm"/>
    </style:style>
    <style:style style:name="co29" style:family="table-column">
      <style:table-column-properties fo:break-before="auto" style:column-width="5.3975cm"/>
    </style:style>
    <style:style style:name="co30" style:family="table-column">
      <style:table-column-properties fo:break-before="auto" style:column-width="3.78354166666667cm"/>
    </style:style>
    <style:style style:name="co31" style:family="table-column">
      <style:table-column-properties fo:break-before="auto" style:column-width="7.3025cm"/>
    </style:style>
    <style:style style:name="co32" style:family="table-column">
      <style:table-column-properties fo:break-before="auto" style:column-width="2.80458333333333cm"/>
    </style:style>
    <style:style style:name="co33" style:family="table-column">
      <style:table-column-properties fo:break-before="auto" style:column-width="9.81604166666667cm"/>
    </style:style>
    <style:style style:name="co34" style:family="table-column">
      <style:table-column-properties fo:break-before="auto" style:column-width="6.82625cm"/>
    </style:style>
    <style:style style:name="co35" style:family="table-column">
      <style:table-column-properties fo:break-before="auto" style:column-width="7.67291666666667cm"/>
    </style:style>
    <style:style style:name="co36" style:family="table-column">
      <style:table-column-properties fo:break-before="auto" style:column-width="1.69333333333333cm"/>
    </style:style>
    <style:style style:name="co37" style:family="table-column">
      <style:table-column-properties fo:break-before="auto" style:column-width="2.09020833333333cm"/>
    </style:style>
    <style:style style:name="co38" style:family="table-column">
      <style:table-column-properties fo:break-before="auto" style:column-width="1.93145833333333cm"/>
    </style:style>
    <style:style style:name="ro1" style:family="table-row">
      <style:table-row-properties style:row-height="17pt" style:use-optimal-row-height="true" fo:break-before="auto"/>
    </style:style>
    <style:style style:name="ro2" style:family="table-row">
      <style:table-row-properties style:row-height="39pt" style:use-optimal-row-height="true" fo:break-before="auto"/>
    </style:style>
    <style:style style:name="ro3" style:family="table-row">
      <style:table-row-properties style:row-height="26pt" style:use-optimal-row-height="true" fo:break-before="auto"/>
    </style:style>
    <style:style style:name="ro4" style:family="table-row">
      <style:table-row-properties style:row-height="16pt" style:use-optimal-row-height="true" fo:break-before="auto"/>
    </style:style>
    <style:style style:name="ro5" style:family="table-row">
      <style:table-row-properties style:row-height="13pt" style:use-optimal-row-height="true" fo:break-before="auto"/>
    </style:style>
    <style:style style:name="ro6" style:family="table-row">
      <style:table-row-properties style:row-height="244pt" style:use-optimal-row-height="false" fo:break-before="auto"/>
    </style:style>
    <style:style style:name="ro7" style:family="table-row">
      <style:table-row-properties style:row-height="12.75pt" style:use-optimal-row-height="false" fo:break-before="auto"/>
    </style:style>
    <style:style style:name="ro8" style:family="table-row">
      <style:table-row-properties style:row-height="52pt" style:use-optimal-row-height="true" fo:break-before="auto"/>
    </style:style>
    <style:style style:name="ro9" style:family="table-row">
      <style:table-row-properties style:row-height="14pt" style:use-optimal-row-height="true" fo:break-before="auto"/>
    </style:style>
    <style:style style:name="ro10" style:family="table-row">
      <style:table-row-properties style:row-height="140pt" style:use-optimal-row-height="true" fo:break-before="auto"/>
    </style:style>
    <style:style style:name="ro11" style:family="table-row">
      <style:table-row-properties style:row-height="182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84pt" style:use-optimal-row-height="true" fo:break-before="auto"/>
    </style:style>
    <style:style style:name="ro14" style:family="table-row">
      <style:table-row-properties style:row-height="70pt" style:use-optimal-row-height="true" fo:break-before="auto"/>
    </style:style>
    <style:style style:name="ro15" style:family="table-row">
      <style:table-row-properties style:row-height="42pt" style:use-optimal-row-height="true" fo:break-before="auto"/>
    </style:style>
    <style:style style:name="ro16" style:family="table-row">
      <style:table-row-properties style:row-height="28pt" style:use-optimal-row-height="true" fo:break-before="auto"/>
    </style:style>
    <style:style style:name="ro17" style:family="table-row">
      <style:table-row-properties style:row-height="56pt" style:use-optimal-row-height="true" fo:break-before="auto"/>
    </style:style>
    <style:style style:name="ro18" style:family="table-row">
      <style:table-row-properties style:row-height="98pt" style:use-optimal-row-height="true" fo:break-before="auto"/>
    </style:style>
    <style:style style:name="ro19" style:family="table-row">
      <style:table-row-properties style:row-height="112pt" style:use-optimal-row-height="true" fo:break-before="auto"/>
    </style:style>
    <style:style style:name="ro20" style:family="table-row">
      <style:table-row-properties style:row-height="319pt" style:use-optimal-row-height="true" fo:break-before="auto"/>
    </style:style>
    <style:style style:name="ro21" style:family="table-row">
      <style:table-row-properties style:row-height="266pt" style:use-optimal-row-height="true" fo:break-before="auto"/>
    </style:style>
    <style:style style:name="ro22" style:family="table-row">
      <style:table-row-properties style:row-height="168pt" style:use-optimal-row-height="true" fo:break-before="auto"/>
    </style:style>
    <style:style style:name="ro23" style:family="table-row">
      <style:table-row-properties style:row-height="332pt" style:use-optimal-row-height="true" fo:break-before="auto"/>
    </style:style>
    <style:style style:name="ro24" style:family="table-row">
      <style:table-row-properties style:row-height="238pt" style:use-optimal-row-height="true" fo:break-before="auto"/>
    </style:style>
    <style:style style:name="ro25" style:family="table-row">
      <style:table-row-properties style:row-height="280pt" style:use-optimal-row-height="true" fo:break-before="auto"/>
    </style:style>
    <style:style style:name="ro26" style:family="table-row">
      <style:table-row-properties style:row-height="154pt" style:use-optimal-row-height="true" fo:break-before="auto"/>
    </style:style>
    <style:style style:name="ro27" style:family="table-row">
      <style:table-row-properties style:row-height="32.5pt" style:use-optimal-row-height="false" fo:break-before="auto"/>
    </style:style>
    <style:style style:name="ro28" style:family="table-row">
      <style:table-row-properties style:row-height="252pt" style:use-optimal-row-height="true" fo:break-before="auto"/>
    </style:style>
    <style:style style:name="ro29" style:family="table-row">
      <style:table-row-properties style:row-height="409.6pt" style:use-optimal-row-height="true" fo:break-before="auto"/>
    </style:style>
    <style:style style:name="ro30" style:family="table-row">
      <style:table-row-properties style:row-height="196pt" style:use-optimal-row-height="true" fo:break-before="auto"/>
    </style:style>
    <style:style style:name="ro31" style:family="table-row">
      <style:table-row-properties style:row-height="94pt" style:use-optimal-row-height="false" fo:break-before="auto"/>
    </style:style>
    <style:style style:name="ro32" style:family="table-row">
      <style:table-row-properties style:row-height="293pt" style:use-optimal-row-height="true" fo:break-before="auto"/>
    </style:style>
    <style:style style:name="ro33" style:family="table-row">
      <style:table-row-properties style:row-height="306pt" style:use-optimal-row-height="true" fo:break-before="auto"/>
    </style:style>
    <style:style style:name="ro34" style:family="table-row">
      <style:table-row-properties style:row-height="19pt" style:use-optimal-row-height="false" fo:break-before="auto"/>
    </style:style>
    <style:style style:name="ro35"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ce58" style:family="table-cell" style:parent-style-name="Default" style:data-style-name="N0">
      <style:table-cell-properties fo:border-top="none" fo:border-bottom="none" fo:border-left="thin solid #000000" fo:border-right="thin solid #000000" fo:background-color="#FFFFFF"/>
      <style:text-properties style:font-name="Roboto" style:font-name-asian="Roboto" style:font-name-complex="Roboto"/>
      <style:map style:condition="of:is-true-formula(LEN(TRIM([.C3]))=0)" style:apply-style-name="cf7" style:base-cell-address="2_-_Licenses.C3"/>
    </style:style>
    <style:style style:name="ce59" style:family="table-cell" style:parent-style-name="Default" style:data-style-name="N0">
      <style:table-cell-properties fo:border-top="none" fo:border-bottom="none" fo:border-left="thin solid #000000" fo:border-right="none" fo:background-color="#FFFFFF"/>
      <style:text-properties style:font-name="Roboto" style:font-name-asian="Roboto" style:font-name-complex="Roboto"/>
      <style:map style:condition="of:is-true-formula(LEN(TRIM([.C3]))=0)" style:apply-style-name="cf7" style:base-cell-address="2_-_Licenses.C3"/>
    </style:style>
    <style:style style:name="ce60" style:family="table-cell" style:parent-style-name="Default" style:data-style-name="N0">
      <style:table-cell-properties fo:border-top="none" fo:border-bottom="thin solid #000000" fo:border-left="thin solid #000000" fo:border-right="none" fo:background-color="#FFFFFF"/>
      <style:text-properties style:font-name="Roboto" style:font-name-asian="Roboto" style:font-name-complex="Roboto"/>
      <style:map style:condition="of:is-true-formula(LEN(TRIM([.C3]))=0)" style:apply-style-name="cf7" style:base-cell-address="2_-_Licenses.C3"/>
    </style:style>
    <style:style style:name="ce61" style:family="table-cell">
      <style:map style:condition="of:is-true-formula(0)" style:apply-style-name="cf8"/>
      <style:map style:condition="of:is-true-formula(0)" style:apply-style-name="cf7"/>
      <style:map style:condition="of:is-true-formula(0)" style:apply-style-name="cf9"/>
    </style:style>
    <style:style style:name="ce62" style:family="table-cell" style:parent-style-name="Default" style:data-style-name="N0">
      <style:table-cell-properties fo:border="thin solid #000000"/>
      <style:text-properties fo:font-weight="bold" style:font-weight-asian="bold" style:font-weight-complex="bold"/>
      <style:map style:condition="of:is-true-formula(0)" style:apply-style-name="cf8"/>
      <style:map style:condition="of:is-true-formula(0)" style:apply-style-name="cf7"/>
      <style:map style:condition="of:is-true-formula(0)" style:apply-style-name="cf9"/>
    </style:style>
    <style:style style:name="ce63" style:family="table-cell" style:parent-style-name="Default" style:data-style-name="N0">
      <style:table-cell-properties fo:border-top="none" fo:border-bottom="none" fo:border-left="thin solid #000000" fo:border-right="thin solid #000000"/>
      <style:map style:condition="of:is-true-formula(0)" style:apply-style-name="cf8"/>
      <style:map style:condition="of:is-true-formula(0)" style:apply-style-name="cf7"/>
      <style:map style:condition="of:is-true-formula(0)" style:apply-style-name="cf9"/>
    </style:style>
    <style:style style:name="ce64" style:family="table-cell" style:parent-style-name="Default" style:data-style-name="N0">
      <style:table-cell-properties fo:border-top="none" fo:border-bottom="thin solid #000000" fo:border-left="thin solid #000000" fo:border-right="thin solid #000000"/>
      <style:map style:condition="of:is-true-formula(0)" style:apply-style-name="cf8"/>
      <style:map style:condition="of:is-true-formula(0)" style:apply-style-name="cf7"/>
      <style:map style:condition="of:is-true-formula(0)" style:apply-style-name="cf9"/>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tart_Here" table:style-name="ta1">
        <table:table-column table:style-name="co1" table:default-cell-style-name="ce1"/>
        <table:table-column table:style-name="co2" table:number-columns-repeated="1022" table:default-cell-style-name="ce1"/>
        <table:table-column table:style-name="co3" table:default-cell-style-name="ce1"/>
        <table:table-column table:style-name="co4" table:number-columns-repeated="15360" table:default-cell-style-name="ce1"/>
        <table:table-row table:style-name="ro1">
          <table:table-cell office:value-type="string" table:style-name="ce2">
            <text:p>The OpenChain Open Source Policy Template</text:p>
          </table:table-cell>
          <table:table-cell table:number-columns-repeated="25" table:style-name="ce3"/>
          <table:table-cell table:number-columns-repeated="16358"/>
        </table:table-row>
        <table:table-row table:style-name="ro2">
          <table:table-cell office:value-type="string" table:style-name="ce4">
            <text:p>The purpose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1"/>
        </table:table-row>
        <table:table-row table:style-name="ro3">
          <table:table-cell office:value-type="string" table:style-name="ce5">
            <text:p>You can obtain a number of different types of policy and compliance materials from the TODO Group, a sister project to OpenChain at the Linux Foundation. Their reference and template material is here: https://github.com/todogroup/policies</text:p>
          </table:table-cell>
          <table:table-cell table:number-columns-repeated="16383" table:style-name="ce1"/>
        </table:table-row>
        <table:table-row table:style-name="ro4">
          <table:table-cell table:style-name="ce6"/>
          <table:table-cell table:number-columns-repeated="16383" table:style-name="ce1"/>
        </table:table-row>
        <table:table-row table:style-name="ro1">
          <table:table-cell office:value-type="string" table:style-name="ce2">
            <text:p>How the OpenChain Open Source Policy Template works</text:p>
          </table:table-cell>
          <table:table-cell table:number-columns-repeated="16383" table:style-name="ce1"/>
        </table:table-row>
        <table:table-row table:style-name="ro5">
          <table:table-cell table:style-name="ce4"/>
          <table:table-cell table:number-columns-repeated="16383" table:style-name="ce1"/>
        </table:table-row>
        <table:table-row table:style-name="ro6">
          <table:table-cell office:value-type="string" table:style-name="ce4">
            <text:p>All of the template policy text is contained in the spreadsheet tab named "Policy Mapping" along with the corresponding OpenChain specification text. In this tab:</text:p>
            <text:p/>
            <text:p>Column B of the OpenChain Open Source Policy Template shows the specific section of the OpenChain Specification that content relates to. The numbering conforms to the numbering in the OpenChain ISO Standard (ISO/IEC 5230:2020).</text:p>
            <text:p/>
            <text:p>Column C of the OpenChain Open Source Policy Template contains the text of the OpenChain Specification requirement.</text:p>
            <text:p/>
            <text:p>Column D of the OpenChain Open Source Policy Template categorises the text in each row as follows:</text:p>
            <text:p>H = heading</text:p>
            <text:p>RQ = requirement</text:p>
            <text:p>RT= rationale</text:p>
            <text:p>VM = verification material</text:p>
            <text:p>TX= supporting policy text</text:p>
            <text:p/>
            <text:p>Columns E and F Contain the corresponding question number and question in the OpenChain self-certification questionnaire</text:p>
            <text:p/>
            <text:p>Column G of the OpenChain Open Source Policy Template is sample policy text which addresses the specific OpenChain Specification requirement (usually against the relevant Verification Material, although definitions are also adopted).</text:p>
            <text:p/>
            <text:p>Column H Contains wording appropriate for a Foundation, following a similar format to Column G</text:p>
          </table:table-cell>
          <table:table-cell table:number-columns-repeated="16383" table:style-name="ce1"/>
        </table:table-row>
        <table:table-row table:style-name="ro5">
          <table:table-cell office:value-type="string" table:style-name="ce56">
            <text:p>The "Policy Text" tab is a version referencing the "Policy Mapping" Columns G and H, that is easier to copy-n-paste or automatically convert to e.g. a Word document.</text:p>
          </table:table-cell>
          <table:table-cell table:number-columns-repeated="16383" table:style-name="ce1"/>
        </table:table-row>
        <table:table-row table:number-rows-repeated="2" table:style-name="ro5">
          <table:table-cell table:style-name="ce4"/>
          <table:table-cell table:number-columns-repeated="16383" table:style-name="ce1"/>
        </table:table-row>
        <table:table-row table:style-name="ro1">
          <table:table-cell office:value-type="string" table:style-name="ce2">
            <text:p>Example Appendix 1 - Roles and Responsibilities</text:p>
          </table:table-cell>
          <table:table-cell table:number-columns-repeated="16383" table:style-name="ce1"/>
        </table:table-row>
        <table:table-row table:style-name="ro7">
          <table:table-cell table:style-name="ce2"/>
          <table:table-cell table:number-columns-repeated="16383" table:style-name="ce1"/>
        </table:table-row>
        <table:table-row table:style-name="ro3">
          <table:table-cell office:value-type="string" table:style-name="ce4">
            <text:p>This sets out an example of the roles and responsibilities of the individuals who are involved in managing and implementing the practices and procedures defined by the OpenChain specification, and an overview of competencies required.</text:p>
          </table:table-cell>
          <table:table-cell table:number-columns-repeated="16383" table:style-name="ce1"/>
        </table:table-row>
        <table:table-row table:style-name="ro2">
          <table:table-cell office:value-type="string" table:style-name="ce4">
            <text:p>For each role, there is a brief description of the competencies required for that role at a high level and at a detailed level. The roles whose titles have an orange background (rows 5-8) are specifically named in the template policy text. The other roles are typical examples of the roles that may be found in a large organisation, but these will likely need tailoring for each specific organisation (and in many cases, the list will be a lot shorter).</text:p>
          </table:table-cell>
          <table:table-cell table:number-columns-repeated="16383" table:style-name="ce1"/>
        </table:table-row>
        <table:table-row table:style-name="ro5">
          <table:table-cell table:style-name="ce4"/>
          <table:table-cell table:number-columns-repeated="16383" table:style-name="ce1"/>
        </table:table-row>
        <table:table-row table:style-name="ro1">
          <table:table-cell office:value-type="string" table:style-name="ce2">
            <text:p>Example Appendix 2 - Unofficial Sample License Grid</text:p>
          </table:table-cell>
          <table:table-cell table:number-columns-repeated="25" table:style-name="ce3"/>
          <table:table-cell table:number-columns-repeated="16358"/>
        </table:table-row>
        <table:table-row table:style-name="ro5">
          <table:table-cell table:style-name="ce7"/>
          <table:table-cell table:number-columns-repeated="16383" table:style-name="ce1"/>
        </table:table-row>
        <table:table-row table:style-name="ro3">
          <table:table-cell office:value-type="string" table:style-name="ce4">
            <text:p>This is a sample list of open source licenses classified as to their requirements and effect. It uses SPDX identifiers and contains a small subset of possible licenses. It is anticipated that each organisation will populate their own (and will likely add proprietary licenses to the mix).</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Bristows LLP or Orcro Limited in the UK.</text:p>
          </table:table-cell>
          <table:table-cell table:number-columns-repeated="16383" table:style-name="ce1"/>
        </table:table-row>
        <table:table-row table:style-name="ro5">
          <table:table-cell table:style-name="ce4"/>
          <table:table-cell table:number-columns-repeated="16383" table:style-name="ce1"/>
        </table:table-row>
        <table:table-row table:style-name="ro1">
          <table:table-cell office:value-type="string" table:style-name="ce2">
            <text:p>Example Appendix 3 - Unofficial Sample Source Acceptability Process</text:p>
          </table:table-cell>
          <table:table-cell table:number-columns-repeated="25" table:style-name="ce3"/>
          <table:table-cell table:number-columns-repeated="16358"/>
        </table:table-row>
        <table:table-row table:style-name="ro5">
          <table:table-cell table:style-name="ce7"/>
          <table:table-cell table:number-columns-repeated="16383" table:style-name="ce1"/>
        </table:table-row>
        <table:table-row table:style-name="ro5">
          <table:table-cell office:value-type="string" table:style-name="ce4">
            <text:p>This is very much a sample and will likely require significant amendment for each organisation’s particular needs.</text:p>
          </table:table-cell>
          <table:table-cell table:number-columns-repeated="16383" table:style-name="ce1"/>
        </table:table-row>
        <table:table-row table:style-name="ro5">
          <table:table-cell office:value-type="string" table:style-name="ce4">
            <text:p>This is a set of criteria and processes for determining whether code should be incorporated, and how.</text:p>
          </table:table-cell>
          <table:table-cell table:number-columns-repeated="16383" table:style-name="ce1"/>
        </table:table-row>
        <table:table-row table:style-name="ro8">
          <table:table-cell office:value-type="string" table:style-name="ce4">
            <text:p>This covers a set of source acceptability steps, a taxonomy of use cases, a set of criteria for determining whether a given piece of code is acceptable within given criteria based on non-licensing factors (code quality etc), and finally a set of criteria for code selection based on licensing. Note that, if you do adopt this process, the criteria will likely need weighting (i.e. all criteria are not intended to have equal impact), and that there are also third party metrics being developed (for example by the CHAOSS project: https://chaoss.community/, a sister project of the OpenChain Project of the Linux Foundation).</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Bristows LLP or Orcro Limited in the UK.</text:p>
          </table:table-cell>
          <table:table-cell table:number-columns-repeated="16383" table:style-name="ce1"/>
        </table:table-row>
        <table:table-row table:style-name="ro5">
          <table:table-cell table:style-name="ce4"/>
          <table:table-cell table:number-columns-repeated="16383" table:style-name="ce1"/>
        </table:table-row>
        <table:table-row table:style-name="ro1">
          <table:table-cell office:value-type="string" table:style-name="ce2">
            <text:p>Example Appendix 4 - Unofficial Sample Incident Process</text:p>
          </table:table-cell>
          <table:table-cell table:number-columns-repeated="25" table:style-name="ce3"/>
          <table:table-cell table:number-columns-repeated="16358"/>
        </table:table-row>
        <table:table-row table:style-name="ro5">
          <table:table-cell table:style-name="ce4"/>
          <table:table-cell table:number-columns-repeated="16383" table:style-name="ce1"/>
        </table:table-row>
        <table:table-row table:style-name="ro5">
          <table:table-cell office:value-type="string" table:style-name="ce4">
            <text:p>This is a set of incident process and severity criteria to assist organisations in triaging, assessing and prioritising response to negative compliance events.</text:p>
          </table:table-cell>
          <table:table-cell table:number-columns-repeated="16383" table:style-name="ce1"/>
        </table:table-row>
        <table:table-row table:style-name="ro5">
          <table:table-cell office:value-type="string" table:style-name="ce4">
            <text:p>This example language is not supported by the OpenChain Project. If you need assistance regarding this text please contact Bristows LLP or Orcro Limited in the UK.</text:p>
          </table:table-cell>
          <table:table-cell table:number-columns-repeated="16383" table:style-name="ce1"/>
        </table:table-row>
        <table:table-row table:style-name="ro5">
          <table:table-cell table:style-name="ce7"/>
          <table:table-cell table:number-columns-repeated="16383" table:style-name="ce1"/>
        </table:table-row>
        <table:table-row table:style-name="ro1">
          <table:table-cell office:value-type="string" table:style-name="ce2">
            <text:p>Example Appendix 5 - Training Requirements</text:p>
          </table:table-cell>
          <table:table-cell table:number-columns-repeated="16383"/>
        </table:table-row>
        <table:table-row table:style-name="ro5">
          <table:table-cell table:style-name="ce7"/>
          <table:table-cell table:number-columns-repeated="16383"/>
        </table:table-row>
        <table:table-row table:style-name="ro8">
          <table:table-cell office:value-type="string" table:style-name="ce4">
            <text:p>This sets out an example of the various training modules which can be made available to relevant program participants. It has a grid specifying which modules are appropriate to which roles/individuals. A number (1) in the grid indicates that that role/individual may take that module. <text:s/>You may consider using other numbers to indicate advanced topics (1 for basic, 2 for intermediate and 3 for advanced). This is very much a template. A business or foundation will need to consider carefully what training needs to provided to its own Program Participants, and how that training is delivered and assessed.</text:p>
          </table:table-cell>
          <table:table-cell table:number-columns-repeated="16383"/>
        </table:table-row>
        <table:table-row table:style-name="ro5">
          <table:table-cell table:style-name="ce7"/>
          <table:table-cell table:number-columns-repeated="16383"/>
        </table:table-row>
        <table:table-row table:style-name="ro5">
          <table:table-cell office:value-type="string" table:style-name="ce7">
            <text:p>Notes on Licensing</text:p>
          </table:table-cell>
          <table:table-cell table:number-columns-repeated="16383"/>
        </table:table-row>
        <table:table-row table:style-name="ro5">
          <table:table-cell office:value-type="string" table:style-name="ce4">
            <text:p>This is Release 8 of the Open Source Policy Template for OpenChain Specification 2.1</text:p>
          </table:table-cell>
          <table:table-cell table:number-columns-repeated="16383"/>
        </table:table-row>
        <table:table-row table:style-name="ro3">
          <table:table-cell office:value-type="string" table:style-name="ce4">
            <text:p>It incorporates the text of the OpenChain Specification release 2.1, which can be found in column C of the sheet labelled 'Policy'. That text is licensed under Creative Commons -BY-4.0, and is copyright the OpenChain Project (see openchainproject.org)</text:p>
          </table:table-cell>
          <table:table-cell table:number-columns-repeated="16383"/>
        </table:table-row>
        <table:table-row table:style-name="ro3">
          <table:table-cell office:value-type="string" table:style-name="ce4">
            <text:p>The remainder of this document is released under CC-0, but acknowledgment of the OpenChain Project (openchainproject.org) and Orcro Limited (orcro.co.uk) are requested, but not required.</text:p>
          </table:table-cell>
          <table:table-cell table:number-columns-repeated="16383"/>
        </table:table-row>
        <table:table-row table:number-rows-repeated="2" table:style-name="ro5">
          <table:table-cell table:number-columns-repeated="16384"/>
        </table:table-row>
        <table:table-row table:style-name="ro9">
          <table:table-cell office:value-type="string" table:style-name="ce8">
            <text:p>Notes on Language Translations</text:p>
          </table:table-cell>
          <table:table-cell table:number-columns-repeated="16383"/>
        </table:table-row>
        <table:table-row table:style-name="ro8">
          <table:table-cell office:value-type="string" table:style-name="ce9">
            <text:p>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s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style-name="ro5">
          <table:table-cell table:number-columns-repeated="16384"/>
        </table:table-row>
        <table:table-row table:style-name="ro5">
          <table:table-cell office:value-type="string" table:style-name="ce10">
            <text:p>Contact details</text:p>
          </table:table-cell>
          <table:table-cell table:number-columns-repeated="16383"/>
        </table:table-row>
        <table:table-row table:style-name="ro5">
          <table:table-cell office:value-type="string" table:style-name="ce1">
            <text:p>Contact details for Bristows LLP can be found at https://bristows.com, and Orcro Limited at https://orcro.co.uk.</text:p>
          </table:table-cell>
          <table:table-cell table:number-columns-repeated="16383"/>
        </table:table-row>
        <table:table-row table:number-rows-repeated="1048529" table:style-name="ro5">
          <table:table-cell table:number-columns-repeated="16384"/>
        </table:table-row>
      </table:table>
      <table:table table:name="Policy_Mapping" table:style-name="ta2">
        <table:table-column table:style-name="co5" table:default-cell-style-name="ce1"/>
        <table:table-column table:style-name="co6" table:default-cell-style-name="ce1"/>
        <table:table-column table:style-name="co7" table:default-cell-style-name="ce1"/>
        <table:table-column table:style-name="co6" table:default-cell-style-name="ce11"/>
        <table:table-column table:style-name="co6" table:default-cell-style-name="ce1"/>
        <table:table-column table:style-name="co8" table:default-cell-style-name="ce1"/>
        <table:table-column table:style-name="co7" table:default-cell-style-name="ce1"/>
        <table:table-column table:style-name="co7" table:default-cell-style-name="ce28"/>
        <table:table-column table:style-name="co7" table:number-columns-repeated="3" table:default-cell-style-name="ce1"/>
        <table:table-column table:style-name="co2" table:number-columns-repeated="1012" table:default-cell-style-name="ce1"/>
        <table:table-column table:style-name="co3" table:default-cell-style-name="ce1"/>
        <table:table-column table:style-name="co4" table:number-columns-repeated="15360" table:default-cell-style-name="ce1"/>
        <table:table-row table:style-name="ro5">
          <table:table-cell/>
          <table:table-cell table:number-columns-repeated="2" table:style-name="ce1"/>
          <table:table-cell table:style-name="ce11"/>
          <table:table-cell table:number-columns-repeated="3" table:style-name="ce1"/>
          <table:table-cell table:style-name="ce12"/>
          <table:table-cell table:number-columns-repeated="16376"/>
        </table:table-row>
        <table:table-row table:style-name="ro9">
          <table:table-cell/>
          <table:table-cell office:value-type="string" table:style-name="ce13">
            <text:p>OCS §</text:p>
          </table:table-cell>
          <table:table-cell office:value-type="string" table:style-name="ce14">
            <text:p>OpenChain Specification v2.1, ISO/IEC 5230:2020</text:p>
          </table:table-cell>
          <table:table-cell office:value-type="string" table:style-name="ce15">
            <office:annotation draw:style-name="a0" svg:x="5.78125in" svg:y="0.0104166666666667in" svg:width="1.08333333333333in" svg:height="5.16666666666667in">
              <dc:creator/>
              <text:p><text:span text:style-name="T4">H = heading</text:span><text:span text:style-name="T4"/></text:p>
              <text:p><text:span text:style-name="T4">RQ = requirement</text:span><text:span text:style-name="T4"/></text:p>
              <text:p><text:span text:style-name="T4">RT= rationale</text:span><text:span text:style-name="T4"/></text:p>
              <text:p><text:span text:style-name="T4">VM = verification material</text:span><text:span text:style-name="T4"/></text:p>
              <text:p><text:span text:style-name="T4">TX= supporting policy text</text:span><text:span text:style-name="T4"/></text:p>
              <text:p/>
            </office:annotation>
            <text:p>Category</text:p>
          </table:table-cell>
          <table:table-cell office:value-type="string" table:style-name="ce14">
            <text:p>Q No.</text:p>
          </table:table-cell>
          <table:table-cell office:value-type="string" table:style-name="ce14">
            <text:p>Conformance Questions</text:p>
          </table:table-cell>
          <table:table-cell office:value-type="string" table:style-name="ce14">
            <text:p>Generic Policy Text</text:p>
          </table:table-cell>
          <table:table-cell office:value-type="string" table:style-name="ce16">
            <text:p>Foundations Specific</text:p>
          </table:table-cell>
          <table:table-cell table:number-columns-repeated="16376"/>
        </table:table-row>
        <table:table-row table:style-name="ro10">
          <table:table-cell/>
          <table:table-cell table:number-columns-repeated="2" table:style-name="ce17"/>
          <table:table-cell office:value-type="string" table:style-name="ce18">
            <text:p>TX</text:p>
          </table:table-cell>
          <table:table-cell table:number-columns-repeated="2" table:style-name="ce19"/>
          <table:table-cell office:value-type="string" table:style-name="ce19">
            <text:p>(A) [COMPANY] understands that open source licenses permit the use, study, improvement and sharing of software without seeking further permission. Open source software is a vital component in the software ecosystem and is a valuable resource that:</text:p>
            <text:p>• <text:s/>Provides quality software and software-based services;</text:p>
            <text:p>• <text:s/>Reduces vendor lock-in;</text:p>
            <text:p>• <text:s/>Reduces the likelihood of security issues;</text:p>
            <text:p>• <text:s/>Reduces development time;</text:p>
            <text:p>• <text:s/>Grants access to developer communities;</text:p>
            <text:p>• <text:s/>Aids the attraction and retention of skilled and satisfied staff.</text:p>
          </table:table-cell>
          <table:table-cell office:value-type="string" table:style-name="ce19">
            <text:p>The [FOUNDATION] is committed to open development, and believes that free and open source software provides the best framework for both providing value for money, [and therefore the public purse], and also the highest quality software.</text:p>
          </table:table-cell>
          <table:table-cell table:number-columns-repeated="16376"/>
        </table:table-row>
        <table:table-row table:style-name="ro11">
          <table:table-cell/>
          <table:table-cell table:number-columns-repeated="2" table:style-name="ce17"/>
          <table:table-cell office:value-type="string" table:style-name="ce18">
            <text:p>TX</text:p>
          </table:table-cell>
          <table:table-cell table:number-columns-repeated="2" table:style-name="ce20"/>
          <table:table-cell office:value-type="string" table:style-name="ce20">
            <text:p>(B) [COMPANY] also understands that using open source or proprietary software presents some risks and that:</text:p>
            <text:p>• <text:s/>Open source software is not automatically high quality;</text:p>
            <text:p>• <text:s/>Open source licensing is complex, and compliance with the licensing terms needs careful consideration, documentation and following of processes;</text:p>
            <text:p>• <text:s/>Other software which has some similar characteristics to open source software (such as non-commercial or shared source) is not open source software;</text:p>
            <text:p>• <text:s/>Incorrect deployment and distribution of open source software can lead to breaches of intellectual property rights, which, if they can be remedied at, may potentially only be remediable by the release of our trade secrets, including source code;</text:p>
            <text:p>• <text:s/>It can be difficult to find warranty cover for open source code and performance;</text:p>
            <text:p>• <text:s/>Open source software can be misunderstood, and may be viewed suspiciously by customers and investors.</text:p>
          </table:table-cell>
          <table:table-cell office:value-type="string" table:style-name="ce20">
            <text:p>The [FOUNDATION] recognises that using<text:s/><text:span text:style-name="T5">open source</text:span><text:s/>software presents some risks (particularly in terms of the consequences of non-compliance with its license terms). By adopting appropriate policies, practices and procedures, these risks can be address and minimised. This policy is compliant with the OpenChain Specification v2.1, ISO/IEC 5230:2020, an industry standard for<text:s/><text:span text:style-name="T5">open source</text:span><text:s/>license compliance.</text:p>
          </table:table-cell>
          <table:table-cell table:number-columns-repeated="16376"/>
        </table:table-row>
        <table:table-row table:style-name="ro12">
          <table:table-cell/>
          <table:table-cell table:number-columns-repeated="2" table:style-name="ce17"/>
          <table:table-cell office:value-type="string" table:style-name="ce18">
            <text:p>TX</text:p>
          </table:table-cell>
          <table:table-cell table:number-columns-repeated="2" table:style-name="ce20"/>
          <table:table-cell office:value-type="string" table:style-name="ce20">
            <text:p>(C) <text:s text:c="7"/>The purpose of this policy is to assist [COMPANY] in getting the best business value from open source software while mitigating risks, primarily relating to breach of applicable license terms. All program participants will be made aware of this policy though, for example, training, internal wiki/knowledge base.</text:p>
          </table:table-cell>
          <table:table-cell office:value-type="string" table:style-name="ce20">
            <text:p>The purpose of this policy is to guide the [FOUNDATION] in making the best use of open source software while understanding and mitigating any risks of non compliance with license terms.</text:p>
            <text:p/>
            <text:p>If you are an external contributor to projects, you are not bound by this policy, but we ask that you read it as it will help to answer any queries you may have about how we select code for incorporation into our codebase. You will, however, have to sign our [Developer Certificate of Origin][Apache-style CLA], which you can find here [insert link].</text:p>
          </table:table-cell>
          <table:table-cell table:number-columns-repeated="16376"/>
        </table:table-row>
        <table:table-row table:style-name="ro13">
          <table:table-cell/>
          <table:table-cell office:value-type="float" office:value="2.1" table:style-name="ce17">
            <text:p>2.1</text:p>
          </table:table-cell>
          <table:table-cell office:value-type="string" table:style-name="ce20">
            <text:p>"<text:span text:style-name="T5">compliance artifacts</text:span>"<text:span text:style-name="T5"><text:s/></text:span>- a collection of artifacts that represent the output of a compliance program and accompany the supplied software. The collection may include (but is not limited to) one or more of the following: attribution notices, source code, build and install scripts, copy of licenses, copyright notices, modification notifications, written offers, open source component bill of materials, and SPDX documents.</text:p>
          </table:table-cell>
          <table:table-cell office:value-type="string" table:style-name="ce18">
            <text:p>TX</text:p>
          </table:table-cell>
          <table:table-cell table:number-columns-repeated="2" table:style-name="ce20"/>
          <table:table-cell office:value-type="string" table:style-name="ce20">
            <text:p>"<text:span text:style-name="T5">compliance artifacts</text:span>" - each artifact which represents the output of the<text:s/><text:span text:style-name="T5">open source</text:span><text:s/>management program for each component of a<text:span text:style-name="T5"><text:s/>supplied software</text:span><text:s/>release. This may include (but is not limited to) one or more of the following: source code, attribution notices, copyright notices, copy of licenses, modification notifications, written offers,<text:s/><text:span text:style-name="T5">open source</text:span><text:s/>component bill of materials,<text:s/><text:span text:style-name="T5">SPDX</text:span><text:s/>documents and so forth.</text:p>
          </table:table-cell>
          <table:table-cell office:value-type="string" table:style-name="ce20">
            <text:p>"<text:span text:style-name="T5">compliance artifacts</text:span>" - each artifact which represents the output of the<text:s/><text:span text:style-name="T5">open source</text:span><text:s/>management program for each component of a<text:s/><text:span text:style-name="T5">supplied software</text:span><text:s/>release. This may include (but is not limited to) one or more of the following: source code, attribution notices, copyright notices, copy of licenses, modification notifications, written offers,<text:s/><text:span text:style-name="T5">open source</text:span><text:s/>component bill of materials,<text:s/><text:span text:style-name="T5">SPDX<text:s/></text:span>documents and so forth.</text:p>
          </table:table-cell>
          <table:table-cell table:number-columns-repeated="16376"/>
        </table:table-row>
        <table:table-row table:style-name="ro14">
          <table:table-cell/>
          <table:table-cell table:style-name="ce17"/>
          <table:table-cell table:style-name="ce20"/>
          <table:table-cell office:value-type="string" table:style-name="ce18">
            <text:p>TX</text:p>
          </table:table-cell>
          <table:table-cell table:number-columns-repeated="2" table:style-name="ce20"/>
          <table:table-cell office:value-type="string" table:style-name="ce14">
            <text:p>"compliance log book"<text:s/><text:span text:style-name="T3">- the complete set of<text:s/></text:span>compliance artifacts<text:s/><text:span text:style-name="T3">which are made available to third parties to comply with the requirements of the licenses applicable to<text:s/></text:span>supplied software<text:span text:style-name="T3"><text:s/>for a specific release, in the appropriate form to ensure compliance (e.g. license text may be required, as opposed to a link to the license text).</text:span></text:p>
          </table:table-cell>
          <table:table-cell office:value-type="string" table:style-name="ce20">
            <text:p><text:span text:style-name="T5">"compliance log book"</text:span><text:s/>- the complete set of<text:s/><text:span text:style-name="T5">compliance artifacts</text:span><text:s/>which are made available to third parties to comply with the requirements of the licenses applicable to<text:s/><text:span text:style-name="T5">supplied software</text:span><text:s/>for a specific release, in the appropriate form to ensure compliance (e.g. license text may be required, as opposed to a link to the license text).</text:p>
          </table:table-cell>
          <table:table-cell table:number-columns-repeated="16376"/>
        </table:table-row>
        <table:table-row table:style-name="ro15">
          <table:table-cell/>
          <table:table-cell office:value-type="float" office:value="2.2000000000000002" table:style-name="ce17">
            <text:p>2.2</text:p>
          </table:table-cell>
          <table:table-cell office:value-type="string" table:style-name="ce20">
            <text:p>“<text:span text:style-name="T5">identified licenses</text:span>” - a set of open source software licenses identified as a result of following an appropriate method of identifying open source components from which the supplied software is comprised.</text:p>
          </table:table-cell>
          <table:table-cell office:value-type="string" table:style-name="ce18">
            <text:p>TX</text:p>
          </table:table-cell>
          <table:table-cell table:number-columns-repeated="2" table:style-name="ce20"/>
          <table:table-cell office:value-type="string" table:style-name="ce20">
            <text:p>"<text:span text:style-name="T5">identified licenses</text:span>” - a set of<text:span text:style-name="T5"><text:s/>open source</text:span><text:s/>software licenses identified as a result of following an appropriate method of identifying<text:s/><text:span text:style-name="T5">open source</text:span><text:s/>components from which the<text:span text:style-name="T5"><text:s/>supplied software<text:s/></text:span>is comprised.</text:p>
          </table:table-cell>
          <table:table-cell office:value-type="string" table:style-name="ce20">
            <text:p>"<text:span text:style-name="T5">identified licenses</text:span>” - a set of<text:s/><text:span text:style-name="T5">open source</text:span><text:s/>software licenses identified as a result of following an appropriate method of identifying<text:s/><text:span text:style-name="T5">open source</text:span><text:s/>components from which the<text:s/><text:span text:style-name="T5">supplied software</text:span><text:s/>is comprised.</text:p>
          </table:table-cell>
          <table:table-cell table:number-columns-repeated="16376"/>
        </table:table-row>
        <table:table-row table:style-name="ro16">
          <table:table-cell/>
          <table:table-cell office:value-type="float" office:value="2.2999999999999998" table:style-name="ce17">
            <text:p>2.3</text:p>
          </table:table-cell>
          <table:table-cell office:value-type="string" table:style-name="ce20">
            <text:p>“<text:span text:style-name="T5">OpenChain conformant</text:span>” - a program that satisfies all the requirements of this document.</text:p>
          </table:table-cell>
          <table:table-cell office:value-type="string" table:style-name="ce18">
            <text:p>TX</text:p>
          </table:table-cell>
          <table:table-cell table:number-columns-repeated="2" table:style-name="ce20"/>
          <table:table-cell office:value-type="string" table:style-name="ce20">
            <text:p>"<text:span text:style-name="T5">OpenChain conformant</text:span>" - a<text:s/><text:span text:style-name="T5">program<text:s/></text:span>that satisfies all the requirements of the Linux Foundation's Open Chain Specification v2.1, ISO/IEC 5230:2020</text:p>
          </table:table-cell>
          <table:table-cell office:value-type="string" table:style-name="ce20">
            <text:p>"<text:span text:style-name="T5">OpenChain conformant</text:span>" - a<text:s/><text:span text:style-name="T5">program<text:s/></text:span>that satisfies all the requirements of the Linux Foundation's Open Chain Specification v2.1, ISO/IEC 5230:2020</text:p>
          </table:table-cell>
          <table:table-cell table:number-columns-repeated="16376"/>
        </table:table-row>
        <table:table-row table:style-name="ro17">
          <table:table-cell/>
          <table:table-cell office:value-type="float" office:value="2.4" table:style-name="ce17">
            <text:p>2.4</text:p>
          </table:table-cell>
          <table:table-cell office:value-type="string" table:style-name="ce20">
            <text:p>"<text:span text:style-name="T5">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office:value-type="string" table:style-name="ce18">
            <text:p>TX</text:p>
          </table:table-cell>
          <table:table-cell table:number-columns-repeated="2" table:style-name="ce20"/>
          <table:table-cell office:value-type="string" table:style-name="ce20">
            <text:p>"<text:span text:style-name="T5">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office:value-type="string" table:style-name="ce20">
            <text:p>"<text:span text:style-name="T5">open source</text:span>"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number-columns-repeated="16376"/>
        </table:table-row>
        <table:table-row table:style-name="ro15">
          <table:table-cell/>
          <table:table-cell table:style-name="ce17"/>
          <table:table-cell table:style-name="ce20"/>
          <table:table-cell table:style-name="ce18"/>
          <table:table-cell table:number-columns-repeated="2" table:style-name="ce20"/>
          <table:table-cell office:value-type="string" table:style-name="ce20">
            <text:p>"<text:span text:style-name="T5">Open Source Compliance Board Member</text:span>" the individual sitting on the board of [COMPANY] with overall responsibility for [COMPANY]’s open source compliance program.</text:p>
          </table:table-cell>
          <table:table-cell office:value-type="string" table:style-name="ce20">
            <text:p>"<text:span text:style-name="T5">Open Source Compliance Board Member</text:span>" the individual sitting on the [board] of [FOUNDATION] with overall responsibility for [FOUNDATION's] open source compliance program.</text:p>
          </table:table-cell>
          <table:table-cell table:number-columns-repeated="16376"/>
        </table:table-row>
        <table:table-row table:style-name="ro15">
          <table:table-cell/>
          <table:table-cell table:style-name="ce17"/>
          <table:table-cell table:style-name="ce20"/>
          <table:table-cell table:style-name="ce18"/>
          <table:table-cell table:number-columns-repeated="2" table:style-name="ce20"/>
          <table:table-cell office:value-type="string" table:style-name="ce20">
            <text:p>"<text:span text:style-name="T5">Open Source Compliance Lead</text:span>" - the individual with day-to-day responsibility for open source compliance issues within the [Company] as detailed in Appendix 1</text:p>
          </table:table-cell>
          <table:table-cell office:value-type="string" table:style-name="ce20">
            <text:p>"<text:span text:style-name="T5">Open Source Compliance Lead</text:span>" - the individual with day-to-day responsibility for open source compliance issues within the [FOUNDATION] as detailed in Appendix 1</text:p>
          </table:table-cell>
          <table:table-cell table:number-columns-repeated="16376"/>
        </table:table-row>
        <table:table-row table:style-name="ro15">
          <table:table-cell/>
          <table:table-cell table:style-name="ce17"/>
          <table:table-cell table:style-name="ce20"/>
          <table:table-cell office:value-type="string" table:style-name="ce18">
            <text:p>TX</text:p>
          </table:table-cell>
          <table:table-cell table:number-columns-repeated="2" table:style-name="ce20"/>
          <table:table-cell office:value-type="string" table:style-name="ce20">
            <text:p>"<text:span text:style-name="T2">O</text:span><text:span text:style-name="T5">pen Source Liaison</text:span>" - the individual responsible for addressing external<text:span text:style-name="T5"><text:s/>open source</text:span><text:s/>compliance queries[, and<text:s/><text:span text:style-name="T5">open source</text:span><text:s/>outreach with external projects]. More details can be found in Appendix 1.</text:p>
          </table:table-cell>
          <table:table-cell office:value-type="string" table:style-name="ce20">
            <text:p>"<text:span text:style-name="T5">Open Source Liaison</text:span>" - the individual responsible for addressing external<text:s/><text:span text:style-name="T5">open source</text:span><text:s/>compliance queries[, and<text:s/><text:span text:style-name="T5">open source<text:s/></text:span>outreach with external projects]. More details can be found in Appendix 1.</text:p>
          </table:table-cell>
          <table:table-cell table:number-columns-repeated="16376"/>
        </table:table-row>
        <table:table-row table:style-name="ro15">
          <table:table-cell/>
          <table:table-cell table:number-columns-repeated="2" table:style-name="ce21"/>
          <table:table-cell office:value-type="string" table:style-name="ce18">
            <text:p>TX</text:p>
          </table:table-cell>
          <table:table-cell table:number-columns-repeated="2" table:style-name="ce20"/>
          <table:table-cell office:value-type="string" table:style-name="ce20">
            <text:p>"<text:span text:style-name="T5">open source log</text:span>" - the record kept in [ticketing system] of determinations, queries and answers relating to [COMPANY]'s selection and incorporation of<text:s/><text:span text:style-name="T5">open source<text:s/></text:span>code.</text:p>
          </table:table-cell>
          <table:table-cell office:value-type="string" table:style-name="ce20">
            <text:p>"<text:span text:style-name="T5">open source log</text:span>" - the record kept in [ticketing system] of determinations, queries and answers relating to the [FOUNDATION]’s selection and incorporation of<text:s/><text:span text:style-name="T5">open source</text:span><text:s/>code.</text:p>
          </table:table-cell>
          <table:table-cell table:number-columns-repeated="16376"/>
        </table:table-row>
        <table:table-row table:style-name="ro16">
          <table:table-cell/>
          <table:table-cell office:value-type="float" office:value="2.5" table:style-name="ce17">
            <text:p>2.5</text:p>
          </table:table-cell>
          <table:table-cell office:value-type="string" table:style-name="ce22">
            <text:p>"<text:span text:style-name="T5">program</text:span>" - the set of policies, processes and personnel that comprise an organization’s open source license compliance activities.</text:p>
          </table:table-cell>
          <table:table-cell office:value-type="string" table:style-name="ce18">
            <text:p>TX</text:p>
          </table:table-cell>
          <table:table-cell table:number-columns-repeated="2" table:style-name="ce20"/>
          <table:table-cell office:value-type="string" table:style-name="ce22">
            <text:p>"<text:span text:style-name="T5">program</text:span>" - the set of policies, processes and personnel that comprise an organization’s<text:span text:style-name="T5"><text:s/>open source</text:span><text:s/>license compliance activities.</text:p>
          </table:table-cell>
          <table:table-cell office:value-type="string" table:style-name="ce20">
            <text:p>"<text:span text:style-name="T5">program</text:span>" - the set of policies, processes and personnel that comprise an organization’s<text:s/><text:span text:style-name="T5">open source</text:span><text:s/>license compliance activities.</text:p>
          </table:table-cell>
          <table:table-cell table:number-columns-repeated="16376"/>
        </table:table-row>
        <table:table-row table:style-name="ro13">
          <table:table-cell/>
          <table:table-cell office:value-type="float" office:value="2.6" table:style-name="ce17">
            <text:p>2.6</text:p>
          </table:table-cell>
          <table:table-cell office:value-type="string" table:style-name="ce22">
            <text:p>"<text:span text:style-name="T5">program participants</text:span>"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p>
          </table:table-cell>
          <table:table-cell office:value-type="string" table:style-name="ce18">
            <text:p>TX</text:p>
          </table:table-cell>
          <table:table-cell table:number-columns-repeated="2" table:style-name="ce20"/>
          <table:table-cell office:value-type="string" table:style-name="ce22">
            <text:p>"<text:span text:style-name="T5">program participants</text:span>" - any organization employee or contractor that defines, contributes to or has responsibility for preparing<text:s/><text:span text:style-name="T5">supplied software</text:span>. Depending on the organization, that may include (but is not limited to) software developers, release engineers, quality engineers, product marketing and product management.</text:p>
          </table:table-cell>
          <table:table-cell office:value-type="string" table:style-name="ce20">
            <text:p>"<text:span text:style-name="T5">program participants</text:span>" - any organization employee or contractor that defines, contributes to or has responsibility for preparing<text:s/><text:span text:style-name="T5">supplied software</text:span>. Depending on the organization, that may include (but is not limited to) software developers, release engineers, quality engineers, product marketing and product management. It does not include external contributors to code, provided that the code in question is submitted and selected for incorporation in accordance with this policy.</text:p>
          </table:table-cell>
          <table:table-cell table:number-columns-repeated="16376"/>
        </table:table-row>
        <table:table-row table:style-name="ro17">
          <table:table-cell/>
          <table:table-cell office:value-type="float" office:value="2.7" table:style-name="ce17">
            <text:p>2.7</text:p>
          </table:table-cell>
          <table:table-cell office:value-type="string" table:style-name="ce20">
            <text:p>“<text:span text:style-name="T5">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office:value-type="string" table:style-name="ce18">
            <text:p>TX</text:p>
          </table:table-cell>
          <table:table-cell table:number-columns-repeated="2" table:style-name="ce20"/>
          <table:table-cell office:value-type="string" table:style-name="ce20">
            <text:p>"<text:span text:style-name="T5">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office:value-type="string" table:style-name="ce20">
            <text:p>"<text:span text:style-name="T5">SPDX</text:span>" - the format standard created by the Linux Foundation’s SPDX (Software Package Data Exchange) Working Group for exchanging bill of materials for a given software package, including associated license and copyright information (see spdx.org).</text:p>
          </table:table-cell>
          <table:table-cell table:number-columns-repeated="16376"/>
        </table:table-row>
        <table:table-row table:style-name="ro15">
          <table:table-cell/>
          <table:table-cell office:value-type="float" office:value="2.8" table:style-name="ce17">
            <text:p>2.8</text:p>
          </table:table-cell>
          <table:table-cell office:value-type="string" table:style-name="ce14">
            <text:p><text:span text:style-name="T3">"</text:span>supplied software<text:span text:style-name="T3">" - software that an organization distributes to third parties (e.g., other organizations or individuals).</text:span></text:p>
          </table:table-cell>
          <table:table-cell office:value-type="string" table:style-name="ce18">
            <text:p>TX</text:p>
          </table:table-cell>
          <table:table-cell table:number-columns-repeated="2" table:style-name="ce20"/>
          <table:table-cell office:value-type="string" table:style-name="ce14">
            <text:p><text:span text:style-name="T3">"</text:span>supplied software<text:span text:style-name="T3">"</text:span><text:s/><text:span text:style-name="T3">- software that an organization distributes to third parties (e.g., other organizations or individuals) [or otherwise makes available to third parties, e.g. via an API or through a web interface]</text:span></text:p>
          </table:table-cell>
          <table:table-cell office:value-type="string" table:style-name="ce20">
            <text:p>"<text:span text:style-name="T5">supplied software</text:span>"<text:span text:style-name="T5"><text:s/></text:span>- software that an organization distributes to third parties (e.g., other organizations or individuals).</text:p>
          </table:table-cell>
          <table:table-cell table:number-columns-repeated="16376"/>
        </table:table-row>
        <table:table-row table:style-name="ro18">
          <table:table-cell/>
          <table:table-cell office:value-type="float" office:value="2.9" table:style-name="ce17">
            <text:p>2.9</text:p>
          </table:table-cell>
          <table:table-cell office:value-type="string" table:style-name="ce20">
            <text:p>“<text:span text:style-name="T5">verification materials</text:span>” - materials that demonstrate that a given requirement of the specification is satisfied.</text:p>
            <text:p/>
            <text:p>ISO and IEC maintain terminological databases for use in standardization at the following addresses:</text:p>
            <text:p>— ISO Online browsing platform: available at https://www.iso.org/obp</text:p>
            <text:p>— IEC Electropedia: available at http://www.electropedia.org/</text:p>
          </table:table-cell>
          <table:table-cell office:value-type="string" table:style-name="ce18">
            <text:p>TX</text:p>
          </table:table-cell>
          <table:table-cell table:number-columns-repeated="2" table:style-name="ce20"/>
          <table:table-cell office:value-type="string" table:style-name="ce20">
            <text:p>"<text:span text:style-name="T5">verification materials</text:span>" - materials that demonstrate that a given requirement of the OpenChain Specification v2.1, ISO/IEC 5230:2020, is satisfied.</text:p>
          </table:table-cell>
          <table:table-cell office:value-type="string" table:style-name="ce20">
            <text:p>"<text:span text:style-name="T5">verification materials</text:span>" - materials that demonstrate that a given requirement of the OpenChain Specification v2.1, ISO/IEC 5230:2020, is satisfied.</text:p>
          </table:table-cell>
          <table:table-cell table:number-columns-repeated="16376"/>
        </table:table-row>
        <table:table-row table:style-name="ro9">
          <table:table-cell/>
          <table:table-cell office:value-type="float" office:value="3" table:style-name="ce17">
            <text:p>3</text:p>
          </table:table-cell>
          <table:table-cell office:value-type="string" table:style-name="ce13">
            <text:p>Requirements</text:p>
          </table:table-cell>
          <table:table-cell office:value-type="string" table:style-name="ce18">
            <text:p>H</text:p>
          </table:table-cell>
          <table:table-cell table:number-columns-repeated="2" table:style-name="ce20"/>
          <table:table-cell table:style-name="ce21"/>
          <table:table-cell table:style-name="ce16"/>
          <table:table-cell table:number-columns-repeated="16376"/>
        </table:table-row>
        <table:table-row table:style-name="ro9">
          <table:table-cell/>
          <table:table-cell office:value-type="float" office:value="3.1" table:style-name="ce17">
            <text:p>3.1</text:p>
          </table:table-cell>
          <table:table-cell office:value-type="string" table:style-name="ce13">
            <text:p>Program foundation</text:p>
          </table:table-cell>
          <table:table-cell office:value-type="string" table:style-name="ce18">
            <text:p>H</text:p>
          </table:table-cell>
          <table:table-cell table:number-columns-repeated="2" table:style-name="ce20"/>
          <table:table-cell table:style-name="ce14"/>
          <table:table-cell table:style-name="ce16"/>
          <table:table-cell table:number-columns-repeated="16376"/>
        </table:table-row>
        <table:table-row table:style-name="ro9">
          <table:table-cell/>
          <table:table-cell office:value-type="string" table:style-name="ce17">
            <text:p>3.1.1</text:p>
          </table:table-cell>
          <table:table-cell office:value-type="string" table:style-name="ce13">
            <text:p>Policy</text:p>
          </table:table-cell>
          <table:table-cell office:value-type="string" table:style-name="ce18">
            <text:p>H</text:p>
          </table:table-cell>
          <table:table-cell table:number-columns-repeated="2" table:style-name="ce20"/>
          <table:table-cell table:style-name="ce14"/>
          <table:table-cell table:style-name="ce16"/>
          <table:table-cell table:number-columns-repeated="16376"/>
        </table:table-row>
        <table:table-row table:style-name="ro16">
          <table:table-cell/>
          <table:table-cell office:value-type="string" table:style-name="ce17">
            <text:p>3.1.1.0</text:p>
          </table:table-cell>
          <table:table-cell office:value-type="string" table:style-name="ce17">
            <text:p>A written open source policy exists that governs open source license compliance of the supplied software. The policy must be internally communicated.</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15">
          <table:table-cell/>
          <table:table-cell office:value-type="string" table:style-name="ce17">
            <text:p>3.1.1.1</text:p>
          </table:table-cell>
          <table:table-cell office:value-type="string" table:style-name="ce17">
            <text:p>A documented open source policy.</text:p>
          </table:table-cell>
          <table:table-cell office:value-type="string" table:style-name="ce18">
            <text:p>VM</text:p>
          </table:table-cell>
          <table:table-cell office:value-type="string" table:style-name="ce20">
            <text:p>1.a</text:p>
          </table:table-cell>
          <table:table-cell office:value-type="string" table:style-name="ce20">
            <text:p>Do you have a documented policy that governs open source license compliance of the Supplied Software distribution (e.g., via training, internal wiki, or other practical communication method)?</text:p>
          </table:table-cell>
          <table:table-cell office:value-type="string" table:style-name="ce20">
            <text:p>Our<text:s/><text:span text:style-name="T5">open source</text:span><text:s/>policy can be found [on the [COMPANY]]intranet at [LINK].</text:p>
          </table:table-cell>
          <table:table-cell office:value-type="string" table:style-name="ce20">
            <text:p>Our<text:s/><text:span text:style-name="T5">open source</text:span><text:s/>policy [can be found at] [is publicly available on Github] at [LINK].</text:p>
          </table:table-cell>
          <table:table-cell table:number-columns-repeated="16376"/>
        </table:table-row>
        <table:table-row table:style-name="ro15">
          <table:table-cell/>
          <table:table-cell office:value-type="string" table:style-name="ce17">
            <text:p>3.1.1.2</text:p>
          </table:table-cell>
          <table:table-cell office:value-type="string" table:style-name="ce17">
            <text:p>A documented procedure that makes program participants aware of the existence of the open source policy (e.g., via training, internal wiki, or other practical communication method).</text:p>
          </table:table-cell>
          <table:table-cell office:value-type="string" table:style-name="ce18">
            <text:p>VM</text:p>
          </table:table-cell>
          <table:table-cell office:value-type="string" table:style-name="ce20">
            <text:p>1.b</text:p>
          </table:table-cell>
          <table:table-cell office:value-type="string" table:style-name="ce20">
            <text:p>Do you have a documented procedure that communicates the existence of the open source policy to all Software Staff?</text:p>
          </table:table-cell>
          <table:table-cell office:value-type="string" table:style-name="ce20">
            <text:p>All joining<text:s/><text:span text:style-name="T5">program participants</text:span><text:s/>will be made aware of the<text:s/><text:span text:style-name="T5">open source</text:span><text:s/>policy, and associated training policy and its location during the induction process. This will be recorded on the [induction checklist | HR system].</text:p>
          </table:table-cell>
          <table:table-cell office:value-type="string" table:style-name="ce20">
            <text:p>All joining<text:span text:style-name="T5"><text:s/>program participants</text:span><text:s/>will be made aware of the<text:s/><text:span text:style-name="T5">open source</text:span><text:s/>policy, and associated training policy and its location during the induction process. This will be recorded on the [induction checklist].</text:p>
          </table:table-cell>
          <table:table-cell table:number-columns-repeated="16376"/>
        </table:table-row>
        <table:table-row table:style-name="ro17">
          <table:table-cell/>
          <table:table-cell office:value-type="string" table:style-name="ce17">
            <text:p>3.1.1.R</text:p>
          </table:table-cell>
          <table:table-cell office:value-type="string" table:style-name="ce17">
            <text:p>To ensure steps are taken to create, record and make <text:s/>program participants aware of the existence of an open source policy. Although no requirements are provided here on what should be included in the policy, other sections may impose requirements on the policy.</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string" table:style-name="ce17">
            <text:p>3.1.2</text:p>
          </table:table-cell>
          <table:table-cell office:value-type="string" table:style-name="ce13">
            <text:p>Competence</text:p>
          </table:table-cell>
          <table:table-cell office:value-type="string" table:style-name="ce18">
            <text:p>H</text:p>
          </table:table-cell>
          <table:table-cell table:number-columns-repeated="2" table:style-name="ce20"/>
          <table:table-cell table:style-name="ce14"/>
          <table:table-cell table:style-name="ce16"/>
          <table:table-cell table:number-columns-repeated="16376"/>
        </table:table-row>
        <table:table-row table:style-name="ro19">
          <table:table-cell/>
          <table:table-cell office:value-type="string" table:style-name="ce17">
            <text:p>3.1.2.0</text:p>
          </table:table-cell>
          <table:table-cell office:value-type="string" table:style-name="ce17">
            <text:p>The organization shall:</text:p>
            <text:p>• Identify the roles and the corresponding responsibilities of those roles that affects the performance and effectiveness of the program;</text:p>
            <text:p>• Determine the necessary competence of program participants fulfilling each role</text:p>
            <text:p>• Ensure that program participants are competent on the basis of appropriate education, training, and/or experience;</text:p>
            <text:p>• Where applicable, take actions to acquire the necessary competence; and</text:p>
            <text:p>• Retain appropriate documented information as evidence of competence.</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16">
          <table:table-cell/>
          <table:table-cell office:value-type="string" table:style-name="ce17">
            <text:p>3.1.2.1</text:p>
          </table:table-cell>
          <table:table-cell office:value-type="string" table:style-name="ce17">
            <text:p>A documented list of roles with corresponding responsibilities for the different participants in the program.</text:p>
          </table:table-cell>
          <table:table-cell office:value-type="string" table:style-name="ce18">
            <text:p>VM</text:p>
          </table:table-cell>
          <table:table-cell office:value-type="string" table:style-name="ce20">
            <text:p>1.c</text:p>
          </table:table-cell>
          <table:table-cell office:value-type="string" table:style-name="ce20">
            <text:p>Have you identified the roles and the corresponding responsibilities that affect the performance and effectiveness of the Program?</text:p>
          </table:table-cell>
          <table:table-cell office:value-type="string" table:style-name="ce20">
            <text:p>You can find [COMPANY]'s list of roles and corresponding responsibilities for the different<text:s/><text:span text:style-name="T5">program participants</text:span><text:s/>in [see Appendix 1 for a sample].</text:p>
          </table:table-cell>
          <table:table-cell office:value-type="string" table:style-name="ce20">
            <text:p>The [FOUNDATION]’s list of roles and corresponding responsibilities for the different<text:s/><text:span text:style-name="T5">program participants</text:span><text:s/>can be found in [see Appendix 1 for a sample].</text:p>
          </table:table-cell>
          <table:table-cell table:number-columns-repeated="16376"/>
        </table:table-row>
        <table:table-row table:style-name="ro15">
          <table:table-cell/>
          <table:table-cell office:value-type="string" table:style-name="ce17">
            <text:p>3.1.2.2</text:p>
          </table:table-cell>
          <table:table-cell office:value-type="string" table:style-name="ce17">
            <text:p>A document that identifies the competencies for each role.</text:p>
          </table:table-cell>
          <table:table-cell office:value-type="string" table:style-name="ce18">
            <text:p>VM</text:p>
          </table:table-cell>
          <table:table-cell office:value-type="string" table:style-name="ce20">
            <text:p>1.d</text:p>
          </table:table-cell>
          <table:table-cell office:value-type="string" table:style-name="ce20">
            <text:p>Have you identified and documented the competencies required for each role?</text:p>
            <text:p/>
          </table:table-cell>
          <table:table-cell office:value-type="string" table:style-name="ce20">
            <text:p>You can find [COMPANY]'s list of competencies for each role in the program in [see Appendix 1 for a sample].</text:p>
          </table:table-cell>
          <table:table-cell office:value-type="string" table:style-name="ce20">
            <text:p>The [FOUNDATION]’s list of competencies for each role in the program can be found in [see Appendix 1 for a sample].</text:p>
          </table:table-cell>
          <table:table-cell table:number-columns-repeated="16376"/>
        </table:table-row>
        <table:table-row table:style-name="ro15">
          <table:table-cell/>
          <table:table-cell table:number-columns-repeated="2" table:style-name="ce17"/>
          <table:table-cell office:value-type="string" table:style-name="ce18">
            <text:p>TX</text:p>
          </table:table-cell>
          <table:table-cell table:number-columns-repeated="2" table:style-name="ce20"/>
          <table:table-cell office:value-type="string" table:style-name="ce20">
            <text:p>All<text:s/><text:span text:style-name="T5">program participants<text:s/></text:span>must undertake training covering the competencies required for their role, and at a minimum basic training. Appendix 5 contains details of the training requirements for each role.</text:p>
          </table:table-cell>
          <table:table-cell office:value-type="string" table:style-name="ce20">
            <text:p>All [FOUNDATION]<text:s/><text:span text:style-name="T5">program participants</text:span><text:s/>must undertake training covering the competencies required for their role, and at a minimum basic training. Appendix 5 contains details of the training requirements for each role.</text:p>
          </table:table-cell>
          <table:table-cell table:number-columns-repeated="16376"/>
        </table:table-row>
        <table:table-row table:style-name="ro15">
          <table:table-cell/>
          <table:table-cell office:value-type="string" table:style-name="ce17">
            <text:p>3.1.2.3</text:p>
          </table:table-cell>
          <table:table-cell office:value-type="string" table:style-name="ce17">
            <text:p>Documented evidence of assessed competence for each program participant.</text:p>
          </table:table-cell>
          <table:table-cell office:value-type="string" table:style-name="ce18">
            <text:p>VM</text:p>
          </table:table-cell>
          <table:table-cell office:value-type="string" table:style-name="ce20">
            <text:p>1.e</text:p>
          </table:table-cell>
          <table:table-cell office:value-type="string" table:style-name="ce20">
            <text:p>Have you documented evidence of assessed competence for each Program participant?</text:p>
          </table:table-cell>
          <table:table-cell office:value-type="string" table:style-name="ce20">
            <text:p>Every<text:s/><text:span text:style-name="T5">program participant</text:span><text:s/>will be assessed, and records of the assessment will be found [in the [COMPANY] learning management system][will be kept by the HR department] and retained for [at least 6 years].</text:p>
          </table:table-cell>
          <table:table-cell office:value-type="string" table:style-name="ce20">
            <text:p>Every<text:span text:style-name="T5"><text:s/>program participant<text:s/></text:span>will be assessed, and records of the assessment will be retained by the [FOUNDATION] for [at least 6 years].</text:p>
          </table:table-cell>
          <table:table-cell table:number-columns-repeated="16376"/>
        </table:table-row>
        <table:table-row table:style-name="ro16">
          <table:table-cell/>
          <table:table-cell office:value-type="string" table:style-name="ce17">
            <text:p>3.1.2.R</text:p>
          </table:table-cell>
          <table:table-cell office:value-type="string" table:style-name="ce17">
            <text:p>To ensure that the program participants have obtained a sufficient level of competence for their respective roles and responsibilities.</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string" table:style-name="ce17">
            <text:p>3.1.3</text:p>
          </table:table-cell>
          <table:table-cell office:value-type="string" table:style-name="ce13">
            <text:p>Awareness</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20">
          <table:table-cell/>
          <table:table-cell office:value-type="string" table:style-name="ce17">
            <text:p>3.1.3.0</text:p>
          </table:table-cell>
          <table:table-cell office:value-type="string" table:style-name="ce17">
            <text:p>The organization shall ensure that the program participants are aware of:</text:p>
            <text:p>• The open source policy;</text:p>
            <text:p>• Relevant open source objectives;</text:p>
            <text:p>• Their contribution to the effectiveness of the program; and</text:p>
            <text:p>• The implications of not following the program’s requirements.</text:p>
          </table:table-cell>
          <table:table-cell office:value-type="string" table:style-name="ce18">
            <text:p>RQ</text:p>
          </table:table-cell>
          <table:table-cell office:value-type="string" table:style-name="ce20">
            <text:p>1.f</text:p>
          </table:table-cell>
          <table:table-cell office:value-type="string" table:style-name="ce20">
            <text:p>Do you have evidence documenting the awareness of your</text:p>
            <text:p>personnel of the following topics?</text:p>
            <text:p/>
            <text:p>1.f.i - The open source policy and where to find it;</text:p>
            <text:p/>
            <text:p>1.f.ii - The relevant open source objectives;</text:p>
            <text:p/>
            <text:p>1.f.iii - The contributions expected to ensure the effectiveness of the Program;</text:p>
            <text:p/>
            <text:p>1.f.iv - The implications of failing to follow the Program requirements.</text:p>
            <text:p/>
          </table:table-cell>
          <table:table-cell office:value-type="string" table:style-name="ce22">
            <text:p>• A copy of our<text:s/><text:span text:style-name="T5">open source</text:span><text:s/>policy can be found at [insert link].</text:p>
            <text:p>• Our<text:s/><text:span text:style-name="T5">open source</text:span><text:s/>objectives are set out in the introduction to this policy.</text:p>
            <text:p>• You contribute to the effectiveness of the<text:s/><text:span text:style-name="T5">program<text:s/></text:span>by understanding the rationale behind, and content of, this policy. This includes keeping yourself up to date with our business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text:span text:style-name="T5"><text:s/>open source</text:span>, please do not hesitate to contact [<text:span text:style-name="T5">Open Source Compliance Lead</text:span><text:s/>- see Appendix 1].</text:p>
            <text:p>• It is important that [COMPANY] adheres to this policy. Failure to do so may lead to:</text:p>
            <text:p>• legal claims from the holders of copyright or other intellectual property rights in code we use;</text:p>
            <text:p>• claims from our customers;</text:p>
            <text:p>• the inadvertent release of [COMPANY] proprietary code;</text:p>
            <text:p>• breach of regulatory obligations by [COMPANY] potentially leading to fines;</text:p>
            <text:p>• loss of reputation;</text:p>
            <text:p>• loss of revenue;</text:p>
            <text:p>• breach of contract with suppliers and customers.</text:p>
            <text:p>For this reason, we take breaches of this policy seriously, and any individual breaching the policy may find themselves subject to [COMPANY]'s disciplinary procedure.</text:p>
          </table:table-cell>
          <table:table-cell office:value-type="string" table:style-name="ce20">
            <text:p>• This<text:span text:style-name="T5"><text:s/>open source</text:span><text:s/>policy is, and will remain available, at [insert link].</text:p>
            <text:p>• Our<text:s/><text:span text:style-name="T5">open source</text:span><text:s/>objectives are set out in the introduction to this policy.</text:p>
            <text:p>• You contribute to the effectiveness of the<text:s/><text:span text:style-name="T5">program<text:s/></text:span>by understanding the rationale behind, and content of, this policy. This includes keeping yourself up to date with our activities and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text:s/><text:span text:style-name="T5">open source</text:span>, please do not hesitate to contact [<text:span text:style-name="T5">Open Source Compliance Lead</text:span><text:s/>- see Appendix 1].</text:p>
            <text:p><text:span text:style-name="T5">•<text:s/></text:span>It is important that the [FOUNDATION] adheres to this policy. Failure to do so may lead to:</text:p>
            <text:p>• legal claims from the holders of copyright or other intellectual property rights in code we use;</text:p>
            <text:p>• claims from recipients of our code;</text:p>
            <text:p>• the inadvertent release of code we are not permitted to release;</text:p>
            <text:p>• breach of regulatory obligations by the [FOUNDATION] potentially leading to fines;</text:p>
            <text:p>• loss of reputation;</text:p>
            <text:p>• loss of funding and income;</text:p>
            <text:p>• breach of contract.</text:p>
            <text:p>For this reason, we take breaches of this policy seriously, and any individual breaching the policy may find themselves subject to disciplinary action.</text:p>
          </table:table-cell>
          <table:table-cell table:number-columns-repeated="16376" table:style-name="ce1"/>
        </table:table-row>
        <table:table-row table:style-name="ro14">
          <table:table-cell/>
          <table:table-cell office:value-type="string" table:style-name="ce17">
            <text:p>3.1.3.1</text:p>
          </table:table-cell>
          <table:table-cell office:value-type="string" table:style-name="ce17">
            <text:p>Documented evidence of assessed awareness for the program participants - which should include the program’s objectives, one’s contribution within the program, and implications of program non-conformance.</text:p>
          </table:table-cell>
          <table:table-cell office:value-type="string" table:style-name="ce18">
            <text:p>VM</text:p>
          </table:table-cell>
          <table:table-cell table:number-columns-repeated="2" table:style-name="ce20"/>
          <table:table-cell office:value-type="string" table:style-name="ce20">
            <text:p>The [COMPANY]'s training and assessment program will cover the objectives of each<text:s/><text:span text:style-name="T5">program<text:s/></text:span>in which you participate, your role within the<text:s/><text:span text:style-name="T5">program,<text:s/></text:span>and implications to the company and to individuals for non-conformance. Evidence of your assessment will be [contained in the [COMPANY] learning management system][maintained by the HR department].</text:p>
          </table:table-cell>
          <table:table-cell office:value-type="string" table:style-name="ce20">
            <text:p>The [FOUNDATION]’s training and assessment program will cover the objectives of each<text:s/><text:span text:style-name="T5">program<text:s/></text:span>in which you participate, your role within the<text:s/><text:span text:style-name="T5">program,<text:s/></text:span>and implications to the [FOUNDATION] and to individuals for non-conformance. Evidence of your assessment will be retained by the [FOUNDATION] [in line with the [FOUNDATION]’s HR data retention/destruction policy].</text:p>
          </table:table-cell>
          <table:table-cell table:number-columns-repeated="16376" table:style-name="ce1"/>
        </table:table-row>
        <table:table-row table:style-name="ro16">
          <table:table-cell/>
          <table:table-cell office:value-type="string" table:style-name="ce17">
            <text:p>3.1.3.R</text:p>
          </table:table-cell>
          <table:table-cell office:value-type="string" table:style-name="ce17">
            <text:p>To ensure the program participants have obtained a sufficient level of awareness for their respective roles and responsibilities within the program.</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string" table:style-name="ce17">
            <text:p>3.1.4</text:p>
          </table:table-cell>
          <table:table-cell office:value-type="string" table:style-name="ce13">
            <text:p>Program scope</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19">
          <table:table-cell/>
          <table:table-cell office:value-type="string" table:style-name="ce17">
            <text:p>3.1.4.0</text:p>
          </table:table-cell>
          <table:table-cell office:value-type="string" table:style-name="ce17">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18">
            <text:p>RQ</text:p>
          </table:table-cell>
          <table:table-cell office:value-type="string" table:style-name="ce20">
            <text:p>1.g</text:p>
          </table:table-cell>
          <table:table-cell office:value-type="string" table:style-name="ce20">
            <text:p>Do you have a process for determining the scope of your Program?</text:p>
            <text:p/>
          </table:table-cell>
          <table:table-cell office:value-type="string" table:style-name="ce20">
            <text:p><text:span text:style-name="T5">The Open Source Compliance Lead</text:span><text:s/>will consider at the initiation of any new project within [COMPANY] whether that project should also be included within the scope of the program, and if so, that proposal shall be made to the Board Members through the<text:s/><text:span text:style-name="T5">Open Source Compliance Board Member</text:span><text:s/>and if the proposal is adopted, the scope of the program, and if necessary, this policy, will be amended accordingly. The<text:s/><text:span text:style-name="T5">Open Source Compliance Lead</text:span><text:s/>may also initiate a review of the scope of the program at any time they consider it appropriate to do so, following the same process.</text:p>
          </table:table-cell>
          <table:table-cell office:value-type="string" table:style-name="ce20">
            <text:p>The<text:s/><text:span text:style-name="T5">Open Source Compliance Lead</text:span><text:s/>will consider at the initiation of any new project within the [FOUNDATION] whether that project should also be included within the scope of the program, and if so, that proposal shall be made to the [Board Members] through the<text:s/><text:span text:style-name="T5">Open Source Compliance Board Member<text:s/></text:span>and if the proposal is adopted, the scope of the program, and if necessary, this policy, will be amended accordingly. The<text:s/><text:span text:style-name="T5">Open Source Compliance Lead</text:span><text:s/>may also initiate a review of the scope of the program at any time they consider it appropriate to do so, following the same process.</text:p>
          </table:table-cell>
          <table:table-cell table:number-columns-repeated="16376" table:style-name="ce1"/>
        </table:table-row>
        <table:table-row table:style-name="ro17">
          <table:table-cell/>
          <table:table-cell office:value-type="string" table:style-name="ce17">
            <text:p>3.1.4.1</text:p>
          </table:table-cell>
          <table:table-cell office:value-type="string" table:style-name="ce17">
            <text:p>A written statement that clearly defines the scope and limits of the program.</text:p>
          </table:table-cell>
          <table:table-cell office:value-type="string" table:style-name="ce18">
            <text:p>VM</text:p>
          </table:table-cell>
          <table:table-cell office:value-type="string" table:style-name="ce20">
            <text:p>1.h</text:p>
          </table:table-cell>
          <table:table-cell office:value-type="string" table:style-name="ce20">
            <text:p>Do you have a written statement that clearly defines the scope and limits of the Program?</text:p>
            <text:p/>
          </table:table-cell>
          <table:table-cell office:value-type="string" table:style-name="ce20">
            <text:p>This<text:span text:style-name="T5"><text:s/>open source<text:s/></text:span>policy covers [all products which COMPANY makes available or distributes externally]. [In future, the COMPANY may determine that different products and projects are part of different<text:s/><text:span text:style-name="T5">programs</text:span>, and each<text:s/><text:span text:style-name="T5">program<text:s/></text:span>may have a different scope].</text:p>
          </table:table-cell>
          <table:table-cell office:value-type="string" table:style-name="ce20">
            <text:p>This<text:span text:style-name="T5"><text:s/>open source</text:span><text:s/>policy covers projects developed under the [FOUNDATION]’s program. [In future, the [FOUNDATION] may determine that different products and projects are part of different<text:s/><text:span text:style-name="T5">programs</text:span>,<text:span text:style-name="T5"><text:s/></text:span>and each<text:s/><text:span text:style-name="T5">program<text:s/></text:span>may have a different scope.]</text:p>
          </table:table-cell>
          <table:table-cell table:style-name="ce24"/>
          <table:table-cell table:number-columns-repeated="16375"/>
        </table:table-row>
        <table:table-row table:style-name="ro17">
          <table:table-cell/>
          <table:table-cell office:value-type="string" table:style-name="ce17">
            <text:p>3.1.4.R</text:p>
          </table:table-cell>
          <table:table-cell office:value-type="string" table:style-name="ce17">
            <text:p>To provide the flexibility to construct a program that best fits the scope of an organization’s needs. Some organizations could choose to maintain a program for a specific product line while others could implement a program to govern the supplied software of the entire organization.</text:p>
          </table:table-cell>
          <table:table-cell office:value-type="string" table:style-name="ce18">
            <text:p>RT</text:p>
          </table:table-cell>
          <table:table-cell table:number-columns-repeated="3" table:style-name="ce20"/>
          <table:table-cell table:style-name="ce23"/>
          <table:table-cell table:style-name="ce24"/>
          <table:table-cell table:number-columns-repeated="16375"/>
        </table:table-row>
        <table:table-row table:style-name="ro9">
          <table:table-cell/>
          <table:table-cell office:value-type="string" table:style-name="ce17">
            <text:p>3.1.5</text:p>
          </table:table-cell>
          <table:table-cell office:value-type="string" table:style-name="ce13">
            <text:p>License obligations</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15">
          <table:table-cell/>
          <table:table-cell office:value-type="string" table:style-name="ce17">
            <text:p>3.1.5.0</text:p>
          </table:table-cell>
          <table:table-cell office:value-type="string" table:style-name="ce17">
            <text:p>A process exists for reviewing the identified licenses to determine the obligations, restrictions and rights granted by each license.</text:p>
          </table:table-cell>
          <table:table-cell office:value-type="string" table:style-name="ce18">
            <text:p>RQ</text:p>
          </table:table-cell>
          <table:table-cell office:value-type="string" table:style-name="ce20">
            <text:p>1.i</text:p>
          </table:table-cell>
          <table:table-cell office:value-type="string" table:style-name="ce20">
            <text:p>Do you have a process for reviewing open source license obligations, restrictions and rights?</text:p>
            <text:p/>
          </table:table-cell>
          <table:table-cell table:style-name="ce20"/>
          <table:table-cell table:style-name="ce23"/>
          <table:table-cell table:number-columns-repeated="16376" table:style-name="ce1"/>
        </table:table-row>
        <table:table-row table:style-name="ro19">
          <table:table-cell/>
          <table:table-cell office:value-type="string" table:style-name="ce17">
            <text:p>3.1.5.1</text:p>
          </table:table-cell>
          <table:table-cell office:value-type="string" table:style-name="ce17">
            <text:p>A documented procedure to review and document the obligations, restrictions and rights granted by each identified license.</text:p>
          </table:table-cell>
          <table:table-cell office:value-type="string" table:style-name="ce18">
            <text:p>VM</text:p>
          </table:table-cell>
          <table:table-cell office:value-type="string" table:style-name="ce20">
            <text:p>1.j</text:p>
          </table:table-cell>
          <table:table-cell office:value-type="string" table:style-name="ce20">
            <text:p>Do you have a documented procedure to review and document the obligations, restrictions and rights?</text:p>
          </table:table-cell>
          <table:table-cell office:value-type="string" table:style-name="ce20">
            <text:p>Our procedure for reviewing and documenting the obligations, restrictions and rights granted by each identified license is as follows:</text:p>
            <text:p>• [<text:span text:style-name="T5">Open Source Compliance Lead</text:span>] makes a preliminary assessment of the license based on the criteria set out in [Appendix 2].</text:p>
            <text:p>• In case of any doubt, [<text:span text:style-name="T5">Open Source Compliance Lead</text:span>] refers the question to [External Legal Counsel][whose details are in Appendix 1].</text:p>
            <text:p>• The outcome of any determination, and associated rationale (whether internal or external) is recorded in the<text:s/><text:span text:style-name="T5">open source log</text:span>.</text:p>
          </table:table-cell>
          <table:table-cell office:value-type="string" table:style-name="ce20">
            <text:p>Our procedure for reviewing and documenting the obligations, restrictions and rights granted by each identified license is as follows:</text:p>
            <text:p>• [<text:span text:style-name="T5">Open Source Compliance Lead</text:span>] makes a preliminary assessment of the license based on the criteria set out in [Appendix 2].</text:p>
            <text:p>• In case of any doubt, [<text:span text:style-name="T5">Open Source Compliance Lead</text:span>] refers the question to [External Legal Counsel][whose details are in Appendix 1].</text:p>
            <text:p>• The outcome of any determination, and associated rationale (whether internal or external) is recorded in the<text:s/><text:span text:style-name="T5">open source log</text:span>.</text:p>
          </table:table-cell>
          <table:table-cell table:number-columns-repeated="16376" table:style-name="ce1"/>
        </table:table-row>
        <table:table-row table:style-name="ro15">
          <table:table-cell/>
          <table:table-cell office:value-type="string" table:style-name="ce25">
            <text:p>3.1.5.R</text:p>
          </table:table-cell>
          <table:table-cell office:value-type="string" table:style-name="ce17">
            <text:p>To ensure a process exists for reviewing and identifying the license obligations for each identified license for the various use cases an organization may encounter (as defined in requirement 3.3.2)</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float" office:value="3.2" table:style-name="ce17">
            <text:p>3.2</text:p>
          </table:table-cell>
          <table:table-cell office:value-type="string" table:style-name="ce13">
            <text:p>Relevant tasks defined and supported</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9">
          <table:table-cell/>
          <table:table-cell office:value-type="string" table:style-name="ce17">
            <text:p>3.2.1</text:p>
          </table:table-cell>
          <table:table-cell office:value-type="string" table:style-name="ce13">
            <text:p>Acces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15">
          <table:table-cell/>
          <table:table-cell office:value-type="string" table:style-name="ce17">
            <text:p>3.2.1.0</text:p>
          </table:table-cell>
          <table:table-cell office:value-type="string" table:style-name="ce17">
            <text:p>Maintain a process to effectively respond to external open source inquiries. Publicly identify a means by which a third party can make an open source compliance inquiry.</text:p>
          </table:table-cell>
          <table:table-cell office:value-type="string" table:style-name="ce18">
            <text:p>RQ</text:p>
          </table:table-cell>
          <table:table-cell office:value-type="string" table:style-name="ce20">
            <text:p>2.a</text:p>
          </table:table-cell>
          <table:table-cell office:value-type="string" table:style-name="ce20">
            <text:p>Have you assigned individual(s) responsible for receiving external open source compliance inquiries ("Open Source Liaison")?</text:p>
            <text:p/>
          </table:table-cell>
          <table:table-cell table:number-columns-repeated="2" table:style-name="ce23"/>
          <table:table-cell table:number-columns-repeated="16376" table:style-name="ce1"/>
        </table:table-row>
        <table:table-row table:style-name="ro17">
          <table:table-cell/>
          <table:table-cell office:value-type="string" table:style-name="ce17">
            <text:p>3.2.1.1</text:p>
          </table:table-cell>
          <table:table-cell office:value-type="string" table:style-name="ce17">
            <text:p>Publicly visible method that allows any third party to make an open source license compliance inquiry (e.g., via a published contact email address, or the Linux Foundation's Open Compliance Directory).</text:p>
          </table:table-cell>
          <table:table-cell office:value-type="string" table:style-name="ce18">
            <text:p>VM</text:p>
          </table:table-cell>
          <table:table-cell office:value-type="string" table:style-name="ce20">
            <text:p>2.b</text:p>
          </table:table-cell>
          <table:table-cell office:value-type="string" table:style-name="ce20">
            <text:p>Is the Open Source Liaison function publicly identified (e.g. via an email address and/or the Linux Foundation's Open Compliance Directory)?</text:p>
            <text:p/>
          </table:table-cell>
          <table:table-cell office:value-type="string" table:style-name="ce20">
            <text:p>Details of our<text:s/><text:span text:style-name="T5">Open Source Liaison</text:span><text:s/>can be found at [link to externally facing website]. Further details of our<text:span text:style-name="T5"><text:s/>Open Source Liaison</text:span><text:s/>can be found in [Appendix 1].</text:p>
          </table:table-cell>
          <table:table-cell office:value-type="string" table:style-name="ce20">
            <text:p>Details of our<text:s/><text:span text:style-name="T5">Open Source Liaison</text:span><text:s/>can be found at [link to externally facing website]. Further details of our<text:s/><text:span text:style-name="T5">Open Source Liaison</text:span><text:s/>can be found in [Appendix 1].</text:p>
          </table:table-cell>
          <table:table-cell table:number-columns-repeated="16376"/>
        </table:table-row>
        <table:table-row table:style-name="ro18">
          <table:table-cell/>
          <table:table-cell office:value-type="string" table:style-name="ce17">
            <text:p>3.2.1.2</text:p>
          </table:table-cell>
          <table:table-cell office:value-type="string" table:style-name="ce17">
            <text:p>An internal documented procedure for responding to third party open source license compliance inquiries.</text:p>
          </table:table-cell>
          <table:table-cell office:value-type="string" table:style-name="ce18">
            <text:p>VM</text:p>
          </table:table-cell>
          <table:table-cell office:value-type="string" table:style-name="ce20">
            <text:p>2.c</text:p>
          </table:table-cell>
          <table:table-cell office:value-type="string" table:style-name="ce20">
            <text:p>Do you have a documented procedure that assigns responsibility for receiving and responding to open source compliance inquiries?</text:p>
            <text:p/>
          </table:table-cell>
          <table:table-cell office:value-type="string" table:style-name="ce20">
            <text:p>Anyone receiving an<text:span text:style-name="T5"><text:s/>open source</text:span><text:s/>compliance inquiry from outside the [COMPANY] shall refer it to the<text:s/><text:span text:style-name="T5">Open Source Liaison</text:span><text:s/>who shall, in consultation with the<text:s/><text:span text:style-name="T5">Open Source Compliance Lead</text:span><text:s/>[both of whose details are in Appendix 1], have overall responsibility for dealing with the enquiry, and, where appropriate, assigning the handling of all or part of it to suitable individuals within [COMPANY], or, where they determine appropriate, to External Legal Counsel whose details are [also in Appendix 1].</text:p>
          </table:table-cell>
          <table:table-cell office:value-type="string" table:style-name="ce20">
            <text:p>Anyone receiving an<text:s/><text:span text:style-name="T5">open source</text:span><text:s/>compliance enquiry from outside the [FOUNDATION] shall refer it to the<text:s/><text:span text:style-name="T5">Open Source Liaison</text:span><text:s/>who shall, in consultation with the<text:s/><text:span text:style-name="T5">Open Source Compliance Lead</text:span><text:s/>[whose details are in Appendix 1], have overall responsibility for dealing with the enquiry, and, where appropriate, assigning  the handling of all or part of it to suitable individuals within the [FOUNDATION], or, where they determine appropriate, to External Legal Counsel whose details are [also in Appendix 1].</text:p>
          </table:table-cell>
          <table:table-cell table:number-columns-repeated="16376"/>
        </table:table-row>
        <table:table-row table:style-name="ro15">
          <table:table-cell/>
          <table:table-cell office:value-type="string" table:style-name="ce17">
            <text:p>3.2.1.R</text:p>
          </table:table-cell>
          <table:table-cell office:value-type="string" table:style-name="ce17">
            <text:p>To ensure there is a reasonable way for third parties to contact the organization with regard to open source compliance inquiries and that the organization is prepared to effectively respond.</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string" table:style-name="ce17">
            <text:p>3.2.2</text:p>
          </table:table-cell>
          <table:table-cell office:value-type="string" table:style-name="ce13">
            <text:p>Effectively resourced</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12">
          <table:table-cell/>
          <table:table-cell office:value-type="string" table:style-name="ce17">
            <text:p>3.2.2.0</text:p>
          </table:table-cell>
          <table:table-cell office:value-type="string" table:style-name="ce17">
            <text:p>Identify and Resource Program Task(s):</text:p>
            <text:p>• Assign accountability to ensure the successful execution of program tasks.</text:p>
            <text:p>• Program tasks are sufficiently resourced:</text:p>
            <text:p>• Time to perform the tasks have been allocated; and</text:p>
            <text:p>• Adequate funding has been allocated.</text:p>
            <text:p>• A process exists for reviewing and updating the policy and supporting tasks;</text:p>
            <text:p>• Legal expertise pertaining to open source license compliance is accessible to those who may need such guidance; and</text:p>
            <text:p>• A process exists for the resolution of open source license compliance issues.</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13">
          <table:table-cell/>
          <table:table-cell office:value-type="string" table:style-name="ce17">
            <text:p>3.2.2.1</text:p>
          </table:table-cell>
          <table:table-cell office:value-type="string" table:style-name="ce17">
            <text:p>Document with name of persons, group or function in program role(s) identified.</text:p>
          </table:table-cell>
          <table:table-cell office:value-type="string" table:style-name="ce18">
            <text:p>VM</text:p>
          </table:table-cell>
          <table:table-cell office:value-type="string" table:style-name="ce20">
            <text:p>2.d</text:p>
          </table:table-cell>
          <table:table-cell office:value-type="string" table:style-name="ce20">
            <text:p>Have you documented the persons, group or function supporting the Program role(s) identified?</text:p>
            <text:p/>
          </table:table-cell>
          <table:table-cell office:value-type="string" table:style-name="ce20">
            <text:p>The<text:s/><text:span text:style-name="T2">Open Source Compliance Lead</text:span><text:s/>is primarily responsible for day-to-day internal<text:s/><text:span text:style-name="T5">open source</text:span><text:s/>compliance issues, supported by the [list persons, groups and their functions whose details are in Appendix 1].</text:p>
          </table:table-cell>
          <table:table-cell office:value-type="string" table:style-name="ce20">
            <text:p>The<text:s/><text:span text:style-name="T2">Open Source Compliance Lead</text:span><text:s/>is primarily responsible for day-to-day internal<text:span text:style-name="T5"><text:s/>open source<text:s/></text:span>compliance issues, supported by the [list persons, groups and their functions whose details are in Appendix 1]. The [FOUNDATION] may outsource the role of<text:s/><text:span text:style-name="T5">Open Source Compliance Lead</text:span><text:s/>to a third party, provided that third party complies with this Policy as if they were internal to the [FOUNDATION].</text:p>
          </table:table-cell>
          <table:table-cell table:number-columns-repeated="16376"/>
        </table:table-row>
        <table:table-row table:style-name="ro18">
          <table:table-cell/>
          <table:table-cell office:value-type="string" table:style-name="ce17">
            <text:p>3.2.2.2</text:p>
          </table:table-cell>
          <table:table-cell office:value-type="string" table:style-name="ce17">
            <text:p>The identified program roles have been properly staffed and adequate funding provided.</text:p>
          </table:table-cell>
          <table:table-cell office:value-type="string" table:style-name="ce18">
            <text:p>VM</text:p>
          </table:table-cell>
          <table:table-cell office:value-type="string" table:style-name="ce20">
            <text:p>2.e</text:p>
          </table:table-cell>
          <table:table-cell office:value-type="string" table:style-name="ce20">
            <text:p>Have the identified Program roles been properly staffed and has adequate funding provided?</text:p>
            <text:p/>
          </table:table-cell>
          <table:table-cell office:value-type="string" table:style-name="ce20">
            <text:p>[COMPANY] shall ensure that the identified<text:s/><text:span text:style-name="T5">program<text:s/></text:span>roles are staffed, adequately funded and allocated with time to perform their duties. Any individual in an identified<text:s/><text:span text:style-name="T5">program<text:s/></text:span>role who believes that their role is inadequately resourced and funded must take up the issue with the<text:s/><text:span text:style-name="T5">Open Source Compliance Lead</text:span><text:s/>who shall investigate and seek to resolve the issue promptly, and failing effective resolution of the issue, shall take it up with the<text:s/><text:span text:style-name="T5">Open Source Compliance Board Member</text:span>.</text:p>
          </table:table-cell>
          <table:table-cell office:value-type="string" table:style-name="ce20">
            <text:p>The [FOUNDATION] shall ensure that the identified<text:s/><text:span text:style-name="T5">program<text:s/></text:span>roles are staffed, adequately funded and allocated with time to perform their duties. Any individual in an identified<text:s/><text:span text:style-name="T5">program<text:s/></text:span>role who believes that their role is inadequately resourced and funded must take up the issue with the<text:s/><text:span text:style-name="T5">Open Source Compliance Lead</text:span><text:s/>who shall investigate and seek to resolve the issue promptly, and failing effective resolution of the issue, shall take it up with the<text:s/><text:span text:style-name="T5">Open Source Compliance Board Member</text:span>.</text:p>
          </table:table-cell>
          <table:table-cell table:number-columns-repeated="16376"/>
        </table:table-row>
        <table:table-row table:style-name="ro13">
          <table:table-cell/>
          <table:table-cell office:value-type="string" table:style-name="ce17">
            <text:p>3.2.2.3</text:p>
          </table:table-cell>
          <table:table-cell office:value-type="string" table:style-name="ce17">
            <text:p>Identification of legal expertise available to address open source license compliance matters which could be internal or external.</text:p>
          </table:table-cell>
          <table:table-cell office:value-type="string" table:style-name="ce18">
            <text:p>VM</text:p>
          </table:table-cell>
          <table:table-cell office:value-type="string" table:style-name="ce20">
            <text:p>2.f</text:p>
          </table:table-cell>
          <table:table-cell office:value-type="string" table:style-name="ce20">
            <text:p>Is legal expertise pertaining to internal and external open source compliance identified?</text:p>
            <text:p/>
          </table:table-cell>
          <table:table-cell office:value-type="string" table:style-name="ce20">
            <text:p>We engage [the law firm Bristows LLP, and Orcro Limited, a specialist<text:s/><text:span text:style-name="T5">open source compliance company</text:span>] to provide legal and associated compliance advice. Any legal or compliance requests should be routed to [<text:span text:style-name="T2">Open Source Compliance Lead</text:span>] who will determine whether it is necessary to involve external advisers. The efficacy and appropriateness of our external advisers shall be assessed and reviewed at least annually by the<text:s/><text:span text:style-name="T5">Open Source Compliance Lead</text:span>.</text:p>
          </table:table-cell>
          <table:table-cell office:value-type="string" table:style-name="ce20">
            <text:p>We engage [the law firm Bristows LLP, and Orcro Limited, a specialist<text:s/><text:span text:style-name="T5">open source compliance company</text:span>] to provide legal and associated compliance advice. Any legal or compliance requests should be routed to [<text:span text:style-name="T2">Open Source Compliance Lead</text:span>] who will determine whether it is necessary to involve external advisers. The efficacy and appropriateness of our external advisers shall be assessed and reviewed at least annually by the<text:s/><text:span text:style-name="T5">Open Source Compliance Lead</text:span>.</text:p>
          </table:table-cell>
          <table:table-cell table:number-columns-repeated="16376"/>
        </table:table-row>
        <table:table-row table:style-name="ro21">
          <table:table-cell/>
          <table:table-cell office:value-type="string" table:style-name="ce17">
            <text:p>3.2.2.4</text:p>
          </table:table-cell>
          <table:table-cell office:value-type="string" table:style-name="ce17">
            <text:p>A documented procedure that assigns internal responsibilities for open source compliance.</text:p>
          </table:table-cell>
          <table:table-cell office:value-type="string" table:style-name="ce18">
            <text:p>VM</text:p>
          </table:table-cell>
          <table:table-cell office:value-type="string" table:style-name="ce20">
            <text:p>2.g</text:p>
          </table:table-cell>
          <table:table-cell office:value-type="string" table:style-name="ce20">
            <text:p>Do you have a documented procedure assigning internal responsibilities for Open Source compliance.</text:p>
          </table:table-cell>
          <table:table-cell office:value-type="string" table:style-name="ce20">
            <text:p>The<text:s/><text:span text:style-name="T5">Open Source Compliance Lead</text:span><text:s/>[and &lt;list supporting persons, groups and their functions as set out in Appendix 1&gt;] shall be primarily responsible for the resolution of day-to-day internal compliance issues, as well as updating and reviewing this policy.</text:p>
            <text:p/>
            <text:p>The<text:s/><text:span text:style-name="T5">Open Source Compliance Lead</text:span><text:s/>shall be responsible for</text:p>
            <text:p>• Reviewing, implementing and communicating this policy;</text:p>
            <text:p>• Reviewing and implementing training and assessment for open source compliance related issues (in conjunction with HR);</text:p>
            <text:p>• Overseeing the activities of the<text:s/><text:span text:style-name="T5">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text:s/><text:span text:style-name="T5">open source</text:span><text:s/>policy;</text:p>
            <text:p>• [list any additional persons, groups and their responsibilities as further set out in Appendix 1]</text:p>
          </table:table-cell>
          <table:table-cell office:value-type="string" table:style-name="ce20">
            <text:p>The<text:s/><text:span text:style-name="T5">Open Source Compliance Lead</text:span><text:s/>[and &lt;list supporting persons, groups and their functions as set out in Appendix 1&gt;] shall be primarily responsible for the resolution of day-to-day internal compliance issues, as well as updating and reviewing this policy.</text:p>
            <text:p/>
            <text:p>The<text:s/><text:span text:style-name="T5">Open Source Compliance Lead</text:span><text:s/>shall be responsible for</text:p>
            <text:p>• Reviewing, implementing and communicating this policy;</text:p>
            <text:p>• Reviewing and implementing training and assessment for open source compliance related issues (in conjunction with [FOUNDATION]'s HR or Equivalent];</text:p>
            <text:p>• Overseeing the activities of the<text:s/><text:span text:style-name="T5">Open Source Liaison</text:spa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text:s/><text:span text:style-name="T5">open source</text:span><text:s/>policy;</text:p>
            <text:p>• [list any additional persons, groups and their responsibilities as further set out in Appendix 1]</text:p>
          </table:table-cell>
          <table:table-cell table:number-columns-repeated="16376"/>
        </table:table-row>
        <table:table-row table:style-name="ro22">
          <table:table-cell/>
          <table:table-cell office:value-type="string" table:style-name="ce17">
            <text:p>3.2.2.5</text:p>
          </table:table-cell>
          <table:table-cell office:value-type="string" table:style-name="ce17">
            <text:p>A documented procedure for handling the review and remediation of non-compliant cases.</text:p>
          </table:table-cell>
          <table:table-cell office:value-type="string" table:style-name="ce18">
            <text:p>VM</text:p>
          </table:table-cell>
          <table:table-cell office:value-type="string" table:style-name="ce20">
            <text:p>2.h</text:p>
          </table:table-cell>
          <table:table-cell office:value-type="string" table:style-name="ce20">
            <text:p>Do you have a documented procedure for handling review and remediation of non-compliant cases?</text:p>
          </table:table-cell>
          <table:table-cell office:value-type="string" table:style-name="ce20">
            <text:p>Should a non-compliance issue be raised, the<text:s/><text:span text:style-name="T5">Open Source Compliance Lead</text:span><text:s/>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text:s/><text:span text:style-name="T5">open source log</text:span>.</text:p>
          </table:table-cell>
          <table:table-cell office:value-type="string" table:style-name="ce20">
            <text:p>Should a non-compliance issue be raised, the<text:s/><text:span text:style-name="T5">Open Source Compliance Lead</text:span><text:s/>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text:s/><text:span text:style-name="T5">open source log</text:span>.</text:p>
          </table:table-cell>
          <table:table-cell table:number-columns-repeated="16376"/>
        </table:table-row>
        <table:table-row table:style-name="ro15">
          <table:table-cell/>
          <table:table-cell office:value-type="string" table:style-name="ce17">
            <text:p>3.2.2.R</text:p>
          </table:table-cell>
          <table:table-cell office:value-type="string" table:style-name="ce17">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float" office:value="3.3" table:style-name="ce17">
            <text:p>3.3</text:p>
          </table:table-cell>
          <table:table-cell office:value-type="string" table:style-name="ce13">
            <text:p>Open source content review and approval</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9">
          <table:table-cell/>
          <table:table-cell office:value-type="string" table:style-name="ce17">
            <text:p>3.3.1</text:p>
          </table:table-cell>
          <table:table-cell office:value-type="string" table:style-name="ce13">
            <text:p>Bill of materials</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23">
          <table:table-cell/>
          <table:table-cell office:value-type="string" table:style-name="ce17">
            <text:p>3.3.1.0</text:p>
          </table:table-cell>
          <table:table-cell office:value-type="string" table:style-name="ce17">
            <text:p>A process exists for creating and managing a bill of materials that includes each open source component (and its identified licenses) from which the supplied software is comprised.</text:p>
          </table:table-cell>
          <table:table-cell office:value-type="string" table:style-name="ce18">
            <text:p>RQ</text:p>
          </table:table-cell>
          <table:table-cell table:number-columns-repeated="2" table:style-name="ce20"/>
          <table:table-cell office:value-type="string" table:style-name="ce20">
            <text:p>We have a process for ensuring that only code meeting our quality, licensing, provenance and functional requirements is incorporated into our code base and<text:s/><text:span text:style-name="T5">supplied software</text:span>. All code must be approved before incorporation, and all code use (and the decisions that led to its inclusion) must be properly documented in the<text:s/><text:span text:style-name="T5">open source log</text:span>.</text:p>
          </table:table-cell>
          <table:table-cell office:value-type="string" table:style-name="ce20">
            <text:p>We have a process for ensuring that only code meeting our quality, licensing, provenance and functional requirements is incorporated into our code base and<text:s/><text:span text:style-name="T5">supplied software</text:span>. All code must be approved before incorporation, and all code use (and the decisions that led to its inclusion) must be properly documented in the<text:s/><text:span text:style-name="T5">open source log</text:span>.</text:p>
            <text:p/>
            <text:p>All projects which are within the scope of this<text:s/><text:span text:style-name="T5">program</text:span><text:s/>will consider contributions from third parties provided that those third parties have entered into the standard [Contributor License Agreement/Developer Certificate of Origin] and are not otherwise excluded. Where an external contributor requests to incorporate any third party code, that code shall only be incorporated into the codebase by the<text:s/><text:span text:style-name="T5">Open Source Compliance Lead</text:span><text:s/>or other authorised<text:s/><text:span text:style-name="T5">program participant</text:span><text:s/>in accordance with the code selection procedure [set out in Appendix 3] and other requirements set out in this policy.</text:p>
            <text:p/>
            <text:p>Although external contributors are not required to adhere to this policy, they are encouraged to read it and familiarise themselves with it. They will be asked to provide information about the provenance of any third party code which they propose to incorporate into the code base, so that the<text:s/><text:span text:style-name="T5">Open Source Compliance Lead</text:span><text:s/>(or authorised<text:s/><text:span text:style-name="T5">program participant</text:span>) can make a determination, in accordance with this policy, as to whether it should be included or not. Understanding the criteria for inclusion (and asking appropriate questions before starting to consider third party code) will save time for both the contributor and the<text:s/><text:span text:style-name="T5">Open Source Compliance Lead</text:span>.</text:p>
          </table:table-cell>
          <table:table-cell table:number-columns-repeated="16376"/>
        </table:table-row>
        <table:table-row table:style-name="ro19">
          <table:table-cell/>
          <table:table-cell office:value-type="string" table:style-name="ce17">
            <text:p>3.3.1.1</text:p>
          </table:table-cell>
          <table:table-cell office:value-type="string" table:style-name="ce17">
            <text:p>A documented procedure for identifying, tracking, reviewing, approving, and archiving information about the collection of open source components from which the supplied software is comprised.</text:p>
            <text:p/>
          </table:table-cell>
          <table:table-cell office:value-type="string" table:style-name="ce18">
            <text:p>VM</text:p>
          </table:table-cell>
          <table:table-cell office:value-type="string" table:style-name="ce20">
            <text:p>3.a</text:p>
          </table:table-cell>
          <table:table-cell office:value-type="string" table:style-name="ce20">
            <text:p>Do you have a documented procedure for identifying, tracking and archiving information about the collection of open source components from which a Supplied Software release is comprised?</text:p>
            <text:p/>
          </table:table-cell>
          <table:table-cell office:value-type="string" table:style-name="ce25">
            <text:p>All decisions carried out under this policy shall be recorded in the<text:s/><text:span text:style-name="T5">open source log</text:span>, with details of the background, decision made, date, source of request, and name of the decision maker.</text:p>
            <text:p/>
            <text:p>The<text:s/><text:span text:style-name="T5">open source log</text:span><text:s/>shall be reviewed annually, and any entries relating to code which is no longer currently used or distributed shall be flagged. All such entries shall be archived after [three years] of being flagged, and shall be anonymised after [six years].</text:p>
          </table:table-cell>
          <table:table-cell office:value-type="string" table:style-name="ce20">
            <text:p>All decisions carried out under this policy shall be recorded in the<text:s/><text:span text:style-name="T5">open source log</text:span>, with details of the background, decision made, date, source of request, and name of the decision maker.</text:p>
            <text:p/>
            <text:p>The<text:s/><text:span text:style-name="T5">open source log</text:span><text:s/>shall be reviewed annually, and any entries relating to code which is no longer currently used or distributed shall be flagged. All such entries shall be archived after [three years] of being flagged, and shall be anonymised after [six years].</text:p>
          </table:table-cell>
          <table:table-cell table:number-columns-repeated="16376"/>
        </table:table-row>
        <table:table-row table:style-name="ro17">
          <table:table-cell/>
          <table:table-cell office:value-type="string" table:style-name="ce17">
            <text:p>3.3.1.2</text:p>
          </table:table-cell>
          <table:table-cell office:value-type="string" table:style-name="ce17">
            <text:p>Open source component records for the supplied software that demonstrates the documented procedure was properly followed.</text:p>
          </table:table-cell>
          <table:table-cell office:value-type="string" table:style-name="ce18">
            <text:p>VM</text:p>
          </table:table-cell>
          <table:table-cell office:value-type="string" table:style-name="ce20">
            <text:p>3.b</text:p>
          </table:table-cell>
          <table:table-cell office:value-type="string" table:style-name="ce20">
            <text:p>Do you have open source component records for each Supplied Software release which demonstrates the documented procedure was properly followed?</text:p>
            <text:p/>
          </table:table-cell>
          <table:table-cell office:value-type="string" table:style-name="ce20">
            <text:p>The<text:s/><text:span text:style-name="T5">open source log</text:span><text:s/>shall be maintained so as to ensure that each entry is cross referenced to the<text:span text:style-name="T5"><text:s/>supplied software</text:span><text:s/>release or releases it referred to, to enable it to be sorted so that a subset of all log entries for a specific release can be produced, demonstrating that this procedure has been properly followed.</text:p>
          </table:table-cell>
          <table:table-cell office:value-type="string" table:style-name="ce20">
            <text:p>The<text:s/><text:span text:style-name="T5">open source log</text:span><text:s/>shall be maintained so as to ensure that each entry is cross referenced to the<text:span text:style-name="T5"><text:s/>supplied software</text:span><text:s/>release or releases it referred to, to enable it to be sorted so that a subset of all log entries for a specific release can be produced, demonstrating that this procedure has been properly followed.</text:p>
          </table:table-cell>
          <table:table-cell table:number-columns-repeated="16376"/>
        </table:table-row>
        <table:table-row table:style-name="ro14">
          <table:table-cell/>
          <table:table-cell office:value-type="string" table:style-name="ce17">
            <text:p>3.3.1.R</text:p>
          </table:table-cell>
          <table:table-cell office:value-type="string" table:style-name="ce17">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string" table:style-name="ce17">
            <text:p>3.3.2</text:p>
          </table:table-cell>
          <table:table-cell office:value-type="string" table:style-name="ce13">
            <text:p>License compliance</text:p>
          </table:table-cell>
          <table:table-cell office:value-type="string" table:style-name="ce18">
            <text:p>H</text:p>
          </table:table-cell>
          <table:table-cell table:number-columns-repeated="3" table:style-name="ce20"/>
          <table:table-cell table:style-name="ce23"/>
          <table:table-cell table:number-columns-repeated="16376" table:style-name="ce1"/>
        </table:table-row>
        <table:table-row table:style-name="ro22">
          <table:table-cell/>
          <table:table-cell office:value-type="string" table:style-name="ce17">
            <text:p>3.3.2.0</text:p>
          </table:table-cell>
          <table:table-cell office:value-type="string" table:style-name="ce17">
            <text:p>The program must be capable of managing common open source license use cases encountered by program participants for supplied software, which may include the following use cases (note that the list is neither exhaustive, nor may all of the use cases apply):</text:p>
            <text:p>• Distributed in binary form;</text:p>
            <text:p>• Distributed in source form;</text:p>
            <text:p>• Integrated with other open source such that it triggers additional licensing obligations;</text:p>
            <text:p>• Contains modified open source;</text:p>
            <text:p>• Contains open source or other software under an incompatible license interacting with other components within the supplied software; and/or</text:p>
            <text:p>• Contains open source with attribution requirements.</text:p>
          </table:table-cell>
          <table:table-cell office:value-type="string" table:style-name="ce18">
            <text:p>RQ</text:p>
          </table:table-cell>
          <table:table-cell table:number-columns-repeated="3" table:style-name="ce20"/>
          <table:table-cell table:style-name="ce23"/>
          <table:table-cell table:number-columns-repeated="16376" table:style-name="ce1"/>
        </table:table-row>
        <table:table-row table:style-name="ro21">
          <table:table-cell/>
          <table:table-cell office:value-type="string" table:style-name="ce17">
            <text:p>3.3.2.1</text:p>
          </table:table-cell>
          <table:table-cell office:value-type="string" table:style-name="ce17">
            <text:p>A documented procedure for handling the common open source license use cases for the open source components of the supplied software.</text:p>
          </table:table-cell>
          <table:table-cell office:value-type="string" table:style-name="ce18">
            <text:p>VM</text:p>
          </table:table-cell>
          <table:table-cell office:value-type="string" table:style-name="ce20">
            <text:p>3.c</text:p>
          </table:table-cell>
          <table:table-cell office:value-type="string" table:style-name="ce20">
            <text:p>Have you implemented a procedure that handles at least the following common open source license use cases for the open source components of each supplied Supplied Software release?</text:p>
            <text:p/>
            <text:p>3.c.i - distributed in binary form;</text:p>
            <text:p/>
            <text:p>3.c.ii - distributed in source form;</text:p>
            <text:p/>
            <text:p>3.c.iii - integrated with other open source such that it may trigger copyleft obligations;</text:p>
            <text:p/>
            <text:p>3.c.iv - contains modified open source;</text:p>
            <text:p/>
            <text:p>3.c.v - contains open source or other software under an incompatible license interacting with other components within the Supplied Software;</text:p>
            <text:p/>
            <text:p>3.c.vi - contains open source with attribution requirements.</text:p>
            <text:p/>
          </table:table-cell>
          <table:table-cell office:value-type="string" table:style-name="ce20">
            <text:p>[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office:value-type="string" table:style-name="ce20">
            <text:p>[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number-columns-repeated="16376" table:style-name="ce1"/>
        </table:table-row>
        <table:table-row table:style-name="ro15">
          <table:table-cell/>
          <table:table-cell office:value-type="string" table:style-name="ce17">
            <text:p>3.3.2.R</text:p>
          </table:table-cell>
          <table:table-cell office:value-type="string" table:style-name="ce17">
            <text:p>To ensure the program is sufficiently robust to handle an organization’s common open source license use cases. That a procedure exists to support this activity and that the procedure is followed.</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float" office:value="3.4" table:style-name="ce17">
            <text:p>3.4</text:p>
          </table:table-cell>
          <table:table-cell office:value-type="string" table:style-name="ce13">
            <text:p>Compliance artifact creation and delivery</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9">
          <table:table-cell/>
          <table:table-cell office:value-type="string" table:style-name="ce17">
            <text:p>3.4.1</text:p>
          </table:table-cell>
          <table:table-cell office:value-type="string" table:style-name="ce13">
            <text:p>Compliance artifact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10">
          <table:table-cell/>
          <table:table-cell office:value-type="string" table:style-name="ce17">
            <text:p>3.4.1.0</text:p>
          </table:table-cell>
          <table:table-cell office:value-type="string" table:style-name="ce17">
            <text:p>A process exists for creating the set of compliance artifacts for the supplied software.</text:p>
          </table:table-cell>
          <table:table-cell office:value-type="string" table:style-name="ce18">
            <text:p>RQ</text:p>
          </table:table-cell>
          <table:table-cell table:number-columns-repeated="2" table:style-name="ce20"/>
          <table:table-cell office:value-type="string" table:style-name="ce17">
            <text:p><text:span text:style-name="T5">Open source</text:span><text:s/>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text:span text:style-name="T5">compliance artifacts</text:span>", and the compilation of them into a specific release of<text:s/><text:span text:style-name="T5">supplied software<text:s/></text:span>is called the<text:s/><text:span text:style-name="T5">compliance log book</text:span>.</text:p>
          </table:table-cell>
          <table:table-cell office:value-type="string" table:style-name="ce20">
            <text:p><text:span text:style-name="T5">Open source</text:span><text:s/>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text:span text:style-name="T5">compliance artifacts</text:span>", and the compilation of them into a specific release of<text:s/><text:span text:style-name="T5">supplied software<text:s/></text:span>is called the<text:s/><text:span text:style-name="T5">compliance log book</text:span>.</text:p>
          </table:table-cell>
          <table:table-cell table:number-columns-repeated="16376" table:style-name="ce1"/>
        </table:table-row>
        <table:table-row table:style-name="ro24">
          <table:table-cell/>
          <table:table-cell office:value-type="string" table:style-name="ce17">
            <text:p>3.4.1.1</text:p>
          </table:table-cell>
          <table:table-cell office:value-type="string" table:style-name="ce17">
            <text:p>A documented procedure that describes the process under which the compliance artifacts are prepared and distributed with the supplied software as required by the identified licenses.</text:p>
          </table:table-cell>
          <table:table-cell office:value-type="string" table:style-name="ce18">
            <text:p>VM</text:p>
          </table:table-cell>
          <table:table-cell office:value-type="string" table:style-name="ce20">
            <text:p>4.a</text:p>
          </table:table-cell>
          <table:table-cell office:value-type="string" table:style-name="ce20">
            <text:p>Do you have a documented procedure that describes a process that ensures the Compliance Artifacts are distributed with Supplied Software as required by the Identified Licenses?</text:p>
            <text:p/>
          </table:table-cell>
          <table:table-cell office:value-type="string" table:style-name="ce17">
            <text:p>For each component which is incorporated into a<text:s/><text:span text:style-name="T5">supplied software</text:span><text:s/>release, the appropriate<text:s/><text:span text:style-name="T5">compliance artifacts</text:span><text:s/>shall be compiled into the<text:s/><text:span text:style-name="T5">compliance log book</text:span><text:s/>for that release. The<text:s/><text:span text:style-name="T5">compliance log book</text:span><text:s/>shall be compiled in such a format that it complies with the relevant license terms (for example, it may be necessary to provide the specific text of a license, rather than a link to the text). Where appropriate, and required by the mode of distribution of the release, the<text:s/><text:span text:style-name="T5">compliance log book</text:span><text:s/>shall also be published online at [insert link].</text:p>
            <text:p/>
            <text:p>In general, we favour providing the whole of the text of the relevant license in the<text:s/><text:span text:style-name="T5">compliance log book</text:span>, even if only providing part of the text (e.g. an attribution notice and disclaimer) is permissible.</text:p>
          </table:table-cell>
          <table:table-cell office:value-type="string" table:style-name="ce20">
            <text:p>For each component which is incorporated into a<text:s/><text:span text:style-name="T5">supplied software<text:s/></text:span>release, the appropriate<text:s/><text:span text:style-name="T5">compliance artifacts</text:span><text:s/>shall be compiled into the<text:s/><text:span text:style-name="T5">compliance log book</text:span><text:s/>for that release. The<text:s/><text:span text:style-name="T5">compliance log book</text:span><text:s/>shall be compiled in such a format that it complies with the relevant license terms (for example, it may be necessary to provide the specific text of a license, rather than a link to the text). Where appropriate, and required by the mode of distribution of the release, the<text:s/><text:span text:style-name="T5">compliance log book</text:span><text:s/>shall also be published online at [insert link].</text:p>
            <text:p/>
            <text:p>Where the distribution mode of the<text:s/><text:span text:style-name="T5">supplied software</text:span><text:s/>release is from a specific repository which also contains the source code, the project repository shall be considered to be the “<text:span text:style-name="T5">compliance log book</text:span>” provided that it complies with all the requirements of the identified licenses, and it shall therefore be considered to be “published” for the purposes of this policy.</text:p>
            <text:p/>
            <text:p>In general, we favour providing the whole of the text of the relevant license in the<text:s/><text:span text:style-name="T5">compliance log book</text:span>, even if only providing part of the text (e.g. an attribution notice and disclaimer) is permissible.</text:p>
          </table:table-cell>
          <table:table-cell table:number-columns-repeated="16376" table:style-name="ce1"/>
        </table:table-row>
        <table:table-row table:style-name="ro13">
          <table:table-cell/>
          <table:table-cell office:value-type="string" table:style-name="ce17">
            <text:p>3.4.1.2</text:p>
          </table:table-cell>
          <table:table-cell office:value-type="string" table:style-name="ce17">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18">
            <text:p>VM</text:p>
          </table:table-cell>
          <table:table-cell office:value-type="string" table:style-name="ce20">
            <text:p>4.b</text:p>
            <text:p/>
            <text:p/>
            <text:p>4.c</text:p>
          </table:table-cell>
          <table:table-cell office:value-type="string" table:style-name="ce20">
            <text:p>Do you archive copies of the Compliance Artifacts of the Supplied Software?</text:p>
            <text:p/>
            <text:p>Are the copies of the Compliance Artifacts archived for at least as long as the Supplied Software is offered or as required by the Identified Licenses (whichever is longer)?</text:p>
          </table:table-cell>
          <table:table-cell office:value-type="string" table:style-name="ce20">
            <text:p>The<text:s/><text:span text:style-name="T5">compliance artifacts</text:span><text:s/>for all previous releases of<text:span text:style-name="T5"><text:s/>supplied software</text:span><text:s/>shall be retained [in the<text:s/><text:span text:style-name="T5">open source log</text:span>] and archived as set out above [insert reference].</text:p>
          </table:table-cell>
          <table:table-cell office:value-type="string" table:style-name="ce20">
            <text:p>The<text:s/><text:span text:style-name="T5">compliance artifacts</text:span><text:s/>for all previous releases of<text:s/><text:span text:style-name="T5">supplied software</text:span><text:s/>shall be retained [in the<text:s/><text:span text:style-name="T5">open source log</text:span>] and archived as set out above [insert reference].</text:p>
          </table:table-cell>
          <table:table-cell table:number-columns-repeated="16376" table:style-name="ce1"/>
        </table:table-row>
        <table:table-row table:style-name="ro15">
          <table:table-cell/>
          <table:table-cell office:value-type="string" table:style-name="ce17">
            <text:p>3.4.1.R</text:p>
          </table:table-cell>
          <table:table-cell office:value-type="string" table:style-name="ce17">
            <text:p>To ensure reasonable commercial efforts have been instituted in the preparation of the compliance artifacts that accompany the supplied software, as required by the identified licenses.</text:p>
          </table:table-cell>
          <table:table-cell office:value-type="string" table:style-name="ce18">
            <text:p>RT</text:p>
          </table:table-cell>
          <table:table-cell table:number-columns-repeated="3" table:style-name="ce20"/>
          <table:table-cell table:style-name="ce23"/>
          <table:table-cell table:number-columns-repeated="16376" table:style-name="ce1"/>
        </table:table-row>
        <table:table-row table:style-name="ro9">
          <table:table-cell/>
          <table:table-cell office:value-type="float" office:value="3.5" table:style-name="ce17">
            <text:p>3.5</text:p>
          </table:table-cell>
          <table:table-cell office:value-type="string" table:style-name="ce13">
            <text:p>Understand open Source community engagement</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9">
          <table:table-cell/>
          <table:table-cell office:value-type="string" table:style-name="ce17">
            <text:p>3.5.1</text:p>
          </table:table-cell>
          <table:table-cell office:value-type="string" table:style-name="ce13">
            <text:p>Contribution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style-name="ce1"/>
        </table:table-row>
        <table:table-row table:style-name="ro25">
          <table:table-cell/>
          <table:table-cell office:value-type="string" table:style-name="ce17">
            <text:p>3.5.1.0</text:p>
          </table:table-cell>
          <table:table-cell office:value-type="string" table:style-name="ce17">
            <text:p>If an organization considers contributions to open source projects, then:</text:p>
            <text:p>• a written policy exists that governs contributions to open source projects;</text:p>
            <text:p>• the policy must be internally communicated; and</text:p>
            <text:p>• a process exists that implements the policy</text:p>
            <text:p/>
          </table:table-cell>
          <table:table-cell office:value-type="string" table:style-name="ce18">
            <text:p>RQ</text:p>
          </table:table-cell>
          <table:table-cell office:value-type="string" table:style-name="ce20">
            <text:p>5.a</text:p>
          </table:table-cell>
          <table:table-cell office:value-type="string" table:style-name="ce20">
            <text:p>Do you have a policy that governs contributions to open source projects on behalf of the organization?</text:p>
            <text:p/>
          </table:table-cell>
          <table:table-cell office:value-type="string" table:style-name="ce20">
            <text:p>[Our own<text:s/><text:span text:style-name="T5">open source</text:span><text:s/>projects have a vibrant community around them, and we encourage participation from people both inside and outside [COMPANY]. For more information, please see [OUR PROJECT AND COMMUNITY]].</text:p>
            <text:p/>
            <text:p>We recognise the benefits of becoming involved in<text:s/><text:span text:style-name="T5">open source</text:span><text:s/>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text:p>
            <text:p/>
            <text:p/>
            <text:p>OR</text:p>
            <text:p/>
            <text:p/>
            <text:p>We recognise the benefit of<text:s/><text:span text:style-name="T5">open source</text:span><text:s/>projects and are supportive of their goals. Where deemed appropriate by the<text:s/><text:span text:style-name="T5">Open Source Liaison</text:span><text:s/>we may contribute bug fixes or other material to projects of our choosing. Unapproved contributions may not be made by any staff of the company at any time.</text:p>
          </table:table-cell>
          <table:table-cell office:value-type="string" table:style-name="ce20">
            <text:p>Our own<text:span text:style-name="T5"><text:s/>open source</text:span><text:s/>projects have a vibrant community around them, and we encourage participation from people both inside and outside the [FOUNDATION].</text:p>
            <text:p/>
            <text:p>We recognise the benefits of becoming involved in other relevant<text:s/><text:span text:style-name="T5">open source</text:span><text:s/>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 We also support interoperability of open source projects, and adherence to open standards.</text:p>
          </table:table-cell>
          <table:table-cell table:style-name="ce24"/>
          <table:table-cell table:number-columns-repeated="16375"/>
        </table:table-row>
        <table:table-row table:style-name="ro24">
          <table:table-cell/>
          <table:table-cell office:value-type="string" table:style-name="ce17">
            <text:p>3.5.1.1</text:p>
          </table:table-cell>
          <table:table-cell office:value-type="string" table:style-name="ce17">
            <text:p>A documented open source contribution policy</text:p>
          </table:table-cell>
          <table:table-cell office:value-type="string" table:style-name="ce18">
            <text:p>VM</text:p>
          </table:table-cell>
          <table:table-cell table:number-columns-repeated="2" table:style-name="ce20"/>
          <table:table-cell office:value-type="string" table:style-name="ce25">
            <text:p>We encourage our team to get involved in<text:span text:style-name="T5"><text:s/>open source<text:s/></text:span>(and similar) projects outside [COMPANY]. If you want to join a project, please see the<text:s/><text:span text:style-name="T5">Open Source Compliance Lead</text:span><text:s/>for more information. Aside from projects that [COMPANY] has involvement in, feel free to contribute to other projects in your own time. Note, however, your obligations to [COMPANY] relating to trade secrets, confidential information and our intellectual property. For this reason, you must clear any participation with<text:s/><text:span text:style-name="T5">Open Source Compliance Lead</text:span><text:s/>before starting to contribute to projects which may have some connection with your work for [COMPANY].</text:p>
            <text:p/>
            <text:p>OR</text:p>
            <text:p/>
            <text:p/>
            <text:p>We do not generally encourage involvement in<text:span text:style-name="T5"><text:s/>open source</text:span><text:s/>(and similar) projects outside [COMPANY]. If you wish to become involved in a project outside [COMPANY] please seek explicit permission from the<text:s/><text:span text:style-name="T5">Open Source Liaison</text:span>. This is required given your obligations to [COMPANY] relating to confidential information, trade secrets and our intellectual property.</text:p>
          </table:table-cell>
          <table:table-cell office:value-type="string" table:style-name="ce20">
            <text:p>We encourage our team to get involved in<text:s/><text:span text:style-name="T5">open source</text:span><text:s/>(and similar) projects outside the [FOUNDATION]. If you want to join a project, please see the Open Source Compliance Lead for more information. Aside from projects that the [FOUNDATION] has involvement in, feel free to contribute to other projects in your own time. Note, however, your obligations to the [FOUNDATION] relating to trade secrets, confidential information our own intellectual property. For this reason, you must clear any participation with the [<text:span text:style-name="T5">Open Source Compliance Lead</text:span><text:s/>|<text:s/><text:span text:style-name="T5">Open Source Liaison</text:span>] before starting to contribute to projects which may have some connection with your work for the [FOUNDATION]. Permission will only be withheld in exceptional circumstances.</text:p>
          </table:table-cell>
          <table:table-cell table:number-columns-repeated="16376" table:style-name="ce1"/>
        </table:table-row>
        <table:table-row table:style-name="ro19">
          <table:table-cell/>
          <table:table-cell office:value-type="string" table:style-name="ce17">
            <text:p>3.5.1.2</text:p>
          </table:table-cell>
          <table:table-cell office:value-type="string" table:style-name="ce17">
            <text:p>A documented procedure that governs open source contributions</text:p>
          </table:table-cell>
          <table:table-cell office:value-type="string" table:style-name="ce18">
            <text:p>VM</text:p>
          </table:table-cell>
          <table:table-cell office:value-type="string" table:style-name="ce20">
            <text:p>5.b</text:p>
          </table:table-cell>
          <table:table-cell office:value-type="string" table:style-name="ce20">
            <text:p>Do you have a documented procedure that governs Open Source contributions?</text:p>
            <text:p/>
          </table:table-cell>
          <table:table-cell office:value-type="string" table:style-name="ce20">
            <text:p>In order to contribute to an approved<text:s/><text:span text:style-name="T5">open source</text:span><text:s/>project, you may be asked to sign a developer certificate of origin, a contributor license agreement, or other document. It may be the case that we already have a signed blanket agreement in place, for example. Before contributing to any<text:s/><text:span text:style-name="T5">open source</text:span><text:s/>projects, you must check with<text:s/><text:span text:style-name="T5">Open Source Compliance Lead</text:span>, and make sure that all requirements relating to documentation are fulfilled. You may use your [COMPANY] email address to register and identify yourself as the source of contributions once this clearance has been obtained.</text:p>
          </table:table-cell>
          <table:table-cell office:value-type="string" table:style-name="ce20">
            <text:p>In order to contribute to an external<text:s/><text:span text:style-name="T5">open source</text:span><text:s/>project on behalf of the [FOUNDATION], you may be asked to sign a developer certificate of origin, a contributor license agreement, or other document. It may be the case that we already have a signed blanket agreement in place, for example. Before contributing to any<text:s/><text:span text:style-name="T5">open source</text:span><text:s/>projects, you must check with<text:s/><text:span text:style-name="T5">Open Source Compliance Lead</text:span>, and make sure that all requirements relating to documentation are fulfilled. You may use your [FOUNDATION] email address to register and identify yourself as the source of contributions once this clearance has been obtained.</text:p>
          </table:table-cell>
          <table:table-cell table:number-columns-repeated="16376" table:style-name="ce1"/>
        </table:table-row>
        <table:table-row table:style-name="ro14">
          <table:table-cell/>
          <table:table-cell office:value-type="string" table:style-name="ce17">
            <text:p>3.5.1.3</text:p>
          </table:table-cell>
          <table:table-cell office:value-type="string" table:style-name="ce17">
            <text:p>A documented procedure that makes all program participants aware of the existence of the Open Source contribution policy (e.g., via training, internal wiki, or other practical communication method)</text:p>
          </table:table-cell>
          <table:table-cell office:value-type="string" table:style-name="ce18">
            <text:p>VM</text:p>
          </table:table-cell>
          <table:table-cell office:value-type="string" table:style-name="ce20">
            <text:p>5.c</text:p>
          </table:table-cell>
          <table:table-cell office:value-type="string" table:style-name="ce20">
            <text:p>Do you have a documented procedure that makes all Software Staff aware of the existence of the Open Source contribution policy?</text:p>
          </table:table-cell>
          <table:table-cell office:value-type="string" table:style-name="ce20">
            <text:p>More information about contributing to<text:s/><text:span text:style-name="T5">open source</text:span><text:s/>projects can be found [HERE] and the policy and training related to it is covered in the training referred to in [REF:TRAINING] above.</text:p>
            <text:p/>
            <text:p/>
          </table:table-cell>
          <table:table-cell office:value-type="string" table:style-name="ce20">
            <text:p>More information about contributing to<text:s/><text:span text:style-name="T5">open source</text:span><text:s/>projects can be found [HERE] and the policy and training related to it is covered in the training referred to in [REF:TRAINING] above.</text:p>
          </table:table-cell>
          <table:table-cell table:number-columns-repeated="16376"/>
        </table:table-row>
        <table:table-row table:style-name="ro17">
          <table:table-cell/>
          <table:table-cell office:value-type="string" table:style-name="ce17">
            <text:p>3.5.1.R</text:p>
          </table:table-cell>
          <table:table-cell office:value-type="string" table:style-name="ce17">
            <text:p>When an organization permits open source contributions, the intent is that the organization has given reasonable consideration to developing and implementing a contribution policy. The open source contribution policy can be made a part of the overall open source policy or be its own separate policy.</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9">
          <table:table-cell/>
          <table:table-cell office:value-type="float" office:value="3.6" table:style-name="ce17">
            <text:p>3.6</text:p>
          </table:table-cell>
          <table:table-cell office:value-type="string" table:style-name="ce13">
            <text:p>Adherence to the Specification Requirements</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table-row>
        <table:table-row table:style-name="ro9">
          <table:table-cell/>
          <table:table-cell office:value-type="string" table:style-name="ce17">
            <text:p>3.6.1</text:p>
          </table:table-cell>
          <table:table-cell office:value-type="string" table:style-name="ce13">
            <text:p>Conformance</text:p>
          </table:table-cell>
          <table:table-cell office:value-type="string" table:style-name="ce18">
            <text:p>H</text:p>
          </table:table-cell>
          <table:table-cell table:number-columns-repeated="2" table:style-name="ce20"/>
          <table:table-cell table:style-name="ce14"/>
          <table:table-cell table:style-name="ce23"/>
          <table:table-cell table:number-columns-repeated="16376"/>
        </table:table-row>
        <table:table-row table:style-name="ro10">
          <table:table-cell/>
          <table:table-cell office:value-type="string" table:style-name="ce17">
            <text:p>3.6.1.0</text:p>
          </table:table-cell>
          <table:table-cell office:value-type="string" table:style-name="ce17">
            <text:p>In order for a program to be deemed OpenChain conformant, the organization must affirm that the program satisfies the requirements presented in the specification.</text:p>
          </table:table-cell>
          <table:table-cell office:value-type="string" table:style-name="ce18">
            <text:p>RQ</text:p>
          </table:table-cell>
          <table:table-cell table:number-columns-repeated="2" table:style-name="ce20"/>
          <table:table-cell office:value-type="string" table:style-name="ce20">
            <text:p>[COMPANY] supports the Linux Foundation's OpenChain project. This is a conformance program designed to ensure that we know what code we have and are using; that it complies with the licensing obligations attached to it; that our team are trained in and understand issues around<text:s/><text:span text:style-name="T5">open source</text:span><text:s/>licensing and their use and deployment of code within [COMPANY], and that [COMPANY] has both internally- and externally-facing<text:s/><text:span text:style-name="T5">open source</text:span><text:s/>officers who are able to handle queries and support COMPANY's<text:s/><text:span text:style-name="T5">open source</text:span><text:s/>use and deployment. This policy has been carefully designed to be compliant with the OpenChain Specification v2.1, ISO/IEC 5230:2020. For more information about the OpenChain project, please see OpenChainProject.org</text:p>
          </table:table-cell>
          <table:table-cell office:value-type="string" table:style-name="ce20">
            <text:p>The [FOUNDATION] supports the Linux Foundation's OpenChain project. This is a conformance program designed to ensure that we know what code we have and are using; that it complies with the licensing obligations attached to it; that our team are trained in and understand issues around<text:s/><text:span text:style-name="T5">open source</text:span><text:s/>licensing and their use and deployment of code within the [FOUNDATION], and that the [FOUNDATION] has both internally- and externally-facing<text:s/><text:span text:style-name="T5">open source</text:span><text:s/>officers who are able to handle queries and support the [FOUNDATION]'s<text:s/><text:span text:style-name="T5">open source</text:span><text:s/>use and deployment. This policy has been carefully designed to be compliant with the OpenChain Specification v2.1, ISO/IEC 5230:2020. For more information about the OpenChain project, please see OpenChainProject.org.</text:p>
          </table:table-cell>
          <table:table-cell table:number-columns-repeated="16376"/>
        </table:table-row>
        <table:table-row table:style-name="ro14">
          <table:table-cell/>
          <table:table-cell office:value-type="string" table:style-name="ce17">
            <text:p>3.6.1.1</text:p>
          </table:table-cell>
          <table:table-cell office:value-type="string" table:style-name="ce17">
            <text:p>A document affirming the program specified in requirement §3.1.4 satisfies all the requirements of this specification.</text:p>
            <text:p/>
          </table:table-cell>
          <table:table-cell office:value-type="string" table:style-name="ce18">
            <text:p>VM</text:p>
          </table:table-cell>
          <table:table-cell office:value-type="string" table:style-name="ce20">
            <text:p>6.a</text:p>
          </table:table-cell>
          <table:table-cell office:value-type="string" table:style-name="ce20">
            <text:p>Do you have documentation confirming that your Program meets all the requirements of this specification?</text:p>
            <text:p/>
          </table:table-cell>
          <table:table-cell office:value-type="string" table:style-name="ce25">
            <text:p>[COMPANY] affirms that as of</text:p>
            <text:p>• [insert date] and in respect of [describe<text:s/><text:span text:style-name="T5">supplied software</text:span><text:s/>A]</text:p>
            <text:p>• [insert date] and in respect of [describe<text:s/><text:span text:style-name="T5">supplied software</text:span><text:s/>B]</text:p>
            <text:p>it is in compliance with the OpenChain Specification v 2.1, ISO/IEC 5230:2020. [Our public declaration can be found here [insert link]].</text:p>
          </table:table-cell>
          <table:table-cell office:value-type="string" table:style-name="ce20">
            <text:p>The [FOUNDATION] affirms that as of</text:p>
            <text:p>• [insert date] and in respect of [describe<text:s/><text:span text:style-name="T5">supplied software</text:span><text:s/>A]</text:p>
            <text:p>• [insert date] and in respect of [describe<text:s/><text:span text:style-name="T5">supplied software</text:span><text:s/>B]</text:p>
            <text:p>it is in compliance with the OpenChain Specification v 2.1, ISO/IEC 5230:2020. [Our public declaration can be found here [insert link]].</text:p>
          </table:table-cell>
          <table:table-cell table:number-columns-repeated="16376"/>
        </table:table-row>
        <table:table-row table:style-name="ro15">
          <table:table-cell/>
          <table:table-cell office:value-type="string" table:style-name="ce17">
            <text:p>3.6.1.R</text:p>
          </table:table-cell>
          <table:table-cell office:value-type="string" table:style-name="ce17">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18">
            <text:p>RT</text:p>
          </table:table-cell>
          <table:table-cell table:style-name="ce20"/>
          <table:table-cell table:style-name="ce1"/>
          <table:table-cell table:style-name="ce20"/>
          <table:table-cell table:style-name="ce23"/>
          <table:table-cell table:number-columns-repeated="16376"/>
        </table:table-row>
        <table:table-row table:style-name="ro9">
          <table:table-cell/>
          <table:table-cell office:value-type="string" table:style-name="ce17">
            <text:p>3.6.2</text:p>
          </table:table-cell>
          <table:table-cell office:value-type="string" table:style-name="ce13">
            <text:p>Duration</text:p>
          </table:table-cell>
          <table:table-cell office:value-type="string" table:style-name="ce18">
            <text:p>H</text:p>
          </table:table-cell>
          <table:table-cell table:number-columns-repeated="3" table:style-name="ce20"/>
          <table:table-cell table:style-name="ce23"/>
          <table:table-cell table:number-columns-repeated="16376"/>
        </table:table-row>
        <table:table-row table:style-name="ro15">
          <table:table-cell/>
          <table:table-cell office:value-type="string" table:style-name="ce17">
            <text:p>3.6.2.0</text:p>
          </table:table-cell>
          <table:table-cell office:value-type="string" table:style-name="ce17">
            <text:p>A program that is OpenChain conformant with version 2.1 of the specification will last 18 months from the date conformance validation was obtained. The conformance validation registration procedure can be found on the OpenChain project’s website.</text:p>
          </table:table-cell>
          <table:table-cell office:value-type="string" table:style-name="ce18">
            <text:p>RQ</text:p>
          </table:table-cell>
          <table:table-cell table:number-columns-repeated="3" table:style-name="ce20"/>
          <table:table-cell table:style-name="ce23"/>
          <table:table-cell table:number-columns-repeated="16376"/>
        </table:table-row>
        <table:table-row table:style-name="ro26">
          <table:table-cell/>
          <table:table-cell office:value-type="string" table:style-name="ce17">
            <text:p>3.6.2.1</text:p>
          </table:table-cell>
          <table:table-cell office:value-type="string" table:style-name="ce17">
            <text:p>A document affirming the program meets all the requirements of this version of the specification (version 2.1), within the past 18 months of obtaining conformance validation</text:p>
          </table:table-cell>
          <table:table-cell office:value-type="string" table:style-name="ce18">
            <text:p>VM</text:p>
          </table:table-cell>
          <table:table-cell office:value-type="string" table:style-name="ce20">
            <text:p>6.b</text:p>
          </table:table-cell>
          <table:table-cell office:value-type="string" table:style-name="ce20">
            <text:p>Do you have documentation confirming that your Program conformance was reviewed within the last 18 months?</text:p>
          </table:table-cell>
          <table:table-cell office:value-type="string" table:style-name="ce20">
            <text:p>[COMPANY] affirms that within the past 18 months of obtaining conformance validation, the program meets all the requirements of the OpenChain Specification v2.1, ISO/IEC 5230:2020. [Our public declaration can be found here [insert link]].</text:p>
            <text:p/>
            <text:p>[COMPANY]'s affirmation of conformance will be reviewed and renewed if appropriate at intervals of at least [12|18 months].</text:p>
            <text:p/>
            <text:p>The effectiveness and performance of this<text:s/><text:span text:style-name="T5">open source</text:span><text:s/>policy will be reviewed at [the same time as affirmation], and changes will be made and communicated in line with this policy where appropriate.</text:p>
          </table:table-cell>
          <table:table-cell office:value-type="string" table:style-name="ce20">
            <text:p>The [FOUNDATION] affirms that within the past 18 months of obtaining conformance validation, the program meets all the requirements of the OpenChain Specification v2.1, ISO/IEC 5230:2020. [Our public declaration can be found here [insert link]].</text:p>
            <text:p/>
            <text:p>The [FOUNDATION]'s affirmation of conformance will be reviewed and renewed if appropriate at intervals of at least [12|18 months].</text:p>
            <text:p/>
            <text:p>The effectiveness and performance of this<text:span text:style-name="T5"><text:s/>open source</text:span><text:s/>policy will be reviewed at [the same time as affirmation], and changes will be made and communicated in line with this policy where appropriate.</text:p>
          </table:table-cell>
          <table:table-cell table:number-columns-repeated="16376"/>
        </table:table-row>
        <table:table-row table:style-name="ro17">
          <table:table-cell/>
          <table:table-cell office:value-type="string" table:style-name="ce17">
            <text:p>3.6.2.R</text:p>
          </table:table-cell>
          <table:table-cell office:value-type="string" table:style-name="ce17">
            <text:p>It is important for a program to remain current with the specification if an organization wants to assert conformance over time. This requirement ensures that the program’s supporting processes and controls do not erode if an organization continues to assert program conformance over time.</text:p>
          </table:table-cell>
          <table:table-cell office:value-type="string" table:style-name="ce18">
            <text:p>RT</text:p>
          </table:table-cell>
          <table:table-cell table:number-columns-repeated="3" table:style-name="ce20"/>
          <table:table-cell table:style-name="ce23"/>
          <table:table-cell table:number-columns-repeated="16376"/>
        </table:table-row>
        <table:table-row table:style-name="ro26">
          <table:table-cell/>
          <table:table-cell table:style-name="ce26"/>
          <table:table-cell table:style-name="ce27"/>
          <table:table-cell office:value-type="string" table:style-name="ce18">
            <text:p>TX</text:p>
          </table:table-cell>
          <table:table-cell table:number-columns-repeated="2" table:style-name="ce20"/>
          <table:table-cell office:value-type="string" table:style-name="ce20">
            <text:p>[add a recorded clickthrough acceptance mechanism or a signature block if done on paper]</text:p>
            <text:p/>
            <text:p>By [ticking/signing] and accepting this you confirm your understanding and acceptance of this<text:s/><text:span text:style-name="T5">open source</text:span><text:s/>policy and that you are aware of each<text:s/><text:span text:style-name="T5">program<text:s/></text:span>personnel and the<text:s/><text:span text:style-name="T5">program</text:span>'s objectives, your contribution within the<text:s/><text:span text:style-name="T5">program</text:span>,<text:span text:style-name="T5"><text:s/></text:span>and the implications of<text:s/><text:span text:style-name="T5">program<text:s/></text:span>non-conformance.</text:p>
            <text:p/>
            <text:p>This policy shall not form part of your employment contract with [COMPANY] and you hereby consent to the [COMPANY] varying this<text:s/><text:span text:style-name="T5">open source<text:s/></text:span>policy and the related<text:s/><text:span text:style-name="T5">program<text:s/></text:span>from time to time, without your consent.</text:p>
          </table:table-cell>
          <table:table-cell office:value-type="string" table:style-name="ce20">
            <text:p>[add a recorded clickthrough acceptance mechanism or a signature block if done on paper]</text:p>
            <text:p/>
            <text:p>By [ticking/signing] and accepting this you confirm your understanding and acceptance of this<text:s/><text:span text:style-name="T5">open source</text:span><text:s/>policy and that you are aware of each<text:s/><text:span text:style-name="T5">program<text:s/></text:span>personnel and the<text:s/><text:span text:style-name="T5">program</text:span>'s objectives, your contribution within the<text:s/><text:span text:style-name="T5">program</text:span>, and the implications of<text:s/><text:span text:style-name="T5">program<text:s/></text:span>non-conformance.</text:p>
            <text:p/>
            <text:p>This policy shall not form part of any employment contract with the [FOUNDATION] and you hereby consent to the [FOUNDATION] varying this<text:span text:style-name="T5"><text:s/>open source</text:span><text:s/>policy and the related<text:s/><text:span text:style-name="T5">program<text:s/></text:span>from time to time, without your consent.</text:p>
          </table:table-cell>
          <table:table-cell table:number-columns-repeated="16376"/>
        </table:table-row>
        <table:table-row table:number-rows-repeated="1048484" table:style-name="ro5">
          <table:table-cell table:number-columns-repeated="16384"/>
        </table:table-row>
      </table:table>
      <table:table table:name="Example_Policy_Text" table:style-name="ta3">
        <table:table-column table:style-name="co9" table:default-cell-style-name="ce50"/>
        <table:table-column table:style-name="co9" table:default-cell-style-name="ce55"/>
        <table:table-column table:style-name="co9" table:number-columns-repeated="3" table:default-cell-style-name="ce50"/>
        <table:table-column table:style-name="co10" table:number-columns-repeated="1012" table:default-cell-style-name="ce50"/>
        <table:table-column table:style-name="co11" table:default-cell-style-name="ce50"/>
        <table:table-column table:style-name="co12" table:number-columns-repeated="15366" table:default-cell-style-name="ce50"/>
        <table:table-row table:style-name="ro27">
          <table:table-cell office:value-type="string" table:style-name="ce48">
            <text:p>Generic Company Policy Text</text:p>
          </table:table-cell>
          <table:table-cell office:value-type="string" table:style-name="ce49">
            <text:p>Generic Foundations Specific Policy Text</text:p>
          </table:table-cell>
          <table:table-cell table:number-columns-repeated="16382"/>
        </table:table-row>
        <table:table-row table:style-name="ro1">
          <table:table-cell office:value-type="string" table:style-name="ce51">
            <text:p>[COMPANY] Open Source Policy</text:p>
          </table:table-cell>
          <table:table-cell office:value-type="string" table:style-name="ce51">
            <text:p>[FOUNDATION] Open Source Policy</text:p>
          </table:table-cell>
          <table:table-cell table:number-columns-repeated="16382"/>
        </table:table-row>
        <table:table-row table:style-name="ro9">
          <table:table-cell office:value-type="string" table:style-name="ce48">
            <text:p>Introduction and Purpose</text:p>
          </table:table-cell>
          <table:table-cell office:value-type="string" table:style-name="ce48">
            <text:p>Introduction</text:p>
          </table:table-cell>
          <table:table-cell table:number-columns-repeated="16382"/>
        </table:table-row>
        <table:table-row table:style-name="ro26">
          <table:table-cell office:value-type="string" office:string-value="(A) [COMPANY] understands that open source licenses permit the use, study, improvement and sharing of software without seeking further permission. Open source software is a vital component in the software ecosystem and is a valuable resource that:&#10;•  Provides quality software and software-based services;&#10;•  Reduces vendor lock-in;&#10;•  Reduces the likelihood of security issues;&#10;•  Reduces development time;&#10;•  Grants access to developer communities;&#10;•  Aids the attraction and retention of skilled and satisfied staff." table:formula="of:=[Policy_Mapping.G3]" table:style-name="ce52">
            <text:p>(A) [COMPANY] understands that open source licenses permit the use, study, improvement and sharing of software without seeking further permission. Open source software is a vital component in the software ecosystem and is a valuable resource that:</text:p>
            <text:p>• <text:s/>Provides quality software and software-based services;</text:p>
            <text:p>• <text:s/>Reduces vendor lock-in;</text:p>
            <text:p>• <text:s/>Reduces the likelihood of security issues;</text:p>
            <text:p>• <text:s/>Reduces development time;</text:p>
            <text:p>• <text:s/>Grants access to developer communities;</text:p>
            <text:p>• <text:s/>Aids the attraction and retention of skilled and satisfied staff.</text:p>
          </table:table-cell>
          <table:table-cell office:value-type="string" office:string-value="The [FOUNDATION] is committed to open development, and believes that free and open source software provides the best framework for both providing value for money, [and therefore the public purse], and also the highest quality software." table:formula="of:=[Policy_Mapping.H3]" table:style-name="ce52">
            <text:p>The [FOUNDATION] is committed to open development, and believes that free and open source software provides the best framework for both providing value for money, [and therefore the public purse], and also the highest quality software.</text:p>
          </table:table-cell>
          <table:table-cell table:number-columns-repeated="16382"/>
        </table:table-row>
        <table:table-row table:style-name="ro28">
          <table:table-cell office:value-type="string" office:string-value="(B) [COMPANY] also understands that using open source or proprietary software presents some risks and that:&#10;•  Open source software is not automatically high quality;&#10;•  Open source licensing is complex, and compliance with the licensing terms needs careful consideration, documentation and following of processes;&#10;•  Other software which has some similar characteristics to open source software (such as non-commercial or shared source) is not open source software;&#10;•  Incorrect deployment and distribution of open source software can lead to breaches of intellectual property rights, which, if they can be remedied at, may potentially only be remediable by the release of our trade secrets, including source code;&#10;•  It can be difficult to find warranty cover for open source code and performance;&#10;•  Open source software can be misunderstood, and may be viewed suspiciously by customers and investors." table:formula="of:=[Policy_Mapping.G4]" table:style-name="ce52">
            <text:p>(B) [COMPANY] also understands that using open source or proprietary software presents some risks and that:</text:p>
            <text:p>• <text:s/>Open source software is not automatically high quality;</text:p>
            <text:p>• <text:s/>Open source licensing is complex, and compliance with the licensing terms needs careful consideration, documentation and following of processes;</text:p>
            <text:p>• <text:s/>Other software which has some similar characteristics to open source software (such as non-commercial or shared source) is not open source software;</text:p>
            <text:p>• <text:s/>Incorrect deployment and distribution of open source software can lead to breaches of intellectual property rights, which, if they can be remedied at, may potentially only be remediable by the release of our trade secrets, including source code;</text:p>
            <text:p>• <text:s/>It can be difficult to find warranty cover for open source code and performance;</text:p>
            <text:p>• <text:s/>Open source software can be misunderstood, and may be viewed suspiciously by customers and investors.</text:p>
          </table:table-cell>
          <table:table-cell office:value-type="string" office:string-value="The [FOUNDATION] recognises that using open source software presents some risks (particularly in terms of the consequences of non-compliance with its license terms). By adopting appropriate policies, practices and procedures, these risks can be address and minimised. This policy is compliant with the OpenChain Specification v2.1, ISO/IEC 5230:2020, an industry standard for open source license compliance." table:formula="of:=[Policy_Mapping.H4]" table:style-name="ce52">
            <text:p>The [FOUNDATION] recognises that using open source software presents some risks (particularly in terms of the consequences of non-compliance with its license terms). By adopting appropriate policies, practices and procedures, these risks can be address and minimised. This policy is compliant with the OpenChain Specification v2.1, ISO/IEC 5230:2020, an industry standard for open source license compliance.</text:p>
          </table:table-cell>
          <table:table-cell table:number-columns-repeated="16382"/>
        </table:table-row>
        <table:table-row table:style-name="ro26">
          <table:table-cell office:value-type="string" office:string-value="(C)        The purpose of this policy is to assist [COMPANY] in getting the best business value from open source software while mitigating risks, primarily relating to breach of applicable license terms. All program participants will be made aware of this policy though, for example, training, internal wiki/knowledge base." table:formula="of:=[Policy_Mapping.G5]" table:style-name="ce52">
            <text:p>(C) <text:s text:c="7"/>The purpose of this policy is to assist [COMPANY] in getting the best business value from open source software while mitigating risks, primarily relating to breach of applicable license terms. All program participants will be made aware of this policy though, for example, training, internal wiki/knowledge base.</text:p>
          </table:table-cell>
          <table:table-cell office:value-type="string" office:string-value="The purpose of this policy is to guide the [FOUNDATION] in making the best use of open source software while understanding and mitigating any risks of non compliance with license terms.&#10;&#10;If you are an external contributor to projects, you are not bound by this policy, but we ask that you read it as it will help to answer any queries you may have about how we select code for incorporation into our codebase. You will, however, have to sign our [Developer Certificate of Origin][Apache-style CLA], which you can find here [insert link]." table:formula="of:=[Policy_Mapping.H5]" table:style-name="ce52">
            <text:p>The purpose of this policy is to guide the [FOUNDATION] in making the best use of open source software while understanding and mitigating any risks of non compliance with license terms.</text:p>
            <text:p/>
            <text:p>If you are an external contributor to projects, you are not bound by this policy, but we ask that you read it as it will help to answer any queries you may have about how we select code for incorporation into our codebase. You will, however, have to sign our [Developer Certificate of Origin][Apache-style CLA], which you can find here [insert link].</text:p>
          </table:table-cell>
          <table:table-cell table:number-columns-repeated="16382"/>
        </table:table-row>
        <table:table-row table:style-name="ro9">
          <table:table-cell office:value-type="string" table:style-name="ce48">
            <text:p>Definitions</text:p>
          </table:table-cell>
          <table:table-cell office:value-type="string" table:style-name="ce48">
            <text:p>Definitions</text:p>
          </table:table-cell>
          <table:table-cell table:number-columns-repeated="16382"/>
        </table:table-row>
        <table:table-row table:style-name="ro18">
          <table:table-cell office:value-type="string" office:string-value="&quot;compliance artifacts&quot;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 table:formula="of:=[Policy_Mapping.G6]" table:style-name="ce52">
            <text:p>"compliance artifacts"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p>
          </table:table-cell>
          <table:table-cell office:value-type="string" office:string-value="&quot;compliance artifacts&quot;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 table:formula="of:=[Policy_Mapping.H6]" table:style-name="ce52">
            <text:p>"compliance artifacts"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p>
          </table:table-cell>
          <table:table-cell table:number-columns-repeated="16382"/>
        </table:table-row>
        <table:table-row table:style-name="ro13">
          <table:table-cell office:value-type="string" office:string-value="&quot;compliance log book&quot; - the complete set of compliance artifacts which are made available to third parties to comply with the requirements of the licenses applicable to supplied software for a specific release, in the appropriate form to ensure compliance (e.g. license text may be required, as opposed to a link to the license text)." table:formula="of:=[Policy_Mapping.G7]" table:style-name="ce52">
            <text:p>"compliance log book" - the complete set of compliance artifacts which are made available to third parties to comply with the requirements of the licenses applicable to supplied software for a specific release, in the appropriate form to ensure compliance (e.g. license text may be required, as opposed to a link to the license text).</text:p>
          </table:table-cell>
          <table:table-cell office:value-type="string" office:string-value="&quot;compliance log book&quot; - the complete set of compliance artifacts which are made available to third parties to comply with the requirements of the licenses applicable to supplied software for a specific release, in the appropriate form to ensure compliance (e.g. license text may be required, as opposed to a link to the license text)." table:formula="of:=[Policy_Mapping.H7]" table:style-name="ce52">
            <text:p>"compliance log book" - the complete set of compliance artifacts which are made available to third parties to comply with the requirements of the licenses applicable to supplied software for a specific release, in the appropriate form to ensure compliance (e.g. license text may be required, as opposed to a link to the license text).</text:p>
          </table:table-cell>
          <table:table-cell table:number-columns-repeated="16382"/>
        </table:table-row>
        <table:table-row table:style-name="ro17">
          <table:table-cell office:value-type="string" office:string-value="&quot;identified licenses” - a set of open source software licenses identified as a result of following an appropriate method of identifying open source components from which the supplied software is comprised." table:formula="of:=[Policy_Mapping.G8]" table:style-name="ce52">
            <text:p>"identified licenses” - a set of open source software licenses identified as a result of following an appropriate method of identifying open source components from which the supplied software is comprised.</text:p>
          </table:table-cell>
          <table:table-cell office:value-type="string" office:string-value="&quot;identified licenses” - a set of open source software licenses identified as a result of following an appropriate method of identifying open source components from which the supplied software is comprised." table:formula="of:=[Policy_Mapping.H8]" table:style-name="ce52">
            <text:p>"identified licenses” - a set of open source software licenses identified as a result of following an appropriate method of identifying open source components from which the supplied software is comprised.</text:p>
          </table:table-cell>
          <table:table-cell table:number-columns-repeated="16382"/>
        </table:table-row>
        <table:table-row table:style-name="ro15">
          <table:table-cell office:value-type="string" office:string-value="&quot;OpenChain conformant&quot; - a program that satisfies all the requirements of the Linux Foundation's Open Chain Specification v2.1, ISO/IEC 5230:2020" table:formula="of:=[Policy_Mapping.G9]" table:style-name="ce52">
            <text:p>"OpenChain conformant" - a program that satisfies all the requirements of the Linux Foundation's Open Chain Specification v2.1, ISO/IEC 5230:2020</text:p>
          </table:table-cell>
          <table:table-cell office:value-type="string" office:string-value="&quot;OpenChain conformant&quot; - a program that satisfies all the requirements of the Linux Foundation's Open Chain Specification v2.1, ISO/IEC 5230:2020" table:formula="of:=[Policy_Mapping.H9]" table:style-name="ce52">
            <text:p>"OpenChain conformant" - a program that satisfies all the requirements of the Linux Foundation's Open Chain Specification v2.1, ISO/IEC 5230:2020</text:p>
          </table:table-cell>
          <table:table-cell table:number-columns-repeated="16382"/>
        </table:table-row>
        <table:table-row table:style-name="ro13">
          <table:table-cell office:value-type="string" office:string-value="&quot;open source&quot; - software subject to one or more licenses that meet the Open Source Definition published by the Open Source Initiative (see opensource.org/osd) or the Free Software Definition published by the Free Software Foundation (see gnu.org/philosophy/free-sw.html) or similar license." table:formula="of:=[Policy_Mapping.G10]" table:style-name="ce52">
            <text:p>"open source"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office:value-type="string" office:string-value="&quot;open source&quot; - software subject to one or more licenses that meet the Open Source Definition published by the Open Source Initiative (see opensource.org/osd) or the Free Software Definition published by the Free Software Foundation (see gnu.org/philosophy/free-sw.html) or similar license." table:formula="of:=[Policy_Mapping.H10]" table:style-name="ce52">
            <text:p>"open source" - software subject to one or more licenses that meet the Open Source Definition published by the Open Source Initiative (see opensource.org/osd) or the Free Software Definition published by the Free Software Foundation (see gnu.org/philosophy/free-sw.html) or similar license.</text:p>
          </table:table-cell>
          <table:table-cell table:number-columns-repeated="16382"/>
        </table:table-row>
        <table:table-row table:style-name="ro17">
          <table:table-cell office:value-type="string" office:string-value="&quot;Open Source Compliance Board Member&quot; the individual sitting on the board of [COMPANY] with overall responsibility for [COMPANY]’s open source compliance program." table:formula="of:=[Policy_Mapping.G11]" table:style-name="ce52">
            <text:p>"Open Source Compliance Board Member" the individual sitting on the board of [COMPANY] with overall responsibility for [COMPANY]’s open source compliance program.</text:p>
          </table:table-cell>
          <table:table-cell office:value-type="string" office:string-value="&quot;Open Source Compliance Board Member&quot; the individual sitting on the [board] of [FOUNDATION] with overall responsibility for [FOUNDATION's] open source compliance program." table:formula="of:=[Policy_Mapping.H11]" table:style-name="ce52">
            <text:p>"Open Source Compliance Board Member" the individual sitting on the [board] of [FOUNDATION] with overall responsibility for [FOUNDATION's] open source compliance program.</text:p>
          </table:table-cell>
          <table:table-cell table:number-columns-repeated="16382"/>
        </table:table-row>
        <table:table-row table:style-name="ro15">
          <table:table-cell office:value-type="string" office:string-value="&quot;Open Source Compliance Lead&quot; - the individual with day-to-day responsibility for open source compliance issues within the [Company] as detailed in Appendix 1" table:formula="of:=[Policy_Mapping.G12]" table:style-name="ce52">
            <text:p>"Open Source Compliance Lead" - the individual with day-to-day responsibility for open source compliance issues within the [Company] as detailed in Appendix 1</text:p>
          </table:table-cell>
          <table:table-cell office:value-type="string" office:string-value="&quot;Open Source Compliance Lead&quot; - the individual with day-to-day responsibility for open source compliance issues within the [FOUNDATION] as detailed in Appendix 1" table:formula="of:=[Policy_Mapping.H12]" table:style-name="ce52">
            <text:p>"Open Source Compliance Lead" - the individual with day-to-day responsibility for open source compliance issues within the [FOUNDATION] as detailed in Appendix 1</text:p>
          </table:table-cell>
          <table:table-cell table:number-columns-repeated="16382"/>
        </table:table-row>
        <table:table-row table:style-name="ro17">
          <table:table-cell office:value-type="string" office:string-value="&quot;Open Source Liaison&quot; - the individual responsible for addressing external open source compliance queries[, and open source outreach with external projects]. More details can be found in Appendix 1." table:formula="of:=[Policy_Mapping.G13]" table:style-name="ce52">
            <text:p>"Open Source Liaison" - the individual responsible for addressing external open source compliance queries[, and open source outreach with external projects]. More details can be found in Appendix 1.</text:p>
          </table:table-cell>
          <table:table-cell office:value-type="string" office:string-value="&quot;Open Source Liaison&quot; - the individual responsible for addressing external open source compliance queries[, and open source outreach with external projects]. More details can be found in Appendix 1." table:formula="of:=[Policy_Mapping.H13]" table:style-name="ce52">
            <text:p>"Open Source Liaison" - the individual responsible for addressing external open source compliance queries[, and open source outreach with external projects]. More details can be found in Appendix 1.</text:p>
          </table:table-cell>
          <table:table-cell table:number-columns-repeated="16382"/>
        </table:table-row>
        <table:table-row table:style-name="ro17">
          <table:table-cell office:value-type="string" office:string-value="&quot;open source log&quot; - the record kept in [ticketing system] of determinations, queries and answers relating to [COMPANY]'s selection and incorporation of open source code." table:formula="of:=[Policy_Mapping.G14]" table:style-name="ce52">
            <text:p>"open source log" - the record kept in [ticketing system] of determinations, queries and answers relating to [COMPANY]'s selection and incorporation of open source code.</text:p>
          </table:table-cell>
          <table:table-cell office:value-type="string" office:string-value="&quot;open source log&quot; - the record kept in [ticketing system] of determinations, queries and answers relating to the [FOUNDATION]’s selection and incorporation of open source code." table:formula="of:=[Policy_Mapping.H14]" table:style-name="ce52">
            <text:p>"open source log" - the record kept in [ticketing system] of determinations, queries and answers relating to the [FOUNDATION]’s selection and incorporation of open source code.</text:p>
          </table:table-cell>
          <table:table-cell table:number-columns-repeated="16382"/>
        </table:table-row>
        <table:table-row table:style-name="ro15">
          <table:table-cell office:value-type="string" office:string-value="&quot;program&quot; - the set of policies, processes and personnel that comprise an organization’s open source license compliance activities." table:formula="of:=[Policy_Mapping.G15]" table:style-name="ce52">
            <text:p>"program" - the set of policies, processes and personnel that comprise an organization’s open source license compliance activities.</text:p>
          </table:table-cell>
          <table:table-cell office:value-type="string" office:string-value="&quot;program&quot; - the set of policies, processes and personnel that comprise an organization’s open source license compliance activities." table:formula="of:=[Policy_Mapping.H15]" table:style-name="ce52">
            <text:p>"program" - the set of policies, processes and personnel that comprise an organization’s open source license compliance activities.</text:p>
          </table:table-cell>
          <table:table-cell table:number-columns-repeated="16382"/>
        </table:table-row>
        <table:table-row table:style-name="ro19">
          <table:table-cell office:value-type="string" office:string-value="&quot;program participants&quot;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 table:formula="of:=[Policy_Mapping.G16]" table:style-name="ce52">
            <text:p>"program participants"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p>
          </table:table-cell>
          <table:table-cell office:value-type="string" office:string-value="&quot;program participants&quot;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 It does not include external contributors to code, provided that the code in question is submitted and selected for incorporation in accordance with this policy." table:formula="of:=[Policy_Mapping.H16]" table:style-name="ce52">
            <text:p>"program participants" - 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 It does not include external contributors to code, provided that the code in question is submitted and selected for incorporation in accordance with this policy.</text:p>
          </table:table-cell>
          <table:table-cell table:number-columns-repeated="16382"/>
        </table:table-row>
        <table:table-row table:style-name="ro14">
          <table:table-cell office:value-type="string" office:string-value="&quot;SPDX&quot; - the format standard created by the Linux Foundation’s SPDX (Software Package Data Exchange) Working Group for exchanging bill of materials for a given software package, including associated license and copyright information (see spdx.org)." table:formula="of:=[Policy_Mapping.G17]" table:style-name="ce52">
            <text:p>"SPDX" - the format standard created by the Linux Foundation’s SPDX (Software Package Data Exchange) Working Group for exchanging bill of materials for a given software package, including associated license and copyright information (see spdx.org).</text:p>
          </table:table-cell>
          <table:table-cell office:value-type="string" office:string-value="&quot;SPDX&quot; - the format standard created by the Linux Foundation’s SPDX (Software Package Data Exchange) Working Group for exchanging bill of materials for a given software package, including associated license and copyright information (see spdx.org)." table:formula="of:=[Policy_Mapping.H17]" table:style-name="ce52">
            <text:p>"SPDX" - the format standard created by the Linux Foundation’s SPDX (Software Package Data Exchange) Working Group for exchanging bill of materials for a given software package, including associated license and copyright information (see spdx.org).</text:p>
          </table:table-cell>
          <table:table-cell table:number-columns-repeated="16382"/>
        </table:table-row>
        <table:table-row table:style-name="ro17">
          <table:table-cell office:value-type="string" office:string-value="&quot;supplied software&quot; - software that an organization distributes to third parties (e.g., other organizations or individuals) [or otherwise makes available to third parties, e.g. via an API or through a web interface]" table:formula="of:=[Policy_Mapping.G18]" table:style-name="ce52">
            <text:p>"supplied software" - software that an organization distributes to third parties (e.g., other organizations or individuals) [or otherwise makes available to third parties, e.g. via an API or through a web interface]</text:p>
          </table:table-cell>
          <table:table-cell office:value-type="string" office:string-value="&quot;supplied software&quot; - software that an organization distributes to third parties (e.g., other organizations or individuals)." table:formula="of:=[Policy_Mapping.H18]" table:style-name="ce52">
            <text:p>"supplied software" - software that an organization distributes to third parties (e.g., other organizations or individuals).</text:p>
          </table:table-cell>
          <table:table-cell table:number-columns-repeated="16382"/>
        </table:table-row>
        <table:table-row table:style-name="ro15">
          <table:table-cell office:value-type="string" office:string-value="&quot;verification materials&quot; - materials that demonstrate that a given requirement of the OpenChain Specification v2.1, ISO/IEC 5230:2020, is satisfied." table:formula="of:=[Policy_Mapping.G19]" table:style-name="ce52">
            <text:p>"verification materials" - materials that demonstrate that a given requirement of the OpenChain Specification v2.1, ISO/IEC 5230:2020, is satisfied.</text:p>
          </table:table-cell>
          <table:table-cell office:value-type="string" office:string-value="&quot;verification materials&quot; - materials that demonstrate that a given requirement of the OpenChain Specification v2.1, ISO/IEC 5230:2020, is satisfied." table:formula="of:=[Policy_Mapping.H19]" table:style-name="ce52">
            <text:p>"verification materials" - materials that demonstrate that a given requirement of the OpenChain Specification v2.1, ISO/IEC 5230:2020, is satisfied.</text:p>
          </table:table-cell>
          <table:table-cell table:number-columns-repeated="16382"/>
        </table:table-row>
        <table:table-row table:style-name="ro9">
          <table:table-cell office:value-type="string" table:style-name="ce48">
            <text:p>Introduction</text:p>
          </table:table-cell>
          <table:table-cell office:value-type="string" table:style-name="ce48">
            <text:p>Introduction</text:p>
          </table:table-cell>
          <table:table-cell table:number-columns-repeated="16382"/>
        </table:table-row>
        <table:table-row table:style-name="ro16">
          <table:table-cell office:value-type="string" office:string-value="Our open source policy can be found [on the [COMPANY]]intranet at [LINK]." table:formula="of:=[Policy_Mapping.G24]" table:style-name="ce52">
            <text:p>Our open source policy can be found [on the [COMPANY]]intranet at [LINK].</text:p>
          </table:table-cell>
          <table:table-cell office:value-type="string" office:string-value="Our open source policy [can be found at] [is publicly available on Github] at [LINK]." table:formula="of:=[Policy_Mapping.H24]" table:style-name="ce52">
            <text:p>Our open source policy [can be found at] [is publicly available on Github] at [LINK].</text:p>
          </table:table-cell>
          <table:table-cell table:number-columns-repeated="16382"/>
        </table:table-row>
        <table:table-row table:style-name="ro17">
          <table:table-cell office:value-type="string" office:string-value="All joining program participants will be made aware of the open source policy, and associated training policy and its location during the induction process. This will be recorded on the [induction checklist | HR system]." table:formula="of:=[Policy_Mapping.G25]" table:style-name="ce52">
            <text:p>All joining program participants will be made aware of the open source policy, and associated training policy and its location during the induction process. This will be recorded on the [induction checklist | HR system].</text:p>
          </table:table-cell>
          <table:table-cell office:value-type="string" office:string-value="All joining program participants will be made aware of the open source policy, and associated training policy and its location during the induction process. This will be recorded on the [induction checklist]." table:formula="of:=[Policy_Mapping.H25]" table:style-name="ce52">
            <text:p>All joining program participants will be made aware of the open source policy, and associated training policy and its location during the induction process. This will be recorded on the [induction checklist].</text:p>
          </table:table-cell>
          <table:table-cell table:number-columns-repeated="16382"/>
        </table:table-row>
        <table:table-row table:style-name="ro15">
          <table:table-cell office:value-type="string" office:string-value="You can find [COMPANY]'s list of roles and corresponding responsibilities for the different program participants in [see Appendix 1 for a sample]." table:formula="of:=[Policy_Mapping.G29]" table:style-name="ce52">
            <text:p>You can find [COMPANY]'s list of roles and corresponding responsibilities for the different program participants in [see Appendix 1 for a sample].</text:p>
          </table:table-cell>
          <table:table-cell office:value-type="string" office:string-value="The [FOUNDATION]’s list of roles and corresponding responsibilities for the different program participants can be found in [see Appendix 1 for a sample]." table:formula="of:=[Policy_Mapping.H29]" table:style-name="ce52">
            <text:p>The [FOUNDATION]’s list of roles and corresponding responsibilities for the different program participants can be found in [see Appendix 1 for a sample].</text:p>
          </table:table-cell>
          <table:table-cell table:number-columns-repeated="16382"/>
        </table:table-row>
        <table:table-row table:style-name="ro16">
          <table:table-cell office:value-type="string" office:string-value="You can find [COMPANY]'s list of competencies for each role in the program in [see Appendix 1 for a sample]." table:formula="of:=[Policy_Mapping.G30]" table:style-name="ce52">
            <text:p>You can find [COMPANY]'s list of competencies for each role in the program in [see Appendix 1 for a sample].</text:p>
          </table:table-cell>
          <table:table-cell office:value-type="string" office:string-value="The [FOUNDATION]’s list of competencies for each role in the program can be found in [see Appendix 1 for a sample]." table:formula="of:=[Policy_Mapping.H30]" table:style-name="ce52">
            <text:p>The [FOUNDATION]’s list of competencies for each role in the program can be found in [see Appendix 1 for a sample].</text:p>
          </table:table-cell>
          <table:table-cell table:number-columns-repeated="16382"/>
        </table:table-row>
        <table:table-row table:style-name="ro17">
          <table:table-cell office:value-type="string" office:string-value="All program participants must undertake training covering the competencies required for their role, and at a minimum basic training. Appendix 5 contains details of the training requirements for each role." table:formula="of:=[Policy_Mapping.G31]" table:style-name="ce52">
            <text:p>All program participants must undertake training covering the competencies required for their role, and at a minimum basic training. Appendix 5 contains details of the training requirements for each role.</text:p>
          </table:table-cell>
          <table:table-cell office:value-type="string" office:string-value="All [FOUNDATION] program participants must undertake training covering the competencies required for their role, and at a minimum basic training. Appendix 5 contains details of the training requirements for each role." table:formula="of:=[Policy_Mapping.H31]" table:style-name="ce52">
            <text:p>All [FOUNDATION] program participants must undertake training covering the competencies required for their role, and at a minimum basic training. Appendix 5 contains details of the training requirements for each role.</text:p>
          </table:table-cell>
          <table:table-cell table:number-columns-repeated="16382"/>
        </table:table-row>
        <table:table-row table:style-name="ro17">
          <table:table-cell office:value-type="string" office:string-value="Every program participant will be assessed, and records of the assessment will be found [in the [COMPANY] learning management system][will be kept by the HR department] and retained for [at least 6 years]." table:formula="of:=[Policy_Mapping.G32]" table:style-name="ce52">
            <text:p>Every program participant will be assessed, and records of the assessment will be found [in the [COMPANY] learning management system][will be kept by the HR department] and retained for [at least 6 years].</text:p>
          </table:table-cell>
          <table:table-cell office:value-type="string" office:string-value="Every program participant will be assessed, and records of the assessment will be retained by the [FOUNDATION] for [at least 6 years]." table:formula="of:=[Policy_Mapping.H32]" table:style-name="ce52">
            <text:p>Every program participant will be assessed, and records of the assessment will be retained by the [FOUNDATION] for [at least 6 years].</text:p>
          </table:table-cell>
          <table:table-cell table:number-columns-repeated="16382"/>
        </table:table-row>
        <table:table-row table:style-name="ro9">
          <table:table-cell office:value-type="string" table:style-name="ce48">
            <text:p>Overview</text:p>
          </table:table-cell>
          <table:table-cell office:value-type="string" table:style-name="ce48">
            <text:p>Overview</text:p>
          </table:table-cell>
          <table:table-cell table:number-columns-repeated="16382"/>
        </table:table-row>
        <table:table-row table:style-name="ro29">
          <table:table-cell office:value-type="string" office:string-value="• A copy of our open source policy can be found at [insert link].&#10;• Our open source objectives are set out in the introduction to this policy.&#10;• You contribute to the effectiveness of the program by understanding the rationale behind, and content of, this policy. This includes keeping yourself up to date with our business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 open source, please do not hesitate to contact [Open Source Compliance Lead - see Appendix 1].&#10;• It is important that [COMPANY] adheres to this policy. Failure to do so may lead to:&#10;• legal claims from the holders of copyright or other intellectual property rights in code we use;&#10;• claims from our customers;&#10;• the inadvertent release of [COMPANY] proprietary code;&#10;• breach of regulatory obligations by [COMPANY] potentially leading to fines;&#10;• loss of reputation;&#10;• loss of revenue;&#10;• breach of contract with suppliers and customers.&#10;For this reason, we take breaches of this policy seriously, and any individual breaching the policy may find themselves subject to [COMPANY]'s disciplinary procedure." table:formula="of:=[Policy_Mapping.G35]" table:style-name="ce52">
            <text:p>• A copy of our open source policy can be found at [insert link].</text:p>
            <text:p>• Our open source objectives are set out in the introduction to this policy.</text:p>
            <text:p>• You contribute to the effectiveness of the program by understanding the rationale behind, and content of, this policy. This includes keeping yourself up to date with our business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 open source, please do not hesitate to contact [Open Source Compliance Lead - see Appendix 1].</text:p>
            <text:p>• It is important that [COMPANY] adheres to this policy. Failure to do so may lead to:</text:p>
            <text:p>• legal claims from the holders of copyright or other intellectual property rights in code we use;</text:p>
            <text:p>• claims from our customers;</text:p>
            <text:p>• the inadvertent release of [COMPANY] proprietary code;</text:p>
            <text:p>• breach of regulatory obligations by [COMPANY] potentially leading to fines;</text:p>
            <text:p>• loss of reputation;</text:p>
            <text:p>• loss of revenue;</text:p>
            <text:p>• breach of contract with suppliers and customers.</text:p>
            <text:p>For this reason, we take breaches of this policy seriously, and any individual breaching the policy may find themselves subject to [COMPANY]'s disciplinary procedure.</text:p>
          </table:table-cell>
          <table:table-cell office:value-type="string" office:string-value="• This open source policy is, and will remain available, at [insert link].&#10;• Our open source objectives are set out in the introduction to this policy.&#10;• You contribute to the effectiveness of the program by understanding the rationale behind, and content of, this policy. This includes keeping yourself up to date with our activities and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 open source, please do not hesitate to contact [Open Source Compliance Lead - see Appendix 1].&#10;• It is important that the [FOUNDATION] adheres to this policy. Failure to do so may lead to:&#10;• legal claims from the holders of copyright or other intellectual property rights in code we use;&#10;• claims from recipients of our code;&#10;• the inadvertent release of code we are not permitted to release;&#10;• breach of regulatory obligations by the [FOUNDATION] potentially leading to fines;&#10;• loss of reputation;&#10;• loss of funding and income;&#10;• breach of contract.&#10;For this reason, we take breaches of this policy seriously, and any individual breaching the policy may find themselves subject to disciplinary action." table:formula="of:=[Policy_Mapping.H35]" table:style-name="ce52">
            <text:p>• This open source policy is, and will remain available, at [insert link].</text:p>
            <text:p>• Our open source objectives are set out in the introduction to this policy.</text:p>
            <text:p>• You contribute to the effectiveness of the program by understanding the rationale behind, and content of, this policy. This includes keeping yourself up to date with our activities and practices, and also keeping up to date with current software development practices and techniques. You can do this by following news sources like [insert sources], participating in [list forums, mailing lists], and undertaking training activities. If you have any questions relating to this policy, or to our practices and procedures relating to open source, please do not hesitate to contact [Open Source Compliance Lead - see Appendix 1].</text:p>
            <text:p>• It is important that the [FOUNDATION] adheres to this policy. Failure to do so may lead to:</text:p>
            <text:p>• legal claims from the holders of copyright or other intellectual property rights in code we use;</text:p>
            <text:p>• claims from recipients of our code;</text:p>
            <text:p>• the inadvertent release of code we are not permitted to release;</text:p>
            <text:p>• breach of regulatory obligations by the [FOUNDATION] potentially leading to fines;</text:p>
            <text:p>• loss of reputation;</text:p>
            <text:p>• loss of funding and income;</text:p>
            <text:p>• breach of contract.</text:p>
            <text:p>For this reason, we take breaches of this policy seriously, and any individual breaching the policy may find themselves subject to disciplinary action.</text:p>
          </table:table-cell>
          <table:table-cell table:number-columns-repeated="16382"/>
        </table:table-row>
        <table:table-row table:style-name="ro18">
          <table:table-cell office:value-type="string" office:string-value="The [COMPANY]'s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maintained by the HR department]." table:formula="of:=[Policy_Mapping.G36]" table:style-name="ce52">
            <text:p>The [COMPANY]'s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maintained by the HR department].</text:p>
          </table:table-cell>
          <table:table-cell office:value-type="string" office:string-value="The [FOUNDATION]’s training and assessment program will cover the objectives of each program in which you participate, your role within the program, and implications to the [FOUNDATION] and to individuals for non-conformance. Evidence of your assessment will be retained by the [FOUNDATION] [in line with the [FOUNDATION]’s HR data retention/destruction policy]." table:formula="of:=[Policy_Mapping.H36]" table:style-name="ce52">
            <text:p>The [FOUNDATION]’s training and assessment program will cover the objectives of each program in which you participate, your role within the program, and implications to the [FOUNDATION] and to individuals for non-conformance. Evidence of your assessment will be retained by the [FOUNDATION] [in line with the [FOUNDATION]’s HR data retention/destruction policy].</text:p>
          </table:table-cell>
          <table:table-cell table:number-columns-repeated="16382"/>
        </table:table-row>
        <table:table-row table:style-name="ro9">
          <table:table-cell office:value-type="string" table:style-name="ce53">
            <text:p>Program scope</text:p>
          </table:table-cell>
          <table:table-cell office:value-type="string" table:style-name="ce53">
            <text:p>Program scope</text:p>
          </table:table-cell>
          <table:table-cell table:number-columns-repeated="16382"/>
        </table:table-row>
        <table:table-row table:style-name="ro10">
          <table:table-cell office:value-type="string" office:string-value="The Open Source Compliance Lead will consider at the initiation of any new project within [COMPANY] whether that project should also be included within the scope of the program, and if so, that proposal shall be made to the Board Members through the Open Source Compliance Board Member and if the proposal is adopted, the scope of the program, and if necessary, this policy, will be amended accordingly. The Open Source Compliance Lead may also initiate a review of the scope of the program at any time they consider it appropriate to do so, following the same process." table:formula="of:=[Policy_Mapping.G39]" table:style-name="ce52">
            <text:p>The Open Source Compliance Lead will consider at the initiation of any new project within [COMPANY] whether that project should also be included within the scope of the program, and if so, that proposal shall be made to the Board Members through the Open Source Compliance Board Member and if the proposal is adopted, the scope of the program, and if necessary, this policy, will be amended accordingly. The Open Source Compliance Lead may also initiate a review of the scope of the program at any time they consider it appropriate to do so, following the same process.</text:p>
          </table:table-cell>
          <table:table-cell office:value-type="string" office:string-value="The Open Source Compliance Lead will consider at the initiation of any new project within the [FOUNDATION] whether that project should also be included within the scope of the program, and if so, that proposal shall be made to the [Board Members] through the Open Source Compliance Board Member and if the proposal is adopted, the scope of the program, and if necessary, this policy, will be amended accordingly. The Open Source Compliance Lead may also initiate a review of the scope of the program at any time they consider it appropriate to do so, following the same process." table:formula="of:=[Policy_Mapping.H39]" table:style-name="ce52">
            <text:p>The Open Source Compliance Lead will consider at the initiation of any new project within the [FOUNDATION] whether that project should also be included within the scope of the program, and if so, that proposal shall be made to the [Board Members] through the Open Source Compliance Board Member and if the proposal is adopted, the scope of the program, and if necessary, this policy, will be amended accordingly. The Open Source Compliance Lead may also initiate a review of the scope of the program at any time they consider it appropriate to do so, following the same process.</text:p>
          </table:table-cell>
          <table:table-cell table:number-columns-repeated="16382" table:style-name="ce50"/>
        </table:table-row>
        <table:table-row table:style-name="ro14">
          <table:table-cell office:value-type="string" office:string-value="This open source policy covers [all products which COMPANY makes available or distributes externally]. [In future, the COMPANY may determine that different products and projects are part of different programs, and each program may have a different scope]." table:formula="of:=[Policy_Mapping.G40]" table:style-name="ce52">
            <text:p>This open source policy covers [all products which COMPANY makes available or distributes externally]. [In future, the COMPANY may determine that different products and projects are part of different programs, and each program may have a different scope].</text:p>
          </table:table-cell>
          <table:table-cell office:value-type="string" office:string-value="This open source policy covers projects developed under the [FOUNDATION]’s program. [In future, the [FOUNDATION] may determine that different products and projects are part of different programs, and each program may have a different scope.]" table:formula="of:=[Policy_Mapping.H40]" table:style-name="ce52">
            <text:p>This open source policy covers projects developed under the [FOUNDATION]’s program. [In future, the [FOUNDATION] may determine that different products and projects are part of different programs, and each program may have a different scope.]</text:p>
          </table:table-cell>
          <table:table-cell table:style-name="ce52"/>
          <table:table-cell table:number-columns-repeated="16381"/>
        </table:table-row>
        <table:table-row table:style-name="ro9">
          <table:table-cell office:value-type="string" table:style-name="ce53">
            <text:p>License Review and Obligations</text:p>
          </table:table-cell>
          <table:table-cell office:value-type="string" table:style-name="ce53">
            <text:p>License Review and Obligations</text:p>
          </table:table-cell>
          <table:table-cell table:number-columns-repeated="16382" table:style-name="ce50"/>
        </table:table-row>
        <table:table-row table:style-name="ro22">
          <table:table-cell office:value-type="string" office:string-value="Our procedure for reviewing and documenting the obligations, restrictions and rights granted by each identified license is as follows:&#10;• [Open Source Compliance Lead] makes a preliminary assessment of the license based on the criteria set out in [Appendix 2].&#10;• In case of any doubt, [Open Source Compliance Lead] refers the question to [External Legal Counsel][whose details are in Appendix 1].&#10;• The outcome of any determination, and associated rationale (whether internal or external) is recorded in the open source log." table:formula="of:=[Policy_Mapping.G44]" table:style-name="ce52">
            <text:p>Our procedure for reviewing and documenting the obligations, restrictions and rights granted by each identified license is as follows:</text:p>
            <text:p>• [Open Source Compliance Lead] makes a preliminary assessment of the license based on the criteria set out in [Appendix 2].</text:p>
            <text:p>• In case of any doubt, [Open Source Compliance Lead] refers the question to [External Legal Counsel][whose details are in Appendix 1].</text:p>
            <text:p>• The outcome of any determination, and associated rationale (whether internal or external) is recorded in the open source log.</text:p>
          </table:table-cell>
          <table:table-cell office:value-type="string" office:string-value="Our procedure for reviewing and documenting the obligations, restrictions and rights granted by each identified license is as follows:&#10;• [Open Source Compliance Lead] makes a preliminary assessment of the license based on the criteria set out in [Appendix 2].&#10;• In case of any doubt, [Open Source Compliance Lead] refers the question to [External Legal Counsel][whose details are in Appendix 1].&#10;• The outcome of any determination, and associated rationale (whether internal or external) is recorded in the open source log." table:formula="of:=[Policy_Mapping.H44]" table:style-name="ce52">
            <text:p>Our procedure for reviewing and documenting the obligations, restrictions and rights granted by each identified license is as follows:</text:p>
            <text:p>• [Open Source Compliance Lead] makes a preliminary assessment of the license based on the criteria set out in [Appendix 2].</text:p>
            <text:p>• In case of any doubt, [Open Source Compliance Lead] refers the question to [External Legal Counsel][whose details are in Appendix 1].</text:p>
            <text:p>• The outcome of any determination, and associated rationale (whether internal or external) is recorded in the open source log.</text:p>
          </table:table-cell>
          <table:table-cell table:number-columns-repeated="16382" table:style-name="ce50"/>
        </table:table-row>
        <table:table-row table:style-name="ro9">
          <table:table-cell office:value-type="string" table:style-name="ce53">
            <text:p>External Liaison</text:p>
          </table:table-cell>
          <table:table-cell office:value-type="string" table:style-name="ce53">
            <text:p>External Liaison</text:p>
          </table:table-cell>
          <table:table-cell table:number-columns-repeated="16382" table:style-name="ce50"/>
        </table:table-row>
        <table:table-row table:style-name="ro15">
          <table:table-cell office:value-type="string" office:string-value="Details of our Open Source Liaison can be found at [link to externally facing website]. Further details of our Open Source Liaison can be found in [Appendix 1]." table:formula="of:=[Policy_Mapping.G49]" table:style-name="ce52">
            <text:p>Details of our Open Source Liaison can be found at [link to externally facing website]. Further details of our Open Source Liaison can be found in [Appendix 1].</text:p>
          </table:table-cell>
          <table:table-cell office:value-type="string" office:string-value="Details of our Open Source Liaison can be found at [link to externally facing website]. Further details of our Open Source Liaison can be found in [Appendix 1]." table:formula="of:=[Policy_Mapping.H49]" table:style-name="ce52">
            <text:p>Details of our Open Source Liaison can be found at [link to externally facing website]. Further details of our Open Source Liaison can be found in [Appendix 1].</text:p>
          </table:table-cell>
          <table:table-cell table:number-columns-repeated="16382" table:style-name="ce50"/>
        </table:table-row>
        <table:table-row table:style-name="ro12">
          <table:table-cell office:value-type="string" office:string-value="Anyone receiving an open source compliance inquiry from outside the [COMPANY] shall refer it to the Open Source Liaison who shall, in consultation with the Open Source Compliance Lead [both of whose details are in Appendix 1], have overall responsibility for dealing with the enquiry, and, where appropriate, assigning the handling of all or part of it to suitable individuals within [COMPANY], or, where they determine appropriate, to External Legal Counsel whose details are [also in Appendix 1]." table:formula="of:=[Policy_Mapping.G50]" table:style-name="ce52">
            <text:p>Anyone receiving an open source compliance inquiry from outside the [COMPANY] shall refer it to the Open Source Liaison who shall, in consultation with the Open Source Compliance Lead [both of whose details are in Appendix 1], have overall responsibility for dealing with the enquiry, and, where appropriate, assigning the handling of all or part of it to suitable individuals within [COMPANY], or, where they determine appropriate, to External Legal Counsel whose details are [also in Appendix 1].</text:p>
          </table:table-cell>
          <table:table-cell office:value-type="string" office:string-value="Anyone receiving an open source compliance enquiry from outside the [FOUNDATION] shall refer it to the Open Source Liaison who shall, in consultation with the Open Source Compliance Lead [whose details are in Appendix 1], have overall responsibility for dealing with the enquiry, and, where appropriate, assigning  the handling of all or part of it to suitable individuals within the [FOUNDATION], or, where they determine appropriate, to External Legal Counsel whose details are [also in Appendix 1]." table:formula="of:=[Policy_Mapping.H50]" table:style-name="ce52">
            <text:p>Anyone receiving an open source compliance enquiry from outside the [FOUNDATION] shall refer it to the Open Source Liaison who shall, in consultation with the Open Source Compliance Lead [whose details are in Appendix 1], have overall responsibility for dealing with the enquiry, and, where appropriate, assigning  the handling of all or part of it to suitable individuals within the [FOUNDATION], or, where they determine appropriate, to External Legal Counsel whose details are [also in Appendix 1].</text:p>
          </table:table-cell>
          <table:table-cell table:number-columns-repeated="16382" table:style-name="ce50"/>
        </table:table-row>
        <table:table-row table:style-name="ro9">
          <table:table-cell office:value-type="string" table:style-name="ce53">
            <text:p>Responsibility and Resourcing</text:p>
          </table:table-cell>
          <table:table-cell office:value-type="string" table:style-name="ce53">
            <text:p>Responsibility and Resourcing</text:p>
          </table:table-cell>
          <table:table-cell table:number-columns-repeated="16382" table:style-name="ce50"/>
        </table:table-row>
        <table:table-row table:style-name="ro18">
          <table:table-cell office:value-type="string" office:string-value="The Open Source Compliance Lead is primarily responsible for day-to-day internal open source compliance issues, supported by the [list persons, groups and their functions whose details are in Appendix 1]." table:formula="of:=[Policy_Mapping.G54]" table:style-name="ce52">
            <text:p>The Open Source Compliance Lead is primarily responsible for day-to-day internal open source compliance issues, supported by the [list persons, groups and their functions whose details are in Appendix 1].</text:p>
          </table:table-cell>
          <table:table-cell office:value-type="string" office:string-value="The Open Source Compliance Lead is primarily responsible for day-to-day internal open source compliance issues, supported by the [list persons, groups and their functions whose details are in Appendix 1]. The [FOUNDATION] may outsource the role of Open Source Compliance Lead to a third party, provided that third party complies with this Policy as if they were internal to the [FOUNDATION]." table:formula="of:=[Policy_Mapping.H54]" table:style-name="ce52">
            <text:p>The Open Source Compliance Lead is primarily responsible for day-to-day internal open source compliance issues, supported by the [list persons, groups and their functions whose details are in Appendix 1]. The [FOUNDATION] may outsource the role of Open Source Compliance Lead to a third party, provided that third party complies with this Policy as if they were internal to the [FOUNDATION].</text:p>
          </table:table-cell>
          <table:table-cell table:number-columns-repeated="16382" table:style-name="ce50"/>
        </table:table-row>
        <table:table-row table:style-name="ro12">
          <table:table-cell office:value-type="string" office:string-value="[COMPANY] shall ensure that the identified program roles are staffed, adequately funded and allocated with time to perform their duties. Any individual in an identified program role who believes that their role is inadequately resourced and funded must take up the issue with the Open Source Compliance Lead who shall investigate and seek to resolve the issue promptly, and failing effective resolution of the issue, shall take it up with the Open Source Compliance Board Member." table:formula="of:=[Policy_Mapping.G55]" table:style-name="ce52">
            <text:p>[COMPANY] shall ensure that the identified program roles are staffed, adequately funded and allocated with time to perform their duties. Any individual in an identified program role who believes that their role is inadequately resourced and funded must take up the issue with the Open Source Compliance Lead who shall investigate and seek to resolve the issue promptly, and failing effective resolution of the issue, shall take it up with the Open Source Compliance Board Member.</text:p>
          </table:table-cell>
          <table:table-cell office:value-type="string" office:string-value="The [FOUNDATION] shall ensure that the identified program roles are staffed, adequately funded and allocated with time to perform their duties. Any individual in an identified program role who believes that their role is inadequately resourced and funded must take up the issue with the Open Source Compliance Lead who shall investigate and seek to resolve the issue promptly, and failing effective resolution of the issue, shall take it up with the Open Source Compliance Board Member." table:formula="of:=[Policy_Mapping.H55]" table:style-name="ce52">
            <text:p>The [FOUNDATION] shall ensure that the identified program roles are staffed, adequately funded and allocated with time to perform their duties. Any individual in an identified program role who believes that their role is inadequately resourced and funded must take up the issue with the Open Source Compliance Lead who shall investigate and seek to resolve the issue promptly, and failing effective resolution of the issue, shall take it up with the Open Source Compliance Board Member.</text:p>
          </table:table-cell>
          <table:table-cell table:number-columns-repeated="16382" table:style-name="ce50"/>
        </table:table-row>
        <table:table-row table:style-name="ro19">
          <table:table-cell office:value-type="string" office:string-value="We engage [the law firm Bristows LLP, and Orcro Limited, a specialist open source compliance company] to provide legal and associated compliance advice. Any legal or compliance requests should be routed to [Open Source Compliance Lead] who will determine whether it is necessary to involve external advisers. The efficacy and appropriateness of our external advisers shall be assessed and reviewed at least annually by the Open Source Compliance Lead." table:formula="of:=[Policy_Mapping.G56]" table:style-name="ce52">
            <text:p>We engage [the law firm Bristows LLP, and Orcro Limited, a specialist open source compliance company] to provide legal and associated compliance advice. Any legal or compliance requests should be routed to [Open Source Compliance Lead] who will determine whether it is necessary to involve external advisers. The efficacy and appropriateness of our external advisers shall be assessed and reviewed at least annually by the Open Source Compliance Lead.</text:p>
          </table:table-cell>
          <table:table-cell office:value-type="string" office:string-value="We engage [the law firm Bristows LLP, and Orcro Limited, a specialist open source compliance company] to provide legal and associated compliance advice. Any legal or compliance requests should be routed to [Open Source Compliance Lead] who will determine whether it is necessary to involve external advisers. The efficacy and appropriateness of our external advisers shall be assessed and reviewed at least annually by the Open Source Compliance Lead." table:formula="of:=[Policy_Mapping.H56]" table:style-name="ce52">
            <text:p>We engage [the law firm Bristows LLP, and Orcro Limited, a specialist open source compliance company] to provide legal and associated compliance advice. Any legal or compliance requests should be routed to [Open Source Compliance Lead] who will determine whether it is necessary to involve external advisers. The efficacy and appropriateness of our external advisers shall be assessed and reviewed at least annually by the Open Source Compliance Lead.</text:p>
          </table:table-cell>
          <table:table-cell table:number-columns-repeated="16382" table:style-name="ce50"/>
        </table:table-row>
        <table:table-row table:style-name="ro20">
          <table:table-cell office:value-type="string" office:string-value="The Open Source Compliance Lead [and &lt;list supporting persons, groups and their functions as set out in Appendix 1&gt;] shall be primarily responsible for the resolution of day-to-day internal compliance issues, as well as updating and reviewing this policy.&#10;&#10;The Open Source Compliance Lead shall be responsible for&#10;• Reviewing, implementing and communicating this policy;&#10;• Reviewing and implementing training and assessment for open source compliance related issues (in conjunction with HR);&#10;• Overseeing the activities of the Open Source Liaison;&#10;• Categorising identified licenses;&#10;• Keeping themselves appraised of up-to-date issues around open source compliance, including involvement with appropriate forums, user groups and mailing lists, and keeping in regular contact with the external legal [and compliance] advisors as set out in Appendix 1;&#10;• Keeping the Board, and in particular, the Open Source Compliance Board Member, up to date with activities affected by this open source policy;&#10;• [list any additional persons, groups and their responsibilities as further set out in Appendix 1]" table:formula="of:=[Policy_Mapping.G57]" table:style-name="ce52">
            <text:p>The Open Source Compliance Lead [and &lt;list supporting persons, groups and their functions as set out in Appendix 1&gt;] shall be primarily responsible for the resolution of day-to-day internal compliance issues, as well as updating and reviewing this policy.</text:p>
            <text:p/>
            <text:p>The Open Source Compliance Lead shall be responsible for</text:p>
            <text:p>• Reviewing, implementing and communicating this policy;</text:p>
            <text:p>• Reviewing and implementing training and assessment for open source compliance related issues (in conjunction with HR);</text:p>
            <text:p>• Overseeing the activities of the Open Source Liaiso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 open source policy;</text:p>
            <text:p>• [list any additional persons, groups and their responsibilities as further set out in Appendix 1]</text:p>
          </table:table-cell>
          <table:table-cell office:value-type="string" office:string-value="The Open Source Compliance Lead [and &lt;list supporting persons, groups and their functions as set out in Appendix 1&gt;] shall be primarily responsible for the resolution of day-to-day internal compliance issues, as well as updating and reviewing this policy.&#10;&#10;The Open Source Compliance Lead shall be responsible for&#10;• Reviewing, implementing and communicating this policy;&#10;• Reviewing and implementing training and assessment for open source compliance related issues (in conjunction with [FOUNDATION]'s HR or Equivalent];&#10;• Overseeing the activities of the Open Source Liaison;&#10;• Categorising identified licenses;&#10;• Keeping themselves appraised of up-to-date issues around open source compliance, including involvement with appropriate forums, user groups and mailing lists, and keeping in regular contact with the external legal [and compliance] advisors as set out in Appendix 1;&#10;• Keeping the Board, and in particular, the Open Source Compliance Board Member, up to date with activities affected by this open source policy;&#10;• [list any additional persons, groups and their responsibilities as further set out in Appendix 1]" table:formula="of:=[Policy_Mapping.H57]" table:style-name="ce52">
            <text:p>The Open Source Compliance Lead [and &lt;list supporting persons, groups and their functions as set out in Appendix 1&gt;] shall be primarily responsible for the resolution of day-to-day internal compliance issues, as well as updating and reviewing this policy.</text:p>
            <text:p/>
            <text:p>The Open Source Compliance Lead shall be responsible for</text:p>
            <text:p>• Reviewing, implementing and communicating this policy;</text:p>
            <text:p>• Reviewing and implementing training and assessment for open source compliance related issues (in conjunction with [FOUNDATION]'s HR or Equivalent];</text:p>
            <text:p>• Overseeing the activities of the Open Source Liaison;</text:p>
            <text:p>• Categorising identified licenses;</text:p>
            <text:p>• Keeping themselves appraised of up-to-date issues around open source compliance, including involvement with appropriate forums, user groups and mailing lists, and keeping in regular contact with the external legal [and compliance] advisors as set out in Appendix 1;</text:p>
            <text:p>• Keeping the Board, and in particular, the Open Source Compliance Board Member, up to date with activities affected by this open source policy;</text:p>
            <text:p>• [list any additional persons, groups and their responsibilities as further set out in Appendix 1]</text:p>
          </table:table-cell>
          <table:table-cell table:number-columns-repeated="16382" table:style-name="ce50"/>
        </table:table-row>
        <table:table-row table:style-name="ro30">
          <table:table-cell office:value-type="string" office:string-value="Should a non-compliance issue be raised, the Open Source Compliance Lead shall:&#10;&#10;1. Acknowledge receipt of the query and state a reasonable time for resolution;&#10;2. Determine whether the query discloses a genuine issue or not (and if not, respond to the querier accordingly);&#10;3. If the issue is genuine, apply [Appendix 4: incident severity criteria] to prioritise;&#10;4. Determine the appropriate response according to [Appendix 4: incident response criteria];&#10;5. Carry out response in accordance with criteria, changing client terms of business etc. as appropriate; and&#10;6. Document the above in the open source log." table:formula="of:=[Policy_Mapping.G58]" table:style-name="ce52">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 open source log.</text:p>
          </table:table-cell>
          <table:table-cell office:value-type="string" office:string-value="Should a non-compliance issue be raised, the Open Source Compliance Lead shall:&#10;&#10;1. Acknowledge receipt of the query and state a reasonable time for resolution;&#10;2. Determine whether the query discloses a genuine issue or not (and if not, respond to the querier accordingly);&#10;3. If the issue is genuine, apply [Appendix 4: incident severity criteria] to prioritise;&#10;4. Determine the appropriate response according to [Appendix 4: incident response criteria];&#10;5. Carry out response in accordance with criteria, changing client terms of business etc. as appropriate; and&#10;6. Document the above in the open source log." table:formula="of:=[Policy_Mapping.H58]" table:style-name="ce52">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 and</text:p>
            <text:p>6. Document the above in the open source log.</text:p>
          </table:table-cell>
          <table:table-cell table:number-columns-repeated="16382" table:style-name="ce50"/>
        </table:table-row>
        <table:table-row table:style-name="ro9">
          <table:table-cell office:value-type="string" table:style-name="ce53">
            <text:p>Open source content review and approval</text:p>
          </table:table-cell>
          <table:table-cell office:value-type="string" table:style-name="ce53">
            <text:p>Open source content review and approval</text:p>
          </table:table-cell>
          <table:table-cell table:number-columns-repeated="16382" table:style-name="ce50"/>
        </table:table-row>
        <table:table-row table:style-name="ro31">
          <table:table-cell office:value-type="string" office:string-value="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 table:formula="of:=[Policy_Mapping.G62]" table:style-name="ce52">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able:table-cell>
          <table:table-cell office:value-type="string" office:string-value="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10;&#10;All projects which are within the scope of this program will consider contributions from third parties provided that those third parties have entered into the standard [Contributor License Agreement/Developer Certificate of Origin] and are not otherwise excluded. Where an external contributor requests to incorporate any third party code, that code shall only be incorporated into the codebase by the Open Source Compliance Lead or other authorised program participant in accordance with the code selection procedure [set out in Appendix 3] and other requirements set out in this policy.&#10;&#10;Although external contributors are not required to adhere to this policy, they are encouraged to read it and familiarise themselves with it. They will be asked to provide information about the provenance of any third party code which they propose to incorporate into the code base, so that the Open Source Compliance Lead (or authorised program participant) can make a determination, in accordance with this policy, as to whether it should be included or not. Understanding the criteria for inclusion (and asking appropriate questions before starting to consider third party code) will save time for both the contributor and the Open Source Compliance Lead." table:formula="of:=[Policy_Mapping.H62]" table:style-name="ce52">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ext:p/>
            <text:p>All projects which are within the scope of this program will consider contributions from third parties provided that those third parties have entered into the standard [Contributor License Agreement/Developer Certificate of Origin] and are not otherwise excluded. Where an external contributor requests to incorporate any third party code, that code shall only be incorporated into the codebase by the Open Source Compliance Lead or other authorised program participant in accordance with the code selection procedure [set out in Appendix 3] and other requirements set out in this policy.</text:p>
            <text:p/>
            <text:p>Although external contributors are not required to adhere to this policy, they are encouraged to read it and familiarise themselves with it. They will be asked to provide information about the provenance of any third party code which they propose to incorporate into the code base, so that the Open Source Compliance Lead (or authorised program participant) can make a determination, in accordance with this policy, as to whether it should be included or not. Understanding the criteria for inclusion (and asking appropriate questions before starting to consider third party code) will save time for both the contributor and the Open Source Compliance Lead.</text:p>
          </table:table-cell>
          <table:table-cell table:number-columns-repeated="16382" table:style-name="ce50"/>
        </table:table-row>
        <table:table-row table:style-name="ro10">
          <table:table-cell office:value-type="string" office:string-value="All decisions carried out under this policy shall be recorded in the open source log, with details of the background, decision made, date, source of request, and name of the decision maker.&#10;&#10;The open source log shall be reviewed annually, and any entries relating to code which is no longer currently used or distributed shall be flagged. All such entries shall be archived after [three years] of being flagged, and shall be anonymised after [six years]." table:formula="of:=[Policy_Mapping.G63]" table:style-name="ce52">
            <text:p>All decisions carried out under this policy shall be recorded in the open source 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p>
          </table:table-cell>
          <table:table-cell office:value-type="string" office:string-value="All decisions carried out under this policy shall be recorded in the open source log, with details of the background, decision made, date, source of request, and name of the decision maker.&#10;&#10;The open source log shall be reviewed annually, and any entries relating to code which is no longer currently used or distributed shall be flagged. All such entries shall be archived after [three years] of being flagged, and shall be anonymised after [six years]." table:formula="of:=[Policy_Mapping.H63]" table:style-name="ce52">
            <text:p>All decisions carried out under this policy shall be recorded in the open source 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p>
          </table:table-cell>
          <table:table-cell table:number-columns-repeated="16382" table:style-name="ce50"/>
        </table:table-row>
        <table:table-row table:style-name="ro14">
          <table:table-cell office:value-type="string" office:string-value="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 table:formula="of:=[Policy_Mapping.G64]" table:style-name="ce52">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p>
          </table:table-cell>
          <table:table-cell office:value-type="string" office:string-value="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 table:formula="of:=[Policy_Mapping.H64]" table:style-name="ce52">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p>
          </table:table-cell>
          <table:table-cell table:number-columns-repeated="16382" table:style-name="ce50"/>
        </table:table-row>
        <table:table-row table:style-name="ro9">
          <table:table-cell office:value-type="string" table:style-name="ce53">
            <text:p>License compliance</text:p>
          </table:table-cell>
          <table:table-cell office:value-type="string" table:style-name="ce53">
            <text:p>License compliance</text:p>
          </table:table-cell>
          <table:table-cell table:number-columns-repeated="16382" table:style-name="ce50"/>
        </table:table-row>
        <table:table-row table:style-name="ro26">
          <table:table-cell office:value-type="string" office:string-value="[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10;&#10;The inclusion of any code into any release of supplied software shall follow [Appendix 3: Source acceptability criteria]." table:formula="of:=[Policy_Mapping.G68]" table:style-name="ce52">
            <text:p>[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office:value-type="string" office:string-value="[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10;&#10;The inclusion of any code into any release of supplied software shall follow [Appendix 3: Source acceptability criteria]." table:formula="of:=[Policy_Mapping.H68]" table:style-name="ce52">
            <text:p>[Appendix 2: licenses] contains a list of frequently encountered licenses covering the code in each release of supplied software categorising how each license deals with distribution in binary form, source form, strong or weak copyleft, provided on a SaaS basis, is modified or contains attribution requirements. Any code which is released under a license not in the database shall be referred to review as set out in [reference].</text:p>
            <text:p/>
            <text:p>The inclusion of any code into any release of supplied software shall follow [Appendix 3: Source acceptability criteria].</text:p>
          </table:table-cell>
          <table:table-cell table:number-columns-repeated="16382" table:style-name="ce50"/>
        </table:table-row>
        <table:table-row table:style-name="ro9">
          <table:table-cell office:value-type="string" table:style-name="ce53">
            <text:p>Compliance artifact creation and delivery</text:p>
          </table:table-cell>
          <table:table-cell office:value-type="string" table:style-name="ce53">
            <text:p>Compliance artifact creation and delivery</text:p>
          </table:table-cell>
          <table:table-cell table:number-columns-repeated="16382" table:style-name="ce50"/>
        </table:table-row>
        <table:table-row table:style-name="ro11">
          <table:table-cell office:value-type="string" office:string-value="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quot;compliance artifacts&quot;, and the compilation of them into a specific release of supplied software is called the compliance log book." table:formula="of:=[Policy_Mapping.G72]" table:style-name="ce52">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office:value-type="string" office:string-value="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quot;compliance artifacts&quot;, and the compilation of them into a specific release of supplied software is called the compliance log book." table:formula="of:=[Policy_Mapping.H72]" table:style-name="ce52">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amount to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table:number-columns-repeated="16382" table:style-name="ce50"/>
        </table:table-row>
        <table:table-row table:style-name="ro32">
          <table:table-cell office:value-type="string" office:string-value="For each component which is incorporated into a supplied software release, the appropriate compliance artifacts shall be compiled into the compliance log book for that release. The compliance log book shall be compiled in such a format that it complies with the relevant license terms (for example, it may be necessary to provide the specific text of a license, rather than a link to the text). Where appropriate, and required by the mode of distribution of the release, the compliance log book shall also be published online at [insert link].&#10;&#10;In general, we favour providing the whole of the text of the relevant license in the compliance log book, even if only providing part of the text (e.g. an attribution notice and disclaimer) is permissible." table:formula="of:=[Policy_Mapping.G73]" table:style-name="ce52">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se terms (for example, it may be necessary to provide the specific text of a license, rather than a link to the text). Where appropriate, and required by the mode of distribution of the release, the compliance log book shall also be published online at [insert link].</text:p>
            <text:p/>
            <text:p>In general, we favour providing the whole of the text of the relevant license in the compliance log book, even if only providing part of the text (e.g. an attribution notice and disclaimer) is permissible.</text:p>
          </table:table-cell>
          <table:table-cell office:value-type="string" office:string-value="For each component which is incorporated into a supplied software release, the appropriate compliance artifacts shall be compiled into the compliance log book for that release. The compliance log book shall be compiled in such a format that it complies with the relevant license terms (for example, it may be necessary to provide the specific text of a license, rather than a link to the text). Where appropriate, and required by the mode of distribution of the release, the compliance log book shall also be published online at [insert link].&#10;&#10;Where the distribution mode of the supplied software release is from a specific repository which also contains the source code, the project repository shall be considered to be the “compliance log book” provided that it complies with all the requirements of the identified licenses, and it shall therefore be considered to be “published” for the purposes of this policy.&#10;&#10;In general, we favour providing the whole of the text of the relevant license in the compliance log book, even if only providing part of the text (e.g. an attribution notice and disclaimer) is permissible." table:formula="of:=[Policy_Mapping.H73]" table:style-name="ce52">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se terms (for example, it may be necessary to provide the specific text of a license, rather than a link to the text). Where appropriate, and required by the mode of distribution of the release, the compliance log book shall also be published online at [insert link].</text:p>
            <text:p/>
            <text:p>Where the distribution mode of the supplied software release is from a specific repository which also contains the source code, the project repository shall be considered to be the “compliance log book” provided that it complies with all the requirements of the identified licenses, and it shall therefore be considered to be “published” for the purposes of this policy.</text:p>
            <text:p/>
            <text:p>In general, we favour providing the whole of the text of the relevant license in the compliance log book, even if only providing part of the text (e.g. an attribution notice and disclaimer) is permissible.</text:p>
          </table:table-cell>
          <table:table-cell table:number-columns-repeated="16382" table:style-name="ce50"/>
        </table:table-row>
        <table:table-row table:style-name="ro15">
          <table:table-cell office:value-type="string" office:string-value="The compliance artifacts for all previous releases of supplied software shall be retained [in the open source log] and archived as set out above [insert reference]." table:formula="of:=[Policy_Mapping.G74]" table:style-name="ce52">
            <text:p>The compliance artifacts for all previous releases of supplied software shall be retained [in the open source log] and archived as set out above [insert reference].</text:p>
          </table:table-cell>
          <table:table-cell office:value-type="string" office:string-value="The compliance artifacts for all previous releases of supplied software shall be retained [in the open source log] and archived as set out above [insert reference]." table:formula="of:=[Policy_Mapping.H74]" table:style-name="ce52">
            <text:p>The compliance artifacts for all previous releases of supplied software shall be retained [in the open source log] and archived as set out above [insert reference].</text:p>
          </table:table-cell>
          <table:table-cell table:number-columns-repeated="16382" table:style-name="ce50"/>
        </table:table-row>
        <table:table-row table:style-name="ro9">
          <table:table-cell office:value-type="string" table:style-name="ce53">
            <text:p>Open Source community engagement</text:p>
          </table:table-cell>
          <table:table-cell office:value-type="string" table:style-name="ce53">
            <text:p>Open Source community engagement</text:p>
          </table:table-cell>
          <table:table-cell table:number-columns-repeated="16382" table:style-name="ce50"/>
        </table:table-row>
        <table:table-row table:style-name="ro9">
          <table:table-cell office:value-type="string" table:style-name="ce53">
            <text:p>Contributing to Open Source Projects</text:p>
          </table:table-cell>
          <table:table-cell office:value-type="string" table:style-name="ce53">
            <text:p>Contributing to Open Source Projects</text:p>
          </table:table-cell>
          <table:table-cell table:number-columns-repeated="16382" table:style-name="ce50"/>
        </table:table-row>
        <table:table-row table:style-name="ro23">
          <table:table-cell office:value-type="string" office:string-value="[Our own open source projects have a vibrant community around them, and we encourage participation from people both inside and outside [COMPANY]. For more information, please see [OUR PROJECT AND COMMUNITY]].&#10;&#10;We recognise the benefits of becoming involved in open source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10;&#10;&#10;OR&#10;&#10;&#10;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 table:formula="of:=[Policy_Mapping.G78]" table:style-name="ce52">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text:p>
            <text:p/>
            <text:p/>
            <text:p>OR</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office:value-type="string" office:string-value="Our own open source projects have a vibrant community around them, and we encourage participation from people both inside and outside the [FOUNDATION].&#10;&#10;We recognise the benefits of becoming involved in other relevant open source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 We also support interoperability of open source projects, and adherence to open standards." table:formula="of:=[Policy_Mapping.H78]" table:style-name="ce52">
            <text:p>Our own open source projects have a vibrant community around them, and we encourage participation from people both inside and outside the [FOUNDATION].</text:p>
            <text:p/>
            <text:p>We recognise the benefits of becoming involved in other relevant open source projects, from personal satisfaction of our team, through to gaining in-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ut become part of the main supported release. We also support interoperability of open source projects, and adherence to open standards.</text:p>
          </table:table-cell>
          <table:table-cell table:style-name="ce52"/>
          <table:table-cell table:number-columns-repeated="16381"/>
        </table:table-row>
        <table:table-row table:style-name="ro33">
          <table:table-cell office:value-type="string" office:string-value="We encourage our team to get involved in open source (and similar) projects outside [COMPANY]. If you want to join a project, please see the Open Source Compliance Lead for more information. Aside from projects that [COMPANY] has involvement in, feel free to contribute to other projects in your own time. Note, however, your obligations to [COMPANY] relating to trade secrets, confidential information and our intellectual property. For this reason, you must clear any participation with Open Source Compliance Lead before starting to contribute to projects which may have some connection with your work for [COMPANY].&#10;&#10;OR&#10;&#10;&#10;We do not generally encourage involvement in open source (and similar) projects outside [COMPANY]. If you wish to become involved in a project outside [COMPANY] please seek explicit permission from the Open Source Liaison. This is required given your obligations to [COMPANY] relating to confidential information, trade secrets and our intellectual property." table:formula="of:=[Policy_Mapping.G79]" table:style-name="ce52">
            <text:p>We encourage our team to get involved in open source (and similar) projects outside [COMPANY]. If you want to join a project, please see the Open Source Compliance Lead for more information. Aside from projects that [COMPANY] has involvement in, feel free to contribute to other projects in your own time. Note, however, your obligations to [COMPANY] relating to trade secrets, confidential information and our intellectual property. For this reason, you must clear any participation with Open Source Compliance Lead before starting to contribute to projects which may have some connection with your work for [COMPANY].</text:p>
            <text:p/>
            <text:p>OR</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confidential information, trade secrets and our intellectual property.</text:p>
          </table:table-cell>
          <table:table-cell office:value-type="string" office:string-value="We encourage our team to get involved in open source (and similar) projects outside the [FOUNDATION]. If you want to join a project, please see the Open Source Compliance Lead for more information. Aside from projects that the [FOUNDATION] has involvement in, feel free to contribute to other projects in your own time. Note, however, your obligations to the [FOUNDATION] relating to trade secrets, confidential information our own intellectual property. For this reason, you must clear any participation with the [Open Source Compliance Lead | Open Source Liaison] before starting to contribute to projects which may have some connection with your work for the [FOUNDATION]. Permission will only be withheld in exceptional circumstances." table:formula="of:=[Policy_Mapping.H79]" table:style-name="ce52">
            <text:p>We encourage our team to get involved in open source (and similar) projects outside the [FOUNDATION]. If you want to join a project, please see the Open Source Compliance Lead for more information. Aside from projects that the [FOUNDATION] has involvement in, feel free to contribute to other projects in your own time. Note, however, your obligations to the [FOUNDATION] relating to trade secrets, confidential information our own intellectual property. For this reason, you must clear any participation with the [Open Source Compliance Lead | Open Source Liaison] before starting to contribute to projects which may have some connection with your work for the [FOUNDATION]. Permission will only be withheld in exceptional circumstances.</text:p>
          </table:table-cell>
          <table:table-cell table:number-columns-repeated="16382" table:style-name="ce50"/>
        </table:table-row>
        <table:table-row table:style-name="ro26">
          <table:table-cell office:value-type="string" office:string-value="In order to contribute to an approved open source project, you may be asked to sign a developer certificate of origin, a contributor license agreement, or other document. It may be the case that we already have a signed blanket agreement in place, for example. Before contributing to any open source projects, you must check with Open Source Compliance Lead, and make sure that all requirements relating to documentation are fulfilled. You may use your [COMPANY] email address to register and identify yourself as the source of contributions once this clearance has been obtained." table:formula="of:=[Policy_Mapping.G80]" table:style-name="ce52">
            <text:p>In order to contribute to an approved open source project, you may be asked to sign a developer certificate of origin, a contributor license agreement, or other document. It may be the case that we already have a signed blanket agreement in place, for example. Before contributing to any open source projects, you must check with Open Source Compliance Lead, and make sure that all requirements relating to documentation are fulfilled. You may use your [COMPANY] email address to register and identify yourself as the source of contributions once this clearance has been obtained.</text:p>
          </table:table-cell>
          <table:table-cell office:value-type="string" office:string-value="In order to contribute to an external open source project on behalf of the [FOUNDATION], you may be asked to sign a developer certificate of origin, a contributor license agreement, or other document. It may be the case that we already have a signed blanket agreement in place, for example. Before contributing to any open source projects, you must check with Open Source Compliance Lead, and make sure that all requirements relating to documentation are fulfilled. You may use your [FOUNDATION] email address to register and identify yourself as the source of contributions once this clearance has been obtained." table:formula="of:=[Policy_Mapping.H80]" table:style-name="ce52">
            <text:p>In order to contribute to an external open source project on behalf of the [FOUNDATION], you may be asked to sign a developer certificate of origin, a contributor license agreement, or other document. It may be the case that we already have a signed blanket agreement in place, for example. Before contributing to any open source projects, you must check with Open Source Compliance Lead, and make sure that all requirements relating to documentation are fulfilled. You may use your [FOUNDATION] email address to register and identify yourself as the source of contributions once this clearance has been obtained.</text:p>
          </table:table-cell>
          <table:table-cell table:number-columns-repeated="16382" table:style-name="ce50"/>
        </table:table-row>
        <table:table-row table:style-name="ro14">
          <table:table-cell office:value-type="string" office:string-value="More information about contributing to open source projects can be found [HERE] and the policy and training related to it is covered in the training referred to in [REF:TRAINING] above.&#10;&#10;" table:formula="of:=[Policy_Mapping.G81]" table:style-name="ce52">
            <text:p>More information about contributing to open source projects can be found [HERE] and the policy and training related to it is covered in the training referred to in [REF:TRAINING] above.</text:p>
            <text:p/>
            <text:p/>
          </table:table-cell>
          <table:table-cell office:value-type="string" office:string-value="More information about contributing to open source projects can be found [HERE] and the policy and training related to it is covered in the training referred to in [REF:TRAINING] above." table:formula="of:=[Policy_Mapping.H81]" table:style-name="ce52">
            <text:p>More information about contributing to open source projects can be found [HERE] and the policy and training related to it is covered in the training referred to in [REF:TRAINING] above.</text:p>
          </table:table-cell>
          <table:table-cell table:number-columns-repeated="16382" table:style-name="ce50"/>
        </table:table-row>
        <table:table-row table:style-name="ro9">
          <table:table-cell office:value-type="string" table:style-name="ce53">
            <text:p>OpenChain Standard</text:p>
          </table:table-cell>
          <table:table-cell office:value-type="string" table:style-name="ce53">
            <text:p>OpenChain Standard</text:p>
          </table:table-cell>
          <table:table-cell table:number-columns-repeated="16382" table:style-name="ce50"/>
        </table:table-row>
        <table:table-row table:style-name="ro9">
          <table:table-cell office:value-type="string" table:style-name="ce53">
            <text:p>Conformance</text:p>
          </table:table-cell>
          <table:table-cell office:value-type="string" table:style-name="ce53">
            <text:p>Conformance</text:p>
          </table:table-cell>
          <table:table-cell table:number-columns-repeated="16382" table:style-name="ce50"/>
        </table:table-row>
        <table:table-row table:style-name="ro30">
          <table:table-cell office:value-type="string" office:string-value="[COMPANY] supports the Linux Foundation's OpenChain project. This is a conformance program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v2.1, ISO/IEC 5230:2020. For more information about the OpenChain project, please see OpenChainProject.org" table:formula="of:=[Policy_Mapping.G85]" table:style-name="ce52">
            <text:p>[COMPANY] supports the Linux Foundation's OpenChain project. This is a conformance program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v2.1, ISO/IEC 5230:2020. For more information about the OpenChain project, please see OpenChainProject.org</text:p>
          </table:table-cell>
          <table:table-cell office:value-type="string" office:string-value="The [FOUNDATION] supports the Linux Foundation's OpenChain project. This is a conformance program designed to ensure that we know what code we have and are using; that it complies with the licensing obligations attached to it; that our team are trained in and understand issues around open source licensing and their use and deployment of code within the [FOUNDATION], and that the [FOUNDATION] has both internally- and externally-facing open source officers who are able to handle queries and support the [FOUNDATION]'s open source use and deployment. This policy has been carefully designed to be compliant with the OpenChain Specification v2.1, ISO/IEC 5230:2020. For more information about the OpenChain project, please see OpenChainProject.org." table:formula="of:=[Policy_Mapping.H85]" table:style-name="ce52">
            <text:p>The [FOUNDATION] supports the Linux Foundation's OpenChain project. This is a conformance program designed to ensure that we know what code we have and are using; that it complies with the licensing obligations attached to it; that our team are trained in and understand issues around open source licensing and their use and deployment of code within the [FOUNDATION], and that the [FOUNDATION] has both internally- and externally-facing open source officers who are able to handle queries and support the [FOUNDATION]'s open source use and deployment. This policy has been carefully designed to be compliant with the OpenChain Specification v2.1, ISO/IEC 5230:2020. For more information about the OpenChain project, please see OpenChainProject.org.</text:p>
          </table:table-cell>
          <table:table-cell table:number-columns-repeated="16382" table:style-name="ce50"/>
        </table:table-row>
        <table:table-row table:style-name="ro13">
          <table:table-cell office:value-type="string" office:string-value="[COMPANY] affirms that as of&#10;• [insert date] and in respect of [describe supplied software A]&#10;• [insert date] and in respect of [describe supplied software B]&#10;it is in compliance with the OpenChain Specification v 2.1, ISO/IEC 5230:2020. [Our public declaration can be found here [insert link]]." table:formula="of:=[Policy_Mapping.G86]" table:style-name="ce52">
            <text:p>[COMPANY] affirms that as of</text:p>
            <text:p>• [insert date] and in respect of [describe supplied software A]</text:p>
            <text:p>• [insert date] and in respect of [describe supplied software B]</text:p>
            <text:p>it is in compliance with the OpenChain Specification v 2.1, ISO/IEC 5230:2020. [Our public declaration can be found here [insert link]].</text:p>
          </table:table-cell>
          <table:table-cell office:value-type="string" office:string-value="The [FOUNDATION] affirms that as of&#10;• [insert date] and in respect of [describe supplied software A]&#10;• [insert date] and in respect of [describe supplied software B]&#10;it is in compliance with the OpenChain Specification v 2.1, ISO/IEC 5230:2020. [Our public declaration can be found here [insert link]]." table:formula="of:=[Policy_Mapping.H86]" table:style-name="ce52">
            <text:p>The [FOUNDATION] affirms that as of</text:p>
            <text:p>• [insert date] and in respect of [describe supplied software A]</text:p>
            <text:p>• [insert date] and in respect of [describe supplied software B]</text:p>
            <text:p>it is in compliance with the OpenChain Specification v 2.1, ISO/IEC 5230:2020. [Our public declaration can be found here [insert link]].</text:p>
          </table:table-cell>
          <table:table-cell table:number-columns-repeated="16382"/>
        </table:table-row>
        <table:table-row table:style-name="ro9">
          <table:table-cell office:value-type="string" table:style-name="ce53">
            <text:p>Duration</text:p>
          </table:table-cell>
          <table:table-cell office:value-type="string" table:style-name="ce53">
            <text:p>Duration</text:p>
          </table:table-cell>
          <table:table-cell table:number-columns-repeated="16382"/>
        </table:table-row>
        <table:table-row table:style-name="ro30">
          <table:table-cell office:value-type="string" office:string-value="[COMPANY] affirms that within the past 18 months of obtaining conformance validation, the program meets all the requirements of the OpenChain Specification v2.1, ISO/IEC 5230:2020. [Our public declaration can be found here [insert link]].&#10;&#10;[COMPANY]'s affirmation of conformance will be reviewed and renewed if appropriate at intervals of at least [12|18 months].&#10;&#10;The effectiveness and performance of this open source policy will be reviewed at [the same time as affirmation], and changes will be made and communicated in line with this policy where appropriate." table:formula="of:=[Policy_Mapping.G90]" table:style-name="ce52">
            <text:p>[COMPANY] affirms that within the past 18 months of obtaining conformance validation, the program meets all the requirements of the OpenChain Specification v2.1, ISO/IEC 5230:2020. [Our public declaration can be found here [insert link]].</text:p>
            <text:p/>
            <text:p>[COMPANY]'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p>
          </table:table-cell>
          <table:table-cell office:value-type="string" office:string-value="The [FOUNDATION] affirms that within the past 18 months of obtaining conformance validation, the program meets all the requirements of the OpenChain Specification v2.1, ISO/IEC 5230:2020. [Our public declaration can be found here [insert link]].&#10;&#10;The [FOUNDATION]'s affirmation of conformance will be reviewed and renewed if appropriate at intervals of at least [12|18 months].&#10;&#10;The effectiveness and performance of this open source policy will be reviewed at [the same time as affirmation], and changes will be made and communicated in line with this policy where appropriate." table:formula="of:=[Policy_Mapping.H90]" table:style-name="ce52">
            <text:p>The [FOUNDATION] affirms that within the past 18 months of obtaining conformance validation, the program meets all the requirements of the OpenChain Specification v2.1, ISO/IEC 5230:2020. [Our public declaration can be found here [insert link]].</text:p>
            <text:p/>
            <text:p>The [FOUNDATION]'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p>
          </table:table-cell>
          <table:table-cell table:number-columns-repeated="16382"/>
        </table:table-row>
        <table:table-row table:style-name="ro9">
          <table:table-cell office:value-type="string" table:style-name="ce53">
            <text:p>Policy Acceptance/Acknowledgement</text:p>
          </table:table-cell>
          <table:table-cell office:value-type="string" table:style-name="ce53">
            <text:p>Policy Acceptance/Acknowledgement</text:p>
          </table:table-cell>
          <table:table-cell table:number-columns-repeated="16382"/>
        </table:table-row>
        <table:table-row table:style-name="ro11">
          <table:table-cell office:value-type="string" office:string-value="[add a recorded clickthrough acceptance mechanism or a signature block if done on paper]&#10;&#10;By [ticking/signing] and accepting this you confirm your understanding and acceptance of this open source policy and that you are aware of each program personnel and the program's objectives, your contribution within the program, and the implications of program non-conformance.&#10;&#10;This policy shall not form part of your employment contract with [COMPANY] and you hereby consent to the [COMPANY] varying this open source policy and the related program from time to time, without your consent." table:formula="of:=[Policy_Mapping.G92]" table:style-name="ce52">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p>
            <text:p/>
            <text:p>This policy shall not form part of your employment contract with [COMPANY] and you hereby consent to the [COMPANY] varying this open source policy and the related program from time to time, without your consent.</text:p>
          </table:table-cell>
          <table:table-cell office:value-type="string" office:string-value="[add a recorded clickthrough acceptance mechanism or a signature block if done on paper]&#10;&#10;By [ticking/signing] and accepting this you confirm your understanding and acceptance of this open source policy and that you are aware of each program personnel and the program's objectives, your contribution within the program, and the implications of program non-conformance.&#10;&#10;This policy shall not form part of any employment contract with the [FOUNDATION] and you hereby consent to the [FOUNDATION] varying this open source policy and the related program from time to time, without your consent." table:formula="of:=[Policy_Mapping.H92]" table:style-name="ce52">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p>
            <text:p/>
            <text:p>This policy shall not form part of any employment contract with the [FOUNDATION] and you hereby consent to the [FOUNDATION] varying this open source policy and the related program from time to time, without your consent.</text:p>
          </table:table-cell>
          <table:table-cell table:number-columns-repeated="16382"/>
        </table:table-row>
        <table:table-row table:style-name="ro5">
          <table:table-cell table:number-columns-repeated="2" table:style-name="ce52"/>
          <table:table-cell table:number-columns-repeated="16382"/>
        </table:table-row>
        <table:table-row table:style-name="ro9">
          <table:table-cell office:value-type="string" table:style-name="ce48">
            <text:p>Acknowledgements</text:p>
          </table:table-cell>
          <table:table-cell office:value-type="string" table:style-name="ce48">
            <text:p>Acknowledgements</text:p>
          </table:table-cell>
          <table:table-cell table:number-columns-repeated="16382"/>
        </table:table-row>
        <table:table-row table:style-name="ro15">
          <table:table-cell office:value-type="string" table:style-name="ce52">
            <text:p>The text of this policy is based on material provided by the OpenChain Project (openchainproject.org) and Orcro Limited (orcro.co.uk).</text:p>
          </table:table-cell>
          <table:table-cell office:value-type="string" table:style-name="ce52">
            <text:p>The text of this policy is based on material provided by the OpenChain Project (openchainproject.org) and Orcro Limited (orcro.co.uk).</text:p>
          </table:table-cell>
          <table:table-cell table:number-columns-repeated="16382"/>
        </table:table-row>
        <table:table-row table:style-name="ro5">
          <table:table-cell table:number-columns-repeated="2" table:style-name="ce52"/>
          <table:table-cell table:number-columns-repeated="16382"/>
        </table:table-row>
        <table:table-row table:style-name="ro5">
          <table:table-cell table:number-columns-repeated="16384" table:style-name="ce50"/>
        </table:table-row>
        <table:table-row table:style-name="ro5">
          <table:table-cell office:value-type="string" table:style-name="ce54">
            <text:p>Appendix 1 - Roles and Responsibilities<text:s/></text:p>
          </table:table-cell>
          <table:table-cell office:value-type="string" table:style-name="ce54">
            <text:p>Appendix 1 - Roles and Responsibilities<text:s/></text:p>
          </table:table-cell>
          <table:table-cell table:number-columns-repeated="16382"/>
        </table:table-row>
        <table:table-row table:style-name="ro5">
          <table:table-cell office:value-type="string" table:style-name="ce50">
            <text:p>A sample is provided in the Template "1 - Roles" tab and can be pasted in here and modified.</text:p>
          </table:table-cell>
          <table:table-cell office:value-type="string" table:style-name="ce50">
            <text:p>A sample is provided in the Template "1 - Roles" tab and can be pasted in here and modified.</text:p>
          </table:table-cell>
          <table:table-cell table:number-columns-repeated="16382"/>
        </table:table-row>
        <table:table-row table:style-name="ro5">
          <table:table-cell table:number-columns-repeated="16384" table:style-name="ce50"/>
        </table:table-row>
        <table:table-row table:style-name="ro5">
          <table:table-cell office:value-type="string" table:style-name="ce54">
            <text:p>Appendix 2 - Licenses</text:p>
          </table:table-cell>
          <table:table-cell office:value-type="string" table:style-name="ce54">
            <text:p>Appendix 2 - Licenses</text:p>
          </table:table-cell>
          <table:table-cell table:number-columns-repeated="16382"/>
        </table:table-row>
        <table:table-row table:style-name="ro5">
          <table:table-cell office:value-type="string" table:style-name="ce50">
            <text:p>A sample is provided in the Template "2 - Licenses" tab and can be pasted in here and modified.</text:p>
          </table:table-cell>
          <table:table-cell office:value-type="string" table:style-name="ce50">
            <text:p>A sample is provided in the Template "2 - Licenses" tab and can be pasted in here and modified.</text:p>
          </table:table-cell>
          <table:table-cell table:number-columns-repeated="16382"/>
        </table:table-row>
        <table:table-row table:style-name="ro5">
          <table:table-cell table:number-columns-repeated="16384" table:style-name="ce50"/>
        </table:table-row>
        <table:table-row table:style-name="ro5">
          <table:table-cell office:value-type="string" table:style-name="ce54">
            <text:p>Appendix 3 - Code Acceptance</text:p>
          </table:table-cell>
          <table:table-cell office:value-type="string" table:style-name="ce54">
            <text:p>Appendix 3 - Code Acceptance</text:p>
          </table:table-cell>
          <table:table-cell table:number-columns-repeated="16382"/>
        </table:table-row>
        <table:table-row table:style-name="ro5">
          <table:table-cell office:value-type="string" table:style-name="ce50">
            <text:p>A sample is provided in the Template "3 - Code Acceptance" tab and can be pasted in here and modified.</text:p>
          </table:table-cell>
          <table:table-cell office:value-type="string" table:style-name="ce50">
            <text:p>A sample is provided in the Template "3 - Code Acceptance" tab and can be pasted in here and modified.</text:p>
          </table:table-cell>
          <table:table-cell table:number-columns-repeated="16382"/>
        </table:table-row>
        <table:table-row table:style-name="ro5">
          <table:table-cell table:number-columns-repeated="16384" table:style-name="ce50"/>
        </table:table-row>
        <table:table-row table:style-name="ro5">
          <table:table-cell office:value-type="string" table:style-name="ce54">
            <text:p>Appendix 4 - Incident Handling</text:p>
          </table:table-cell>
          <table:table-cell office:value-type="string" table:style-name="ce54">
            <text:p>Appendix 4 - Incident Handling</text:p>
          </table:table-cell>
          <table:table-cell table:number-columns-repeated="16382"/>
        </table:table-row>
        <table:table-row table:style-name="ro5">
          <table:table-cell office:value-type="string" table:style-name="ce50">
            <text:p>A sample is provided in the Template "4 - Incident" tab and can be pasted in here and modified.</text:p>
          </table:table-cell>
          <table:table-cell office:value-type="string" table:style-name="ce50">
            <text:p>A sample is provided in the Template "4 - Incident" tab and can be pasted in here and modified.</text:p>
          </table:table-cell>
          <table:table-cell table:number-columns-repeated="16382"/>
        </table:table-row>
        <table:table-row table:style-name="ro5">
          <table:table-cell table:number-columns-repeated="16384" table:style-name="ce50"/>
        </table:table-row>
        <table:table-row table:style-name="ro5">
          <table:table-cell office:value-type="string" table:style-name="ce54">
            <text:p>Appendix 5 - Training</text:p>
          </table:table-cell>
          <table:table-cell office:value-type="string" table:style-name="ce54">
            <text:p>Appendix 5 - Training</text:p>
          </table:table-cell>
          <table:table-cell table:number-columns-repeated="16382"/>
        </table:table-row>
        <table:table-row table:style-name="ro5">
          <table:table-cell office:value-type="string" table:style-name="ce50">
            <text:p>A sample is provided in the Template "5 - Training" tab and can be pasted in here and modified.</text:p>
          </table:table-cell>
          <table:table-cell office:value-type="string" table:style-name="ce50">
            <text:p>A sample is provided in the Template "5 - Training" tab and can be pasted in here and modified.</text:p>
          </table:table-cell>
          <table:table-cell table:number-columns-repeated="16382"/>
        </table:table-row>
        <table:table-row table:number-rows-repeated="1048488" table:style-name="ro5">
          <table:table-cell table:number-columns-repeated="16384"/>
        </table:table-row>
      </table:table>
      <table:table table:name="1_-_Roles" table:style-name="ta4">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3" table:default-cell-style-name="ce24"/>
        <table:table-column table:style-name="co19" table:default-cell-style-name="ce29"/>
        <table:table-column table:style-name="co20" table:default-cell-style-name="ce1"/>
        <table:table-column table:style-name="co21" table:number-columns-repeated="1012" table:default-cell-style-name="ce1"/>
        <table:table-column table:style-name="co3" table:default-cell-style-name="ce1"/>
        <table:table-column table:style-name="co4" table:number-columns-repeated="15360" table:default-cell-style-name="ce1"/>
        <table:table-row table:style-name="ro5">
          <table:table-cell office:value-type="string" table:style-name="ce10">
            <text:p>Roles and Responsibilities - SAMPLE - UNOFFICIAL</text:p>
          </table:table-cell>
          <table:table-cell table:style-name="ce10"/>
          <table:table-cell table:number-columns-repeated="4" table:style-name="ce1"/>
          <table:table-cell table:number-columns-repeated="3" table:style-name="ce24"/>
          <table:table-cell table:style-name="ce29"/>
          <table:table-cell table:number-columns-repeated="16374" table:style-name="ce1"/>
        </table:table-row>
        <table:table-row table:style-name="ro16">
          <table:table-cell table:style-name="ce30"/>
          <table:table-cell office:value-type="string" table:style-name="ce30">
            <text:p>Role Code</text:p>
          </table:table-cell>
          <table:table-cell office:value-type="string" table:style-name="ce30">
            <text:p>Name</text:p>
          </table:table-cell>
          <table:table-cell office:value-type="string" table:style-name="ce30">
            <text:p>Date of Appointment</text:p>
          </table:table-cell>
          <table:table-cell office:value-type="string" table:style-name="ce30">
            <text:p>Email address</text:p>
          </table:table-cell>
          <table:table-cell office:value-type="string" table:style-name="ce30">
            <text:p>Phone Number</text:p>
          </table:table-cell>
          <table:table-cell office:value-type="string" table:style-name="ce31">
            <text:p>Description of Role</text:p>
          </table:table-cell>
          <table:table-cell office:value-type="string" table:style-name="ce31">
            <text:p>Competencies and understanding (high level)</text:p>
          </table:table-cell>
          <table:table-cell office:value-type="string" table:style-name="ce31">
            <text:p>Competencies and understanding (detail)</text:p>
          </table:table-cell>
          <table:table-cell office:value-type="string" table:style-name="ce31">
            <text:p>Time Requirement</text:p>
          </table:table-cell>
          <table:table-cell table:style-name="ce30"/>
          <table:table-cell table:number-columns-repeated="53" table:style-name="ce28"/>
          <table:table-cell table:number-columns-repeated="16320"/>
        </table:table-row>
        <table:table-row table:style-name="ro13">
          <table:table-cell office:value-type="string" table:style-name="ce32">
            <office:annotation draw:style-name="a1" svg:x="3.67708333333333in" svg:y="0.145833333333333in" svg:width="1.09375in" svg:height="3.97916666666667in">
              <dc:creator>Andrew Katz</dc:creator>
              <text:p>Roles in ORANGE (rows 5-8) are referred to specifically in the Policy text. Other roles will likely need more tailoring to the specific organisation.</text:p>
            </office:annotation>
            <text:p>Open Source Compliance Boardmember</text:p>
          </table:table-cell>
          <table:table-cell office:value-type="string" table:style-name="ce28">
            <text:p>CBM</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Boardmember with overall responsibility for open source compliance and strategy. The Open Source Compliance lead is a direct report. Issues are escalated to the Open Source Compliance Boardmember from the Open Source Compliance Lead</text:p>
          </table:table-cell>
          <table:table-cell office:value-type="string" table:style-name="ce24">
            <text:p>IP risk (open source), development process</text:p>
          </table:table-cell>
          <table:table-cell office:value-type="string" table:style-name="ce24">
            <text:p>COMPANY management structure, communication skills</text:p>
          </table:table-cell>
          <table:table-cell office:value-type="string" table:style-name="ce24">
            <text:p>May be combined with other roles (e.g. CTO)</text:p>
          </table:table-cell>
          <table:table-cell table:number-columns-repeated="54" table:style-name="ce28"/>
          <table:table-cell table:number-columns-repeated="16320"/>
        </table:table-row>
        <table:table-row table:style-name="ro17">
          <table:table-cell office:value-type="string" table:style-name="ce32">
            <text:p>Open Source Compliance Lead</text:p>
          </table:table-cell>
          <table:table-cell office:value-type="string" table:style-name="ce28">
            <text:p>Clead</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Senior manager with day-to-day executive responsibility for open source compliance with COMPANY. Reports to the Open Source Compliance Boardmember</text:p>
          </table:table-cell>
          <table:table-cell office:value-type="string" table:style-name="ce24">
            <text:p>COMPANY management structure, open source policy (process), software architecture</text:p>
          </table:table-cell>
          <table:table-cell office:value-type="string" table:style-name="ce24">
            <text:p>IP Risk, development process, communication skills</text:p>
          </table:table-cell>
          <table:table-cell office:value-type="string" table:style-name="ce24">
            <text:p>Full time</text:p>
          </table:table-cell>
          <table:table-cell table:number-columns-repeated="54" table:style-name="ce28"/>
          <table:table-cell table:number-columns-repeated="16320"/>
        </table:table-row>
        <table:table-row table:style-name="ro10">
          <table:table-cell office:value-type="string" table:style-name="ce32">
            <text:p>Open Source Liaison</text:p>
          </table:table-cell>
          <table:table-cell office:value-type="string" table:style-name="ce28">
            <text:p>Liaiso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r, reporting to the Open Source Compliance Lead, with outreach responsibilities for Open Source, including community liaison, project community management and fielding general queries about COMPANY's open source strategy, Reports to Open Source Compliance Lead. Also responsible for accepting external queries relating to open source licensing issues, and is responsible for ensuring they are handled in accordance with the Open Source Policy.</text:p>
          </table:table-cell>
          <table:table-cell office:value-type="string" table:style-name="ce24">
            <text:p>COMPANY management structure, open source policy (process), software architecture</text:p>
          </table:table-cell>
          <table:table-cell office:value-type="string" table:style-name="ce24">
            <text:p>IP risk, development process,</text:p>
          </table:table-cell>
          <table:table-cell office:value-type="string" table:style-name="ce24">
            <text:p>May be combined with other roles (e.g. developer)</text:p>
          </table:table-cell>
          <table:table-cell table:number-columns-repeated="54" table:style-name="ce28"/>
          <table:table-cell table:number-columns-repeated="16320"/>
        </table:table-row>
        <table:table-row table:style-name="ro14">
          <table:table-cell office:value-type="string" table:style-name="ce32">
            <text:p>External Legal Counsel</text:p>
          </table:table-cell>
          <table:table-cell office:value-type="string" table:style-name="ce28">
            <text:p>ExtCounsel</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Provides legal advice on compliance and process for open source licensing. Receives instructions from Open Source Compliance Lead. May suggest third party lawyers with appropriate skills in other jurisdictions, for example, where appropriate.</text:p>
          </table:table-cell>
          <table:table-cell office:value-type="string" table:style-name="ce24">
            <text:p>COMPANY management structure, open source policy (process), software architecture</text:p>
          </table:table-cell>
          <table:table-cell office:value-type="string" table:style-name="ce24">
            <text:p>IP risk and licensing issues, open source policy and process (legal issues), open source licensing.</text:p>
          </table:table-cell>
          <table:table-cell office:value-type="string" table:style-name="ce24">
            <text:p>n/a</text:p>
          </table:table-cell>
          <table:table-cell table:number-columns-repeated="54" table:style-name="ce28"/>
          <table:table-cell table:number-columns-repeated="16320"/>
        </table:table-row>
        <table:table-row table:style-name="ro16">
          <table:table-cell office:value-type="string" table:style-name="ce30">
            <text:p>Software Developer (junior)</text:p>
          </table:table-cell>
          <table:table-cell office:value-type="string" table:style-name="ce28">
            <text:p>JuniorDev</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Develops software under close supervision from line manager.</text:p>
          </table:table-cell>
          <table:table-cell office:value-type="string" table:style-name="ce24">
            <text:p>Team management structure. Overall architecture for the product/project developed under the program</text:p>
          </table:table-cell>
          <table:table-cell office:value-type="string" table:style-name="ce24">
            <text:p>Coding skills relevant to program</text:p>
          </table:table-cell>
          <table:table-cell table:style-name="ce29"/>
          <table:table-cell table:number-columns-repeated="16374" table:style-name="ce1"/>
        </table:table-row>
        <table:table-row table:style-name="ro16">
          <table:table-cell office:value-type="string" table:style-name="ce30">
            <text:p>Software Developer (senior)</text:p>
          </table:table-cell>
          <table:table-cell office:value-type="string" table:style-name="ce28">
            <text:p>SeniorDev</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Develops software as instructed by line manager</text:p>
          </table:table-cell>
          <table:table-cell office:value-type="string" table:style-name="ce24">
            <text:p>COMPANY management structure, open source policy (process), software architecture</text:p>
          </table:table-cell>
          <table:table-cell office:value-type="string" table:style-name="ce24">
            <text:p>Team management structure. Open Source policy. Coding skills relevant to project.</text:p>
          </table:table-cell>
          <table:table-cell table:style-name="ce29"/>
          <table:table-cell table:number-columns-repeated="16374" table:style-name="ce1"/>
        </table:table-row>
        <table:table-row table:style-name="ro15">
          <table:table-cell office:value-type="string" table:style-name="ce30">
            <text:p>Development team leader</text:p>
          </table:table-cell>
          <table:table-cell office:value-type="string" table:style-name="ce28">
            <text:p>DevLead</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Leads development team for a specific software product or project developed under the program</text:p>
          </table:table-cell>
          <table:table-cell office:value-type="string" table:style-name="ce24">
            <text:p>COMPANY management structure, open source policy (process), software architecture</text:p>
          </table:table-cell>
          <table:table-cell office:value-type="string" table:style-name="ce24">
            <text:p>Team management structure, open source policy, coding skills. Communication skills. Management skills.</text:p>
          </table:table-cell>
          <table:table-cell table:style-name="ce29"/>
          <table:table-cell table:number-columns-repeated="16374" table:style-name="ce1"/>
        </table:table-row>
        <table:table-row table:style-name="ro13">
          <table:table-cell office:value-type="string" table:style-name="ce30">
            <text:p>Architect</text:p>
          </table:table-cell>
          <table:table-cell office:value-type="string" table:style-name="ce28">
            <text:p>Arch</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Designs overall architecture for the software developed under the <text:s/>program</text:p>
          </table:table-cell>
          <table:table-cell office:value-type="string" table:style-name="ce24">
            <text:p>Team management structure. OpenChain policy and procedures.</text:p>
          </table:table-cell>
          <table:table-cell office:value-type="string" table:style-name="ce24">
            <text:p>Overall architecture of the Program's product. Knowledge of industry standards and market development. Knowledge of IP issues raised by architecture choices. Deep knowledge of product capabilities. Communication skills. Understanding of client needs.</text:p>
          </table:table-cell>
          <table:table-cell table:style-name="ce29"/>
          <table:table-cell table:number-columns-repeated="16374" table:style-name="ce1"/>
        </table:table-row>
        <table:table-row table:style-name="ro15">
          <table:table-cell office:value-type="string" table:style-name="ce30">
            <text:p>Release Engineer</text:p>
          </table:table-cell>
          <table:table-cell office:value-type="string" table:style-name="ce28">
            <text:p>RelEng</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Ensures the software developed under the program is packaged for release</text:p>
          </table:table-cell>
          <table:table-cell office:value-type="string" table:style-name="ce24">
            <text:p>Team management structure. OpenChain policy and procedures.</text:p>
          </table:table-cell>
          <table:table-cell office:value-type="string" table:style-name="ce24">
            <text:p>IP issues relating to licensing, compatibility of inbound and out-bound licensing. Access to BOM and review of Compliance Artifacts.</text:p>
          </table:table-cell>
          <table:table-cell table:style-name="ce29"/>
          <table:table-cell table:number-columns-repeated="16374" table:style-name="ce1"/>
        </table:table-row>
        <table:table-row table:style-name="ro16">
          <table:table-cell office:value-type="string" table:style-name="ce30">
            <text:p>Project committer</text:p>
          </table:table-cell>
          <table:table-cell office:value-type="string" table:style-name="ce28">
            <text:p>ProjCom</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presents COMPANY in external projects</text:p>
          </table:table-cell>
          <table:table-cell office:value-type="string" table:style-name="ce24">
            <text:p>Team management structure. OpenChain policy and procedures.</text:p>
          </table:table-cell>
          <table:table-cell office:value-type="string" table:style-name="ce24">
            <text:p>IP issues relating to licensing. COMPANY policy on contribution to external projects</text:p>
          </table:table-cell>
          <table:table-cell table:style-name="ce29"/>
          <table:table-cell table:number-columns-repeated="16374" table:style-name="ce1"/>
        </table:table-row>
        <table:table-row table:style-name="ro13">
          <table:table-cell office:value-type="string" table:style-name="ce30">
            <text:p>DevOps Specialist</text:p>
          </table:table-cell>
          <table:table-cell office:value-type="string" table:style-name="ce28">
            <text:p>DevOps</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s the development toolchain</text:p>
          </table:table-cell>
          <table:table-cell office:value-type="string" table:style-name="ce24">
            <text:p>Team management structure. OpenChain policy and procedures.</text:p>
          </table:table-cell>
          <table:table-cell office:value-type="string" table:style-name="ce24">
            <text:p>Overall architecture of the Program's product. Knowledge of industry standards and market development, and availability of toolchains. Knowledge of IP issues raised by toolchain choices.. Communication skills. Understanding of Developer needs.</text:p>
          </table:table-cell>
          <table:table-cell table:style-name="ce29"/>
          <table:table-cell table:number-columns-repeated="16374" table:style-name="ce1"/>
        </table:table-row>
        <table:table-row table:style-name="ro16">
          <table:table-cell office:value-type="string" table:style-name="ce30">
            <text:p>UI specialist</text:p>
          </table:table-cell>
          <table:table-cell office:value-type="string" table:style-name="ce28">
            <text:p>UIDev</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s user-interface design and implementation</text:p>
          </table:table-cell>
          <table:table-cell office:value-type="string" table:style-name="ce24">
            <text:p>Team management structure. OpenChain policy and procedures. Toolchains</text:p>
          </table:table-cell>
          <table:table-cell office:value-type="string" table:style-name="ce24">
            <text:p>Expertise in UI design. Understanding of user needs. Program's product architecture.</text:p>
          </table:table-cell>
          <table:table-cell table:style-name="ce29"/>
          <table:table-cell table:number-columns-repeated="16374" table:style-name="ce1"/>
        </table:table-row>
        <table:table-row table:style-name="ro16">
          <table:table-cell office:value-type="string" table:style-name="ce30">
            <text:p>UX specialist</text:p>
          </table:table-cell>
          <table:table-cell office:value-type="string" table:style-name="ce28">
            <text:p>UX</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Assesses and manages user-experience development</text:p>
          </table:table-cell>
          <table:table-cell office:value-type="string" table:style-name="ce24">
            <text:p>Team management structure. OpenChain policy and procedures. DevOps processes</text:p>
          </table:table-cell>
          <table:table-cell office:value-type="string" table:style-name="ce24">
            <text:p>Expertise in UX analysis, user psychology, testing methodologies (e.g. A/B)</text:p>
          </table:table-cell>
          <table:table-cell table:style-name="ce29"/>
          <table:table-cell table:number-columns-repeated="16374" table:style-name="ce1"/>
        </table:table-row>
        <table:table-row table:style-name="ro17">
          <table:table-cell office:value-type="string" table:style-name="ce30">
            <text:p>Quality management specialist</text:p>
          </table:table-cell>
          <table:table-cell office:value-type="string" table:style-name="ce28">
            <text:p>QM</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sponsible for software quality management</text:p>
          </table:table-cell>
          <table:table-cell office:value-type="string" table:style-name="ce24">
            <text:p>Team management structure. OpenChain policy and procedures.</text:p>
          </table:table-cell>
          <table:table-cell office:value-type="string" table:style-name="ce24">
            <text:p>Understanding of the development process and the Program's product architecture. Understanding of the toolchain. Communication skills. Expertise in security issues and remediation</text:p>
          </table:table-cell>
          <table:table-cell table:style-name="ce29"/>
          <table:table-cell table:number-columns-repeated="16374" table:style-name="ce1"/>
        </table:table-row>
        <table:table-row table:style-name="ro16">
          <table:table-cell office:value-type="string" table:style-name="ce30">
            <text:p>Documentation specialist</text:p>
          </table:table-cell>
          <table:table-cell office:value-type="string" table:style-name="ce28">
            <text:p>Doc</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Prepares user documentation for the software developed under the program</text:p>
          </table:table-cell>
          <table:table-cell office:value-type="string" table:style-name="ce24">
            <text:p>Legal matrix for IP matters covering any product released as part of the Program</text:p>
          </table:table-cell>
          <table:table-cell office:value-type="string" table:style-name="ce24">
            <text:p>Understanding of the functionality of the product for any Program. Communication skills</text:p>
          </table:table-cell>
          <table:table-cell table:number-columns-repeated="16375"/>
        </table:table-row>
        <table:table-row table:style-name="ro16">
          <table:table-cell office:value-type="string" table:style-name="ce30">
            <text:p>Product trainer</text:p>
          </table:table-cell>
          <table:table-cell office:value-type="string" table:style-name="ce28">
            <text:p>ProductTrai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Trains external users on the implementation of the program</text:p>
          </table:table-cell>
          <table:table-cell office:value-type="string" table:style-name="ce24">
            <text:p>COMPANY development ethos and structure, customer-facing requirements of OpenChain.</text:p>
          </table:table-cell>
          <table:table-cell office:value-type="string" table:style-name="ce24">
            <text:p>Understanding of the functionality of the product for any Program</text:p>
          </table:table-cell>
          <table:table-cell table:number-columns-repeated="16375"/>
        </table:table-row>
        <table:table-row table:style-name="ro16">
          <table:table-cell office:value-type="string" table:style-name="ce30">
            <text:p>Internal Open Chain Trainer</text:p>
          </table:table-cell>
          <table:table-cell office:value-type="string" table:style-name="ce28">
            <text:p>OCTrai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Trains program staff on the COMPANY's implementation of the OpenChain specification</text:p>
          </table:table-cell>
          <table:table-cell office:value-type="string" table:style-name="ce24">
            <text:p>COMPANY development ethos and structure</text:p>
          </table:table-cell>
          <table:table-cell office:value-type="string" table:style-name="ce24">
            <text:p>OpenChain aims, policy, COMPANY practice and procedure, communication skills</text:p>
          </table:table-cell>
          <table:table-cell table:number-columns-repeated="16375"/>
        </table:table-row>
        <table:table-row table:style-name="ro16">
          <table:table-cell office:value-type="string" table:style-name="ce30">
            <text:p>Product Marketing</text:p>
          </table:table-cell>
          <table:table-cell office:value-type="string" table:style-name="ce28">
            <text:p>ProductMkt</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sponsible for marketing the software developed under the program to external users</text:p>
          </table:table-cell>
          <table:table-cell office:value-type="string" table:style-name="ce24">
            <text:p>Product licensing structure. Importance of OpenChain to COMPANY suppliers and customers</text:p>
          </table:table-cell>
          <table:table-cell office:value-type="string" table:style-name="ce24">
            <text:p>Marketing skills</text:p>
          </table:table-cell>
          <table:table-cell table:number-columns-repeated="16375"/>
        </table:table-row>
        <table:table-row table:style-name="ro15">
          <table:table-cell office:value-type="string" table:style-name="ce30">
            <text:p>Community Liaison</text:p>
          </table:table-cell>
          <table:table-cell office:value-type="string" table:style-name="ce28">
            <text:p>CommLiaison</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Responsible for co-ordinating open source community outreach and activities for the project(s) within the program</text:p>
          </table:table-cell>
          <table:table-cell office:value-type="string" table:style-name="ce24">
            <text:p>Product licensing structure. Importance of program and product to project participants, knowledge and understanding of product governance structure</text:p>
          </table:table-cell>
          <table:table-cell office:value-type="string" table:style-name="ce24">
            <text:p>Interpersonal and communications skills, diplomacy, program aims</text:p>
          </table:table-cell>
          <table:table-cell table:number-columns-repeated="16375"/>
        </table:table-row>
        <table:table-row table:style-name="ro16">
          <table:table-cell office:value-type="string" table:style-name="ce10">
            <text:p>Development Security Operations</text:p>
          </table:table-cell>
          <table:table-cell office:value-type="string" table:style-name="ce1">
            <text:p>DevSecOps</text:p>
          </table:table-cell>
          <table:table-cell office:value-type="string" table:style-name="ce28">
            <text:p>[insert name]</text:p>
          </table:table-cell>
          <table:table-cell office:value-type="string" table:style-name="ce28">
            <text:p>[insert date]</text:p>
          </table:table-cell>
          <table:table-cell office:value-type="string" table:style-name="ce28">
            <text:p>[insert email address]</text:p>
          </table:table-cell>
          <table:table-cell office:value-type="string" table:style-name="ce28">
            <text:p>[insert phone number]</text:p>
          </table:table-cell>
          <table:table-cell office:value-type="string" table:style-name="ce24">
            <text:p>Management of integration of security into product lifecycle</text:p>
          </table:table-cell>
          <table:table-cell office:value-type="string" table:style-name="ce24">
            <text:p>Team management structure, vulnerability and security management etc.</text:p>
          </table:table-cell>
          <table:table-cell office:value-type="string" table:style-name="ce24">
            <text:p>Knowledge of dev sec ops frameworks and integrations</text:p>
          </table:table-cell>
          <table:table-cell table:number-columns-repeated="16375"/>
        </table:table-row>
        <table:table-row table:number-rows-repeated="8" table:style-name="ro5">
          <table:table-cell table:number-columns-repeated="16384"/>
        </table:table-row>
        <table:table-row table:style-name="ro5">
          <table:table-cell table:number-columns-repeated="2" table:style-name="ce24"/>
          <table:table-cell table:number-columns-repeated="4" table:style-name="ce1"/>
          <table:table-cell table:number-columns-repeated="3" table:style-name="ce24"/>
          <table:table-cell table:number-columns-repeated="16375"/>
        </table:table-row>
        <table:table-row table:number-rows-repeated="1048545" table:style-name="ro5">
          <table:table-cell table:number-columns-repeated="16384"/>
        </table:table-row>
      </table:table>
      <table:table table:name="2_-_Licenses" table:style-name="ta1">
        <table:table-column table:style-name="co22" table:default-cell-style-name="ce1"/>
        <table:table-column table:style-name="co23" table:default-cell-style-name="ce1"/>
        <table:table-column table:style-name="co24" table:number-columns-repeated="3" table:default-cell-style-name="ce1"/>
        <table:table-column table:style-name="co25" table:default-cell-style-name="ce1"/>
        <table:table-column table:style-name="co2" table:number-columns-repeated="1001" table:default-cell-style-name="ce1"/>
        <table:table-column table:style-name="co3" table:number-columns-repeated="17" table:default-cell-style-name="ce1"/>
        <table:table-column table:style-name="co4" table:number-columns-repeated="15360" table:default-cell-style-name="ce1"/>
        <table:table-row table:style-name="ro34">
          <table:table-cell table:style-name="ce1"/>
          <table:table-cell office:value-type="string" table:style-name="ce30">
            <text:p>License Categorization - SAMPLE - UNOFFICIAL</text:p>
          </table:table-cell>
          <table:table-cell table:style-name="ce1"/>
          <table:table-cell table:style-name="ce61"/>
          <table:table-cell table:number-columns-repeated="16380" table:style-name="ce1"/>
        </table:table-row>
        <table:table-row table:style-name="ro35">
          <table:table-cell table:style-name="ce1"/>
          <table:table-cell office:value-type="string" table:style-name="ce33">
            <text:p>Name</text:p>
          </table:table-cell>
          <table:table-cell office:value-type="string" table:style-name="ce33">
            <office:annotation draw:style-name="a2" svg:x="5.64583333333333in" svg:y="0.0104166666666667in" svg:width="1.08333333333333in" svg:height="0.854166666666667in">
              <dc:creator/>
              <text:p><text:span text:style-name="T4">SPDX is an open standard for providing consistent identifiers for licences and other information relating to software code. See SPDX.org.</text:span><text:span text:style-name="T4"/></text:p>
              <text:p/>
            </office:annotation>
            <text:p>SPDX Identifier</text:p>
          </table:table-cell>
          <table:table-cell office:value-type="string" table:style-name="ce62">
            <office:annotation draw:style-name="a3" svg:x="7.1875in" svg:y="0.0104166666666667in" svg:width="1.08333333333333in" svg:height="0.854166666666667in">
              <dc:creator/>
              <text:p><text:span text:style-name="T4">Permissive = minimal downstream obligations;</text:span><text:span text:style-name="T4"/></text:p>
              <text:p><text:span text:style-name="T4">Copyleft = requirement to distribute under the same or a similar licence</text:span><text:span text:style-name="T4"/></text:p>
              <text:p><text:span text:style-name="T4">SaaS = access across a network may be equivalent to distribution</text:span></text:p>
            </office:annotation>
            <text:p>Type</text:p>
          </table:table-cell>
          <table:table-cell office:value-type="string" table:style-name="ce33">
            <office:annotation draw:style-name="a4" svg:x="8.72916666666667in" svg:y="0.0104166666666667in" svg:width="1.08333333333333in" svg:height="0.854166666666667in">
              <dc:creator/>
              <text:p><text:span text:style-name="T4">No = permissive licence</text:span><text:span text:style-name="T4"/></text:p>
              <text:p><text:span text:style-name="T4">Weak = file scoped copyleft</text:span><text:span text:style-name="T4"/></text:p>
              <text:p><text:span text:style-name="T4">Strong = project scoped copyleft</text:span><text:span text:style-name="T4"/></text:p>
              <text:p/>
            </office:annotation>
            <text:p>Copyleft</text:p>
          </table:table-cell>
          <table:table-cell office:value-type="string" table:style-name="ce33">
            <office:annotation draw:style-name="a5" svg:x="10.5729166666667in" svg:y="0.0104166666666667in" svg:width="1.09375in" svg:height="0.854166666666667in">
              <dc:creator/>
              <text:p><text:span text:style-name="T4">If the functionality of the software is accessed over a network, even if no code is distirbuted, the copyleft effect may still apply</text:span></text:p>
            </office:annotation>
            <text:p>SaaS Deemed Distribution</text:p>
          </table:table-cell>
          <table:table-cell table:number-columns-repeated="16378"/>
        </table:table-row>
        <table:table-row table:style-name="ro35">
          <table:table-cell table:style-name="ce1"/>
          <table:table-cell office:value-type="string" office:string-value="3-clause BSD License" table:formula="of:=HYPERLINK(&quot;https://opensource.org/licenses/BSD-3-Clause&quot;;&quot;3-clause BSD License&quot;)" table:style-name="ce34">
            <text:p>3-clause BSD License</text:p>
          </table:table-cell>
          <table:table-cell office:value-type="string" table:style-name="ce58">
            <text:p>BSD-3-Clause</text:p>
          </table:table-cell>
          <table:table-cell office:value-type="string" office:string-value="permissive" table:formula="of:=IF([.F3]=&quot;yes&quot;;&quot;SaaS&quot;;IF([.E3]=&quot;no&quot;;&quot;permissive&quot;;IF([.E3]=&quot;yes&quot;;&quot;copyleft&quot;;[.E3])))" table:style-name="ce63">
            <text:p>permissive</text:p>
          </table:table-cell>
          <table:table-cell office:value-type="string" table:style-name="ce37">
            <text:p>no</text:p>
          </table:table-cell>
          <table:table-cell office:value-type="string" table:style-name="ce36">
            <text:p>no</text:p>
          </table:table-cell>
          <table:table-cell table:number-columns-repeated="16378"/>
        </table:table-row>
        <table:table-row table:style-name="ro35">
          <table:table-cell table:style-name="ce1"/>
          <table:table-cell office:value-type="string" office:string-value="Apache License 2.0" table:formula="of:=HYPERLINK(&quot;https://opensource.org/licenses/Apache-2.0&quot;;&quot;Apache License 2.0&quot;)" table:style-name="ce34">
            <text:p>Apache License 2.0</text:p>
          </table:table-cell>
          <table:table-cell office:value-type="string" table:style-name="ce58">
            <text:p>Apache-2.0</text:p>
          </table:table-cell>
          <table:table-cell office:value-type="string" office:string-value="permissive" table:formula="of:=IF([.F4]=&quot;yes&quot;;&quot;SaaS&quot;;IF([.E4]=&quot;no&quot;;&quot;permissive&quot;;[.E4]))" table:style-name="ce63">
            <text:p>permissive</text:p>
          </table:table-cell>
          <table:table-cell office:value-type="string" table:style-name="ce37">
            <text:p>no</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GNU Affero General Public License version 3" table:formula="of:=HYPERLINK(&quot;https://opensource.org/licenses/AGPL-3.0&quot;;&quot;GNU Affero General Public License version 3&quot;)" table:style-name="ce34">
            <text:p>GNU Affero General Public License version 3</text:p>
          </table:table-cell>
          <table:table-cell office:value-type="string" table:style-name="ce59">
            <text:p>AGPL-3.0-only</text:p>
          </table:table-cell>
          <table:table-cell office:value-type="string" table:style-name="ce63">
            <text:p>copyleft</text:p>
          </table:table-cell>
          <table:table-cell office:value-type="string" table:style-name="ce39">
            <text:p>strong SaaS</text:p>
          </table:table-cell>
          <table:table-cell office:value-type="string" table:style-name="ce36">
            <text:p>yes</text:p>
          </table:table-cell>
          <table:table-cell table:number-columns-repeated="16378"/>
        </table:table-row>
        <table:table-row table:style-name="ro9">
          <table:table-cell table:style-name="ce1"/>
          <table:table-cell office:value-type="string" office:string-value="GNU General Public License version 2" table:formula="of:=HYPERLINK(&quot;https://opensource.org/licenses/GPL-2.0&quot;;&quot;GNU General Public License version 2&quot;)" table:style-name="ce34">
            <text:p>GNU General Public License version 2</text:p>
          </table:table-cell>
          <table:table-cell office:value-type="string" table:style-name="ce59">
            <text:p>GPL-2.0-only</text:p>
          </table:table-cell>
          <table:table-cell office:value-type="string" table:style-name="ce63">
            <text:p>copyleft</text:p>
          </table:table-cell>
          <table:table-cell office:value-type="string" table:style-name="ce39">
            <text:p>strong</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GNU General Public License version 3" table:formula="of:=HYPERLINK(&quot;https://opensource.org/licenses/GPL-3.0&quot;;&quot;GNU General Public License version 3&quot;)" table:style-name="ce34">
            <text:p>GNU General Public License version 3</text:p>
          </table:table-cell>
          <table:table-cell office:value-type="string" table:style-name="ce59">
            <text:p>GPL-3.0-only</text:p>
          </table:table-cell>
          <table:table-cell office:value-type="string" table:style-name="ce63">
            <text:p>copyleft</text:p>
          </table:table-cell>
          <table:table-cell office:value-type="string" table:style-name="ce39">
            <text:p>strong</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GNU Lesser General Public License version 2.1" table:formula="of:=HYPERLINK(&quot;https://opensource.org/licenses/LGPL-2.1&quot;;&quot;GNU Lesser General Public License version 2.1&quot;)" table:style-name="ce34">
            <text:p>GNU Lesser General Public License version 2.1</text:p>
          </table:table-cell>
          <table:table-cell office:value-type="string" table:style-name="ce59">
            <text:p>LGPL-2.1-only</text:p>
          </table:table-cell>
          <table:table-cell office:value-type="string" table:style-name="ce63">
            <text:p>copyleft</text:p>
          </table:table-cell>
          <table:table-cell office:value-type="string" table:style-name="ce39">
            <text:p>weak</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GNU Lesser General Public License version 3" table:formula="of:=HYPERLINK(&quot;https://opensource.org/licenses/LGPL-3.0&quot;;&quot;GNU Lesser General Public License version 3&quot;)" table:style-name="ce34">
            <text:p>GNU Lesser General Public License version 3</text:p>
          </table:table-cell>
          <table:table-cell office:value-type="string" table:style-name="ce59">
            <text:p>LGPL-3.0-only</text:p>
          </table:table-cell>
          <table:table-cell office:value-type="string" table:style-name="ce63">
            <text:p>copyleft</text:p>
          </table:table-cell>
          <table:table-cell office:value-type="string" table:style-name="ce39">
            <text:p>weak</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MIT License " table:formula="of:=HYPERLINK(&quot;https://opensource.org/licenses/MIT&quot;;&quot;MIT License &quot;)" table:style-name="ce34">
            <text:p>MIT License<text:s/></text:p>
          </table:table-cell>
          <table:table-cell office:value-type="string" table:style-name="ce59">
            <text:p>MIT</text:p>
          </table:table-cell>
          <table:table-cell office:value-type="string" office:string-value="permissive" table:formula="of:=IF([.F10]=&quot;yes&quot;;&quot;SaaS&quot;;IF([.E10]=&quot;no&quot;;&quot;permissive&quot;;IF([.E10]=&quot;yes&quot;;&quot;copyleft&quot;;[.E10])))" table:style-name="ce63">
            <text:p>permissive</text:p>
          </table:table-cell>
          <table:table-cell office:value-type="string" table:style-name="ce37">
            <text:p>no</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Mozilla Public License 1.0 " table:formula="of:=HYPERLINK(&quot;https://opensource.org/licenses/MPL-1.0&quot;;&quot;Mozilla Public License 1.0 &quot;)" table:style-name="ce34">
            <text:p>Mozilla Public License 1.0<text:s/></text:p>
          </table:table-cell>
          <table:table-cell office:value-type="string" table:style-name="ce59">
            <text:p>MPL-1.0</text:p>
          </table:table-cell>
          <table:table-cell office:value-type="string" table:style-name="ce63">
            <text:p>copyleft</text:p>
          </table:table-cell>
          <table:table-cell office:value-type="string" table:style-name="ce39">
            <text:p>weak</text:p>
          </table:table-cell>
          <table:table-cell office:value-type="string" table:style-name="ce36">
            <text:p>no</text:p>
          </table:table-cell>
          <table:table-cell table:number-columns-repeated="16378"/>
        </table:table-row>
        <table:table-row table:style-name="ro9">
          <table:table-cell table:style-name="ce1"/>
          <table:table-cell office:value-type="string" office:string-value="Mozilla Public License 1.1" table:formula="of:=HYPERLINK(&quot;https://opensource.org/licenses/MPL-1.1&quot;;&quot;Mozilla Public License 1.1&quot;)" table:style-name="ce34">
            <text:p>Mozilla Public License 1.1</text:p>
          </table:table-cell>
          <table:table-cell office:value-type="string" table:style-name="ce59">
            <text:p>MPL-1.1</text:p>
          </table:table-cell>
          <table:table-cell office:value-type="string" table:style-name="ce63">
            <text:p>copyleft</text:p>
          </table:table-cell>
          <table:table-cell office:value-type="string" table:style-name="ce39">
            <text:p>weak</text:p>
          </table:table-cell>
          <table:table-cell office:value-type="string" table:style-name="ce36">
            <text:p>no</text:p>
          </table:table-cell>
          <table:table-cell table:number-columns-repeated="16378"/>
        </table:table-row>
        <table:table-row table:style-name="ro9">
          <table:table-cell table:style-name="ce40"/>
          <table:table-cell office:value-type="string" office:string-value="Mozilla Public License 2.0 " table:formula="of:=HYPERLINK(&quot;https://opensource.org/licenses/MPL-2.0&quot;;&quot;Mozilla Public License 2.0 &quot;)" table:style-name="ce41">
            <text:p>Mozilla Public License 2.0<text:s/></text:p>
          </table:table-cell>
          <table:table-cell office:value-type="string" table:style-name="ce60">
            <text:p>MPL-2.0</text:p>
          </table:table-cell>
          <table:table-cell office:value-type="string" table:style-name="ce64">
            <text:p>copyleft</text:p>
          </table:table-cell>
          <table:table-cell office:value-type="string" table:style-name="ce44">
            <text:p>weak</text:p>
          </table:table-cell>
          <table:table-cell office:value-type="string" table:style-name="ce43">
            <text:p>no</text:p>
          </table:table-cell>
          <table:table-cell table:number-columns-repeated="16378"/>
        </table:table-row>
        <table:table-row table:number-rows-repeated="3" table:style-name="ro5">
          <table:table-cell table:number-columns-repeated="3" table:style-name="ce1"/>
          <table:table-cell table:style-name="ce61"/>
          <table:table-cell table:number-columns-repeated="16380" table:style-name="ce1"/>
        </table:table-row>
        <table:table-row table:style-name="ro5">
          <table:table-cell/>
          <table:table-cell office:value-type="string" table:style-name="ce10">
            <text:p>License Types</text:p>
          </table:table-cell>
          <table:table-cell table:style-name="ce1"/>
          <table:table-cell table:style-name="ce61"/>
          <table:table-cell table:number-columns-repeated="16380" table:style-name="ce1"/>
        </table:table-row>
        <table:table-row table:style-name="ro5">
          <table:table-cell/>
          <table:table-cell office:value-type="string" table:style-name="ce16">
            <text:p>Permissive</text:p>
          </table:table-cell>
          <table:table-cell office:value-type="string" table:number-columns-spanned="4" table:number-rows-spanned="1" table:style-name="ce57">
            <text:p>Code may be distributed under a different license (including proprietary), with no requirement to release source</text:p>
          </table:table-cell>
          <table:covered-table-cell table:number-columns-repeated="3"/>
          <table:table-cell table:number-columns-repeated="16378"/>
        </table:table-row>
        <table:table-row table:style-name="ro5">
          <table:table-cell/>
          <table:table-cell office:value-type="string" table:style-name="ce16">
            <text:p>Copyleft (weak)</text:p>
          </table:table-cell>
          <table:table-cell office:value-type="string" table:number-columns-spanned="4" table:number-rows-spanned="1" table:style-name="ce57">
            <text:p>If distributed, the relevant file must be released under the same license, and source made available. The copyleft effect does not extend to other files linked to it.</text:p>
          </table:table-cell>
          <table:covered-table-cell table:number-columns-repeated="3"/>
          <table:table-cell table:number-columns-repeated="16378"/>
        </table:table-row>
        <table:table-row table:style-name="ro5">
          <table:table-cell/>
          <table:table-cell office:value-type="string" table:style-name="ce16">
            <text:p>Copyleft (strong)</text:p>
          </table:table-cell>
          <table:table-cell office:value-type="string" table:number-columns-spanned="4" table:number-rows-spanned="1" table:style-name="ce57">
            <text:p>If distributed, the relevant file must be released under the same license, and source made available. The copyleft effect extends to other files linked to it.</text:p>
          </table:table-cell>
          <table:covered-table-cell table:number-columns-repeated="3"/>
          <table:table-cell table:number-columns-repeated="16378"/>
        </table:table-row>
        <table:table-row table:style-name="ro5">
          <table:table-cell/>
          <table:table-cell office:value-type="string" table:style-name="ce16">
            <text:p>Copyleft (strong/weak SaaS)</text:p>
          </table:table-cell>
          <table:table-cell office:value-type="string" table:number-columns-spanned="4" table:number-rows-spanned="1" table:style-name="ce57">
            <text:p>Similar to copyleft, except making the software's functionality available across a network counts as distribution.</text:p>
          </table:table-cell>
          <table:covered-table-cell table:number-columns-repeated="3"/>
          <table:table-cell table:number-columns-repeated="16378"/>
        </table:table-row>
        <table:table-row table:style-name="ro5">
          <table:table-cell/>
          <table:table-cell office:value-type="string" table:style-name="ce16">
            <text:p>Proprietary</text:p>
          </table:table-cell>
          <table:table-cell office:value-type="string" table:number-columns-spanned="4" table:number-rows-spanned="1" table:style-name="ce57">
            <text:p>Any license not falling within the above categories (these are not “open source” within the OSI definition, but may be “open source” within the wider OpenChain-specific definition. They will need to be dealt with individually, as no assumptions can be made about the rights granted to the licensee)</text:p>
          </table:table-cell>
          <table:covered-table-cell table:number-columns-repeated="3"/>
          <table:table-cell table:number-columns-repeated="16378"/>
        </table:table-row>
        <table:table-row table:number-rows-repeated="906" table:style-name="ro5">
          <table:table-cell table:number-columns-repeated="3"/>
          <table:table-cell table:style-name="ce61"/>
          <table:table-cell table:number-columns-repeated="16380"/>
        </table:table-row>
        <table:table-row table:number-rows-repeated="1047648" table:style-name="ro5">
          <table:table-cell table:number-columns-repeated="16384"/>
        </table:table-row>
      </table:table>
      <table:table table:name="3_-_Code_Acceptance" table:style-name="ta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2" table:default-cell-style-name="ce1"/>
        <table:table-column table:style-name="co30" table:default-cell-style-name="ce1"/>
        <table:table-column table:style-name="co31" table:default-cell-style-name="ce1"/>
        <table:table-column table:style-name="co32" table:default-cell-style-name="ce1"/>
        <table:table-column table:style-name="co2" table:number-columns-repeated="1015" table:default-cell-style-name="ce1"/>
        <table:table-column table:style-name="co3" table:default-cell-style-name="ce1"/>
        <table:table-column table:style-name="co4" table:number-columns-repeated="15360" table:default-cell-style-name="ce1"/>
        <table:table-row table:style-name="ro16">
          <table:table-cell table:style-name="ce24"/>
          <table:table-cell office:value-type="string" table:style-name="ce31">
            <text:p>Source Acceptability Steps SAMPLE - UNOFFICIAL</text:p>
          </table:table-cell>
          <table:table-cell table:style-name="ce24"/>
          <table:table-cell table:style-name="ce31"/>
          <table:table-cell table:number-columns-repeated="22" table:style-name="ce24"/>
          <table:table-cell table:number-columns-repeated="16358"/>
        </table:table-row>
        <table:table-row table:style-name="ro9">
          <table:table-cell table:style-name="ce24"/>
          <table:table-cell office:value-type="string" table:style-name="ce31">
            <text:p>Step</text:p>
          </table:table-cell>
          <table:table-cell office:value-type="string" table:style-name="ce31">
            <text:p>Explanation</text:p>
          </table:table-cell>
          <table:table-cell table:number-columns-repeated="23" table:style-name="ce24"/>
          <table:table-cell table:number-columns-repeated="16358"/>
        </table:table-row>
        <table:table-row table:style-name="ro16">
          <table:table-cell office:value-type="float" office:value="1" table:style-name="ce24">
            <text:p>1</text:p>
          </table:table-cell>
          <table:table-cell office:value-type="string" table:style-name="ce24">
            <text:p>Identify the use case for the code</text:p>
          </table:table-cell>
          <table:table-cell office:value-type="string" table:style-name="ce24">
            <text:p>What are you using the code for? What out-license (if any) will you apply to the relevant project?</text:p>
          </table:table-cell>
          <table:table-cell table:number-columns-repeated="23" table:style-name="ce24"/>
          <table:table-cell table:number-columns-repeated="16358"/>
        </table:table-row>
        <table:table-row table:style-name="ro9">
          <table:table-cell office:value-type="float" office:value="2" table:formula="of:=[.A3]+1" table:style-name="ce24">
            <text:p>2</text:p>
          </table:table-cell>
          <table:table-cell office:value-type="string" table:style-name="ce24">
            <text:p>Identify the provenance of the code</text:p>
          </table:table-cell>
          <table:table-cell office:value-type="string" table:style-name="ce24">
            <text:p>Where did the code come from?</text:p>
          </table:table-cell>
          <table:table-cell table:number-columns-repeated="23" table:style-name="ce24"/>
          <table:table-cell table:number-columns-repeated="16358"/>
        </table:table-row>
        <table:table-row table:style-name="ro16">
          <table:table-cell office:value-type="float" office:value="3" table:formula="of:=[.A4]+1" table:style-name="ce24">
            <text:p>3</text:p>
          </table:table-cell>
          <table:table-cell office:value-type="string" table:style-name="ce24">
            <text:p>Identify the license under which the code is provided</text:p>
          </table:table-cell>
          <table:table-cell office:value-type="string" table:style-name="ce24">
            <text:p>What in-license is applicable? If multiple, which will you select?</text:p>
          </table:table-cell>
          <table:table-cell table:number-columns-repeated="23" table:style-name="ce24"/>
          <table:table-cell table:number-columns-repeated="16358"/>
        </table:table-row>
        <table:table-row table:style-name="ro16">
          <table:table-cell office:value-type="float" office:value="4" table:formula="of:=[.A5]+1" table:style-name="ce24">
            <text:p>4</text:p>
          </table:table-cell>
          <table:table-cell office:value-type="string" table:style-name="ce24">
            <text:p>Identify whether you will modify the code.</text:p>
          </table:table-cell>
          <table:table-cell office:value-type="string" table:style-name="ce24">
            <text:p>Do you need to modify the code (thus triggering additional requirements in some licenses)?</text:p>
          </table:table-cell>
          <table:table-cell table:number-columns-repeated="23" table:style-name="ce24"/>
          <table:table-cell table:number-columns-repeated="16358"/>
        </table:table-row>
        <table:table-row table:style-name="ro16">
          <table:table-cell office:value-type="float" office:value="5" table:formula="of:=[.A6]+1" table:style-name="ce24">
            <text:p>5</text:p>
          </table:table-cell>
          <table:table-cell office:value-type="string" table:style-name="ce24">
            <text:p>Apply code selection filter</text:p>
          </table:table-cell>
          <table:table-cell office:value-type="string" table:style-name="ce24">
            <text:p>To determine whether that code is acceptable for use in that project.</text:p>
          </table:table-cell>
          <table:table-cell table:number-columns-repeated="23" table:style-name="ce24"/>
          <table:table-cell table:number-columns-repeated="16358"/>
        </table:table-row>
        <table:table-row table:style-name="ro9">
          <table:table-cell office:value-type="float" office:value="6" table:formula="of:=[.A7]+1" table:style-name="ce24">
            <text:p>6</text:p>
          </table:table-cell>
          <table:table-cell office:value-type="string" table:style-name="ce24">
            <text:p>Document the choice made for that piece of code</text:p>
          </table:table-cell>
          <table:table-cell office:value-type="string" table:style-name="ce24">
            <text:p>To comply with the OpenChain requirement of traceability.</text:p>
          </table:table-cell>
          <table:table-cell table:number-columns-repeated="23" table:style-name="ce24"/>
          <table:table-cell table:number-columns-repeated="16358"/>
        </table:table-row>
        <table:table-row table:style-name="ro16">
          <table:table-cell office:value-type="float" office:value="7" table:formula="of:=[.A8]+1" table:style-name="ce24">
            <text:p>7</text:p>
          </table:table-cell>
          <table:table-cell office:value-type="string" table:style-name="ce24">
            <text:p>Prepare the compliance materials necessary for that piece of code (if applicable)</text:p>
          </table:table-cell>
          <table:table-cell office:value-type="string" table:style-name="ce24">
            <text:p>To comply with the obligations under the relevant license.</text:p>
          </table:table-cell>
          <table:table-cell table:number-columns-repeated="23" table:style-name="ce24"/>
          <table:table-cell table:number-columns-repeated="16358"/>
        </table:table-row>
        <table:table-row table:style-name="ro16">
          <table:table-cell office:value-type="float" office:value="8" table:style-name="ce24">
            <text:p>8</text:p>
          </table:table-cell>
          <table:table-cell office:value-type="string" table:style-name="ce24">
            <text:p>Determine mode of compliance (e.g. physical copy with code, link to compliance materials)</text:p>
          </table:table-cell>
          <table:table-cell office:value-type="string" table:style-name="ce24">
            <text:p>To comply with the obligations under the relevant license.</text:p>
          </table:table-cell>
          <table:table-cell table:number-columns-repeated="23" table:style-name="ce24"/>
          <table:table-cell table:number-columns-repeated="16358"/>
        </table:table-row>
        <table:table-row table:style-name="ro9">
          <table:table-cell office:value-type="float" office:value="9" table:style-name="ce24">
            <text:p>9</text:p>
          </table:table-cell>
          <table:table-cell office:value-type="string" table:style-name="ce24">
            <text:p>Publish the compliance materials (if applicable)</text:p>
          </table:table-cell>
          <table:table-cell office:value-type="string" table:style-name="ce24">
            <text:p>To comply with the obligations under the relevant license.</text:p>
          </table:table-cell>
          <table:table-cell table:number-columns-repeated="23" table:style-name="ce24"/>
          <table:table-cell table:number-columns-repeated="16358"/>
        </table:table-row>
        <table:table-row table:style-name="ro5">
          <table:table-cell table:number-columns-repeated="26" table:style-name="ce24"/>
          <table:table-cell table:number-columns-repeated="16358"/>
        </table:table-row>
        <table:table-row table:style-name="ro9">
          <table:table-cell table:style-name="ce24"/>
          <table:table-cell office:value-type="string" table:style-name="ce10">
            <text:p>Use Cases</text:p>
          </table:table-cell>
          <table:table-cell office:value-type="string" table:style-name="ce31">
            <text:p>Explanation</text:p>
          </table:table-cell>
          <table:table-cell table:style-name="ce45"/>
          <table:table-cell table:number-columns-repeated="22" table:style-name="ce24"/>
          <table:table-cell table:number-columns-repeated="16358"/>
        </table:table-row>
        <table:table-row table:style-name="ro9">
          <table:table-cell office:value-type="float" office:value="1" table:style-name="ce24">
            <text:p>1</text:p>
          </table:table-cell>
          <table:table-cell office:value-type="string" table:style-name="ce28">
            <text:p>Internal</text:p>
          </table:table-cell>
          <table:table-cell office:value-type="string" table:style-name="ce24">
            <text:p>Will not be distributed, so requirements lessened.</text:p>
          </table:table-cell>
          <table:table-cell table:style-name="ce45"/>
          <table:table-cell table:number-columns-repeated="22" table:style-name="ce24"/>
          <table:table-cell table:number-columns-repeated="16358"/>
        </table:table-row>
        <table:table-row table:style-name="ro17">
          <table:table-cell office:value-type="float" office:value="2" table:style-name="ce24">
            <text:p>2</text:p>
          </table:table-cell>
          <table:table-cell office:value-type="string" table:style-name="ce28">
            <text:p>Testing and Limited Distribution</text:p>
          </table:table-cell>
          <table:table-cell office:value-type="string" table:style-name="ce24">
            <text:p>Limited distribution means you can have special requirements (e.g. allowing a beta customer or trusted partner to compile under your supervision), lessening compliance requirements.</text:p>
          </table:table-cell>
          <table:table-cell table:style-name="ce45"/>
          <table:table-cell table:number-columns-repeated="22" table:style-name="ce24"/>
          <table:table-cell table:number-columns-repeated="16358"/>
        </table:table-row>
        <table:table-row table:style-name="ro16">
          <table:table-cell office:value-type="float" office:value="3" table:style-name="ce24">
            <text:p>3</text:p>
          </table:table-cell>
          <table:table-cell office:value-type="string" table:style-name="ce28">
            <text:p>SAAS Deployment (server)</text:p>
          </table:table-cell>
          <table:table-cell office:value-type="string" table:style-name="ce24">
            <text:p>License requirements only relevant for some licenses (e.g. AGPL)</text:p>
          </table:table-cell>
          <table:table-cell table:style-name="ce45"/>
          <table:table-cell table:number-columns-repeated="22" table:style-name="ce24"/>
          <table:table-cell table:number-columns-repeated="16358"/>
        </table:table-row>
        <table:table-row table:style-name="ro15">
          <table:table-cell office:value-type="float" office:value="4" table:style-name="ce24">
            <text:p>4</text:p>
          </table:table-cell>
          <table:table-cell office:value-type="string" table:style-name="ce28">
            <text:p>SAAS Deployment (client)</text:p>
          </table:table-cell>
          <table:table-cell office:value-type="string" table:style-name="ce24">
            <text:p>Equivalent to distribution, but source code requirements may be automatically fulfilled (e.g. by providing unobfuscated javascript)</text:p>
          </table:table-cell>
          <table:table-cell table:style-name="ce45"/>
          <table:table-cell table:number-columns-repeated="22" table:style-name="ce24"/>
          <table:table-cell table:number-columns-repeated="16358"/>
        </table:table-row>
        <table:table-row table:style-name="ro16">
          <table:table-cell office:value-type="float" office:value="5" table:style-name="ce24">
            <text:p>5</text:p>
          </table:table-cell>
          <table:table-cell office:value-type="string" table:style-name="ce24">
            <text:p>General Distribution (user installable)</text:p>
          </table:table-cell>
          <table:table-cell office:value-type="string" table:style-name="ce24">
            <text:p>The software is provided as an app to be installed by the end-user.</text:p>
          </table:table-cell>
          <table:table-cell table:style-name="ce45"/>
          <table:table-cell table:number-columns-repeated="22" table:style-name="ce24"/>
          <table:table-cell table:number-columns-repeated="16358"/>
        </table:table-row>
        <table:table-row table:style-name="ro15">
          <table:table-cell office:value-type="float" office:value="6" table:style-name="ce24">
            <text:p>6</text:p>
          </table:table-cell>
          <table:table-cell office:value-type="string" table:style-name="ce24">
            <text:p>Distribution (embedded device)</text:p>
          </table:table-cell>
          <table:table-cell office:value-type="string" table:style-name="ce24">
            <text:p>The software is supplied as firmware or pre-installed onto a user device. Special care to be taken with installation information.</text:p>
          </table:table-cell>
          <table:table-cell table:style-name="ce45"/>
          <table:table-cell table:number-columns-repeated="22" table:style-name="ce24"/>
          <table:table-cell table:number-columns-repeated="16358"/>
        </table:table-row>
        <table:table-row table:style-name="ro9">
          <table:table-cell office:value-type="float" office:value="7" table:style-name="ce24">
            <text:p>7</text:p>
          </table:table-cell>
          <table:table-cell office:value-type="string" table:style-name="ce28">
            <text:p>[COMPANY named project]</text:p>
          </table:table-cell>
          <table:table-cell office:value-type="string" table:style-name="ce24">
            <text:p>Some named projects may have tailored requirements.</text:p>
          </table:table-cell>
          <table:table-cell table:style-name="ce45"/>
          <table:table-cell table:number-columns-repeated="22" table:style-name="ce24"/>
          <table:table-cell table:number-columns-repeated="16358"/>
        </table:table-row>
        <table:table-row table:number-rows-repeated="2" table:style-name="ro5">
          <table:table-cell table:style-name="ce24"/>
          <table:table-cell table:style-name="ce31"/>
          <table:table-cell table:number-columns-repeated="2" table:style-name="ce45"/>
          <table:table-cell table:number-columns-repeated="22" table:style-name="ce24"/>
          <table:table-cell table:number-columns-repeated="16358"/>
        </table:table-row>
        <table:table-row table:style-name="ro9">
          <table:table-cell table:style-name="ce24"/>
          <table:table-cell office:value-type="string" table:style-name="ce31">
            <office:annotation draw:style-name="a6" svg:x="3.04166666666667in" svg:y="5.38541666666667in" svg:width="1.08333333333333in" svg:height="0.90625in">
              <dc:creator/>
              <text:p><text:span text:style-name="T4">Criteria and weighting to be determined by each company, with an overall output of between 0 (bad) to 10 (perfect).</text:span><text:span text:style-name="T4"/></text:p>
              <text:p/>
            </office:annotation>
            <text:p>Source Acceptability Criteria</text:p>
          </table:table-cell>
          <table:table-cell office:value-type="string" table:style-name="ce45">
            <text:p>Example (bad)</text:p>
          </table:table-cell>
          <table:table-cell office:value-type="string" table:style-name="ce45">
            <text:p>Example (good)</text:p>
          </table:table-cell>
          <table:table-cell table:number-columns-repeated="22" table:style-name="ce24"/>
          <table:table-cell table:number-columns-repeated="16358"/>
        </table:table-row>
        <table:table-row table:style-name="ro9">
          <table:table-cell table:style-name="ce24"/>
          <table:table-cell office:value-type="string" table:style-name="ce46">
            <text:p>Score</text:p>
          </table:table-cell>
          <table:table-cell office:value-type="float" office:value="0" table:style-name="ce47">
            <text:p>0</text:p>
          </table:table-cell>
          <table:table-cell office:value-type="float" office:value="10" table:style-name="ce47">
            <text:p>10</text:p>
          </table:table-cell>
          <table:table-cell table:number-columns-repeated="22" table:style-name="ce24"/>
          <table:table-cell table:number-columns-repeated="16358"/>
        </table:table-row>
        <table:table-row table:style-name="ro9">
          <table:table-cell office:value-type="float" office:value="1" table:style-name="ce24">
            <text:p>1</text:p>
          </table:table-cell>
          <table:table-cell office:value-type="string" table:style-name="ce24">
            <text:p>Commercial Sponsor</text:p>
          </table:table-cell>
          <table:table-cell office:value-type="string" table:style-name="ce24">
            <text:p>none</text:p>
          </table:table-cell>
          <table:table-cell office:value-type="string" table:style-name="ce24">
            <text:p>Intel/IBM/Microsoft/Red Hat</text:p>
          </table:table-cell>
          <table:table-cell table:number-columns-repeated="22" table:style-name="ce24"/>
          <table:table-cell table:number-columns-repeated="16358"/>
        </table:table-row>
        <table:table-row table:style-name="ro16">
          <table:table-cell office:value-type="float" office:value="2" table:formula="of:=[.A25]+1" table:style-name="ce24">
            <text:p>2</text:p>
          </table:table-cell>
          <table:table-cell office:value-type="string" table:style-name="ce24">
            <text:p>Foundation sponsor</text:p>
          </table:table-cell>
          <table:table-cell office:value-type="string" table:style-name="ce24">
            <text:p>none</text:p>
          </table:table-cell>
          <table:table-cell office:value-type="string" table:style-name="ce24">
            <text:p>Linux Foundation/Apache Foundation/Eclipse Foundation</text:p>
          </table:table-cell>
          <table:table-cell table:number-columns-repeated="22" table:style-name="ce24"/>
          <table:table-cell table:number-columns-repeated="16358"/>
        </table:table-row>
        <table:table-row table:style-name="ro9">
          <table:table-cell office:value-type="float" office:value="3" table:formula="of:=[.A26]+1" table:style-name="ce24">
            <text:p>3</text:p>
          </table:table-cell>
          <table:table-cell office:value-type="string" table:style-name="ce24">
            <text:p>Code maturity</text:p>
          </table:table-cell>
          <table:table-cell office:value-type="string" table:style-name="ce24">
            <text:p>new</text:p>
          </table:table-cell>
          <table:table-cell office:value-type="string" table:style-name="ce24">
            <text:p>long-established</text:p>
          </table:table-cell>
          <table:table-cell table:number-columns-repeated="22" table:style-name="ce24"/>
          <table:table-cell table:number-columns-repeated="16358"/>
        </table:table-row>
        <table:table-row table:style-name="ro9">
          <table:table-cell office:value-type="float" office:value="4" table:formula="of:=[.A27]+1" table:style-name="ce24">
            <text:p>4</text:p>
          </table:table-cell>
          <table:table-cell office:value-type="string" table:style-name="ce24">
            <text:p>Stability</text:p>
          </table:table-cell>
          <table:table-cell office:value-type="string" table:style-name="ce24">
            <text:p>project has forked multiple times</text:p>
          </table:table-cell>
          <table:table-cell office:value-type="string" table:style-name="ce24">
            <text:p>project has never forked</text:p>
          </table:table-cell>
          <table:table-cell table:number-columns-repeated="22" table:style-name="ce24"/>
          <table:table-cell table:number-columns-repeated="16358"/>
        </table:table-row>
        <table:table-row table:style-name="ro9">
          <table:table-cell office:value-type="float" office:value="5" table:formula="of:=[.A28]+1" table:style-name="ce24">
            <text:p>5</text:p>
          </table:table-cell>
          <table:table-cell office:value-type="string" table:style-name="ce24">
            <text:p>Activity</text:p>
          </table:table-cell>
          <table:table-cell office:value-type="string" table:style-name="ce24">
            <text:p>no commits for 5 years</text:p>
          </table:table-cell>
          <table:table-cell office:value-type="string" table:style-name="ce24">
            <text:p>daily substantive commits</text:p>
          </table:table-cell>
          <table:table-cell table:number-columns-repeated="22" table:style-name="ce24"/>
          <table:table-cell table:number-columns-repeated="16358"/>
        </table:table-row>
        <table:table-row table:style-name="ro9">
          <table:table-cell office:value-type="float" office:value="6" table:formula="of:=[.A29]+1" table:style-name="ce24">
            <text:p>6</text:p>
          </table:table-cell>
          <table:table-cell office:value-type="string" table:style-name="ce24">
            <text:p>Reputation</text:p>
          </table:table-cell>
          <table:table-cell office:value-type="string" table:style-name="ce24">
            <text:p>multiple enforcement actions</text:p>
          </table:table-cell>
          <table:table-cell office:value-type="string" table:style-name="ce24">
            <text:p>no enforcement action</text:p>
          </table:table-cell>
          <table:table-cell table:number-columns-repeated="22" table:style-name="ce24"/>
          <table:table-cell table:number-columns-repeated="16358"/>
        </table:table-row>
        <table:table-row table:style-name="ro9">
          <table:table-cell office:value-type="float" office:value="7" table:formula="of:=[.A30]+1" table:style-name="ce24">
            <text:p>7</text:p>
          </table:table-cell>
          <table:table-cell office:value-type="string" table:style-name="ce24">
            <text:p>Quality</text:p>
          </table:table-cell>
          <table:table-cell office:value-type="string" table:style-name="ce24">
            <text:p>Buggy</text:p>
          </table:table-cell>
          <table:table-cell office:value-type="string" table:style-name="ce24">
            <text:p>Stable</text:p>
          </table:table-cell>
          <table:table-cell table:number-columns-repeated="22" table:style-name="ce24"/>
          <table:table-cell table:number-columns-repeated="16358"/>
        </table:table-row>
        <table:table-row table:style-name="ro9">
          <table:table-cell office:value-type="float" office:value="8" table:formula="of:=[.A31]+1" table:style-name="ce24">
            <text:p>8</text:p>
          </table:table-cell>
          <table:table-cell office:value-type="string" table:style-name="ce24">
            <text:p>Security</text:p>
          </table:table-cell>
          <table:table-cell office:value-type="string" table:style-name="ce24">
            <text:p>Known multiple security issues</text:p>
          </table:table-cell>
          <table:table-cell office:value-type="string" table:style-name="ce24">
            <office:annotation draw:style-name="a7" svg:x="7.84375in" svg:y="6.83333333333333in" svg:width="1.09375in" svg:height="0.895833333333333in">
              <dc:creator/>
              <text:p><text:span text:style-name="T4">No software greater than 0 bytes in length falls into this category</text:span></text:p>
            </office:annotation>
            <text:p>No security issues exist</text:p>
          </table:table-cell>
          <table:table-cell table:number-columns-repeated="22" table:style-name="ce24"/>
          <table:table-cell table:number-columns-repeated="16358"/>
        </table:table-row>
        <table:table-row table:style-name="ro16">
          <table:table-cell office:value-type="float" office:value="9" table:formula="of:=[.A32]+1" table:style-name="ce24">
            <text:p>9</text:p>
          </table:table-cell>
          <table:table-cell office:value-type="string" table:style-name="ce24">
            <text:p>Community involvement</text:p>
          </table:table-cell>
          <table:table-cell office:value-type="string" table:style-name="ce24">
            <text:p>We are not and do not want to be involved in this community</text:p>
          </table:table-cell>
          <table:table-cell office:value-type="string" table:style-name="ce24">
            <text:p>We are or want to be heavily involved in the community</text:p>
          </table:table-cell>
          <table:table-cell table:number-columns-repeated="22" table:style-name="ce24"/>
          <table:table-cell table:number-columns-repeated="16358"/>
        </table:table-row>
        <table:table-row table:number-rows-repeated="2" table:style-name="ro5">
          <table:table-cell table:style-name="ce24"/>
          <table:table-cell table:style-name="ce31"/>
          <table:table-cell table:number-columns-repeated="24" table:style-name="ce24"/>
          <table:table-cell table:number-columns-repeated="16358"/>
        </table:table-row>
        <table:table-row table:style-name="ro16">
          <table:table-cell table:style-name="ce24"/>
          <table:table-cell office:value-type="string" table:style-name="ce31">
            <office:annotation draw:style-name="a8" svg:x="3.04166666666667in" svg:y="7.55208333333333in" svg:width="1.08333333333333in" svg:height="0.90625in">
              <dc:creator/>
              <text:p><text:span text:style-name="T4">Company to determine its own filters</text:span></text:p>
            </office:annotation>
            <text:p>Code selection filter</text:p>
          </table:table-cell>
          <table:table-cell office:value-type="string" table:style-name="ce24">
            <text:p>(if combination is not specified, use is is subject to referral to Open Source Compliance Lead)</text:p>
          </table:table-cell>
          <table:table-cell table:number-columns-repeated="23" table:style-name="ce24"/>
          <table:table-cell table:number-columns-repeated="16358"/>
        </table:table-row>
        <table:table-row table:style-name="ro9">
          <table:table-cell table:style-name="ce24"/>
          <table:table-cell office:value-type="string" table:style-name="ce31">
            <text:p>Use case</text:p>
          </table:table-cell>
          <table:table-cell office:value-type="string" table:style-name="ce31">
            <text:p>Source Acceptability</text:p>
          </table:table-cell>
          <table:table-cell office:value-type="string" table:style-name="ce31">
            <text:p>License</text:p>
          </table:table-cell>
          <table:table-cell office:value-type="string" table:style-name="ce31">
            <text:p>Modified</text:p>
          </table:table-cell>
          <table:table-cell office:value-type="string" table:style-name="ce31">
            <text:p>Outcome</text:p>
          </table:table-cell>
          <table:table-cell office:value-type="string" table:style-name="ce31">
            <text:p>Notes</text:p>
          </table:table-cell>
          <table:table-cell table:number-columns-repeated="19" table:style-name="ce24"/>
          <table:table-cell table:number-columns-repeated="16358"/>
        </table:table-row>
        <table:table-row table:style-name="ro9">
          <table:table-cell table:style-name="ce24"/>
          <table:table-cell office:value-type="string" table:style-name="ce24">
            <text:p>Internal</text:p>
          </table:table-cell>
          <table:table-cell office:value-type="string" table:style-name="ce24">
            <text:p>&gt;2</text:p>
          </table:table-cell>
          <table:table-cell office:value-type="string" table:style-name="ce24">
            <text:p>Any</text:p>
          </table:table-cell>
          <table:table-cell office:value-type="string" table:style-name="ce24">
            <text:p>Any</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Testing and limited distribution</text:p>
          </table:table-cell>
          <table:table-cell office:value-type="string" table:style-name="ce24">
            <text:p>&gt;4</text:p>
          </table:table-cell>
          <table:table-cell office:value-type="string" table:style-name="ce24">
            <text:p>Permissive</text:p>
          </table:table-cell>
          <table:table-cell office:value-type="string" table:style-name="ce24">
            <text:p>No</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Testing and limited distribution</text:p>
          </table:table-cell>
          <table:table-cell office:value-type="string" table:style-name="ce24">
            <text:p>&gt;4</text:p>
          </table:table-cell>
          <table:table-cell office:value-type="string" table:style-name="ce24">
            <text:p>Permissive</text:p>
          </table:table-cell>
          <table:table-cell office:value-type="string" table:style-name="ce24">
            <text:p>Yes</text:p>
          </table:table-cell>
          <table:table-cell office:value-type="string" table:style-name="ce24">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Testing and limited distribution</text:p>
          </table:table-cell>
          <table:table-cell office:value-type="string" table:style-name="ce24">
            <text:p>&gt;4</text:p>
          </table:table-cell>
          <table:table-cell office:value-type="string" table:style-name="ce24">
            <text:p>Copyleft (SaaS)</text:p>
          </table:table-cell>
          <table:table-cell office:value-type="string" table:style-name="ce24">
            <text:p>Yes</text:p>
          </table:table-cell>
          <table:table-cell office:value-type="string" table:style-name="ce24">
            <text:p>Permitted</text:p>
          </table:table-cell>
          <table:table-cell office:value-type="string" table:style-name="ce24">
            <text:p>Ensure contract with recipient covers permitted use cases</text:p>
          </table:table-cell>
          <table:table-cell table:number-columns-repeated="19" table:style-name="ce24"/>
          <table:table-cell table:number-columns-repeated="16358"/>
        </table:table-row>
        <table:table-row table:style-name="ro9">
          <table:table-cell table:style-name="ce24"/>
          <table:table-cell office:value-type="string" table:style-name="ce24">
            <text:p>SaaS Deployment (Client)</text:p>
          </table:table-cell>
          <table:table-cell office:value-type="string" table:style-name="ce24">
            <text:p>&gt;6</text:p>
          </table:table-cell>
          <table:table-cell office:value-type="string" table:style-name="ce24">
            <text:p>Permissive</text:p>
          </table:table-cell>
          <table:table-cell office:value-type="string" table:style-name="ce24">
            <text:p>Any</text:p>
          </table:table-cell>
          <table:table-cell office:value-type="string" table:style-name="ce24">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SaaS Deployment (Client)</text:p>
          </table:table-cell>
          <table:table-cell office:value-type="string" table:style-name="ce24">
            <text:p>&gt;6</text:p>
          </table:table-cell>
          <table:table-cell office:value-type="string" table:style-name="ce24">
            <text:p>Copyleft</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Client)</text:p>
          </table:table-cell>
          <table:table-cell office:value-type="string" table:style-name="ce24">
            <text:p>&gt;6</text:p>
          </table:table-cell>
          <table:table-cell office:value-type="string" table:style-name="ce24">
            <text:p>Copyleft</text:p>
          </table:table-cell>
          <table:table-cell office:value-type="string" table:style-name="ce24">
            <text:p>No</text:p>
          </table:table-cell>
          <table:table-cell office:value-type="string" table:style-name="ce24">
            <text:p>Permitted if compatible</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Server)</text:p>
          </table:table-cell>
          <table:table-cell office:value-type="string" table:style-name="ce24">
            <text:p>&gt;6</text:p>
          </table:table-cell>
          <table:table-cell office:value-type="string" table:style-name="ce24">
            <text:p>Copyleft (SaaS)</text:p>
          </table:table-cell>
          <table:table-cell office:value-type="string" table:style-name="ce24">
            <text:p>Any</text:p>
          </table:table-cell>
          <table:table-cell office:value-type="string" table:style-name="ce24">
            <text:p>Refer</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Server)</text:p>
          </table:table-cell>
          <table:table-cell office:value-type="string" table:style-name="ce24">
            <text:p>&gt;6</text:p>
          </table:table-cell>
          <table:table-cell office:value-type="string" table:style-name="ce24">
            <text:p>Copyleft</text:p>
          </table:table-cell>
          <table:table-cell office:value-type="string" table:style-name="ce24">
            <text:p>Any</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SaaS Deployment (Server)</text:p>
          </table:table-cell>
          <table:table-cell office:value-type="string" table:style-name="ce24">
            <text:p>&gt;6</text:p>
          </table:table-cell>
          <table:table-cell office:value-type="string" table:style-name="ce24">
            <text:p>Permissive</text:p>
          </table:table-cell>
          <table:table-cell office:value-type="string" table:style-name="ce24">
            <text:p>Any</text:p>
          </table:table-cell>
          <table:table-cell office:value-type="string" table:style-name="ce24">
            <text:p>Permitted</text:p>
          </table:table-cell>
          <table:table-cell table:number-columns-repeated="20"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24">
            <text:p>&gt;8</text:p>
          </table:table-cell>
          <table:table-cell office:value-type="string" table:style-name="ce24">
            <text:p>Copyleft (SaaS)</text:p>
          </table:table-cell>
          <table:table-cell office:value-type="string" table:style-name="ce24">
            <text:p>Yes</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24">
            <text:p>&gt;8</text:p>
          </table:table-cell>
          <table:table-cell office:value-type="string" table:style-name="ce24">
            <text:p>Copyleft (strong)</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24">
            <text:p>&gt;8</text:p>
          </table:table-cell>
          <table:table-cell office:value-type="string" table:style-name="ce24">
            <text:p>Copyleft (weak)</text:p>
          </table:table-cell>
          <table:table-cell office:value-type="string" table:style-name="ce24">
            <text:p>No</text:p>
          </table:table-cell>
          <table:table-cell office:value-type="string" table:style-name="ce24">
            <text:p>Permitted</text:p>
          </table:table-cell>
          <table:table-cell office:value-type="string" table:style-name="ce24">
            <text:p>Ensure notices are supplied/updated. Take care with LGPL</text:p>
          </table:table-cell>
          <table:table-cell table:number-columns-repeated="19" table:style-name="ce24"/>
          <table:table-cell table:number-columns-repeated="16358"/>
        </table:table-row>
        <table:table-row table:style-name="ro9">
          <table:table-cell table:style-name="ce24"/>
          <table:table-cell office:value-type="string" table:style-name="ce24">
            <text:p>General Distribution (user installable)</text:p>
          </table:table-cell>
          <table:table-cell office:value-type="string" table:style-name="ce1">
            <text:p>&gt;8</text:p>
          </table:table-cell>
          <table:table-cell office:value-type="string" table:style-name="ce1">
            <text:p>Permissive</text:p>
          </table:table-cell>
          <table:table-cell office:value-type="string" table:style-name="ce1">
            <text:p>Any</text:p>
          </table:table-cell>
          <table:table-cell office:value-type="string" table:style-name="ce1">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24">
            <text:p>&gt;8</text:p>
          </table:table-cell>
          <table:table-cell office:value-type="string" table:style-name="ce24">
            <text:p>Copyleft (SaaS)</text:p>
          </table:table-cell>
          <table:table-cell office:value-type="string" table:style-name="ce24">
            <text:p>Yes</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24">
            <text:p>&gt;8</text:p>
          </table:table-cell>
          <table:table-cell office:value-type="string" table:style-name="ce24">
            <text:p>Copyleft (strong)</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24">
            <text:p>&gt;8</text:p>
          </table:table-cell>
          <table:table-cell office:value-type="string" table:style-name="ce24">
            <text:p>Copyleft (weak)</text:p>
          </table:table-cell>
          <table:table-cell office:value-type="string" table:style-name="ce24">
            <text:p>No</text:p>
          </table:table-cell>
          <table:table-cell office:value-type="string" table:style-name="ce24">
            <text:p>Permitted, except LGPLv3</text:p>
          </table:table-cell>
          <table:table-cell office:value-type="string" table:style-name="ce24">
            <text:p>Ensure notices are supplied/updated. Take care with LGPL</text:p>
          </table:table-cell>
          <table:table-cell table:number-columns-repeated="19" table:style-name="ce24"/>
          <table:table-cell table:number-columns-repeated="16358"/>
        </table:table-row>
        <table:table-row table:style-name="ro9">
          <table:table-cell table:style-name="ce24"/>
          <table:table-cell office:value-type="string" table:style-name="ce24">
            <text:p>Distribution (embedded device)</text:p>
          </table:table-cell>
          <table:table-cell office:value-type="string" table:style-name="ce1">
            <text:p>&gt;8</text:p>
          </table:table-cell>
          <table:table-cell office:value-type="string" table:style-name="ce1">
            <text:p>Permissive</text:p>
          </table:table-cell>
          <table:table-cell office:value-type="string" table:style-name="ce1">
            <text:p>Any</text:p>
          </table:table-cell>
          <table:table-cell office:value-type="string" table:style-name="ce1">
            <text:p>Permitted</text:p>
          </table:table-cell>
          <table:table-cell office:value-type="string" table:style-name="ce24">
            <text:p>Ensure notices are supplied/updated.</text:p>
          </table:table-cell>
          <table:table-cell table:number-columns-repeated="19" table:style-name="ce24"/>
          <table:table-cell table:number-columns-repeated="16358"/>
        </table:table-row>
        <table:table-row table:style-name="ro9">
          <table:table-cell table:style-name="ce24"/>
          <table:table-cell office:value-type="string" table:style-name="ce24">
            <text:p>Any</text:p>
          </table:table-cell>
          <table:table-cell office:value-type="string" table:style-name="ce24">
            <text:p>&lt;3</text:p>
          </table:table-cell>
          <table:table-cell office:value-type="string" table:style-name="ce24">
            <text:p>Any</text:p>
          </table:table-cell>
          <table:table-cell office:value-type="string" table:style-name="ce24">
            <text:p>Any</text:p>
          </table:table-cell>
          <table:table-cell office:value-type="string" table:style-name="ce24">
            <text:p>Prohibited</text:p>
          </table:table-cell>
          <table:table-cell table:number-columns-repeated="20" table:style-name="ce24"/>
          <table:table-cell table:number-columns-repeated="16358"/>
        </table:table-row>
        <table:table-row table:style-name="ro9">
          <table:table-cell table:style-name="ce24"/>
          <table:table-cell office:value-type="string" table:style-name="ce24">
            <text:p>Any</text:p>
          </table:table-cell>
          <table:table-cell office:value-type="string" table:style-name="ce24">
            <text:p>&gt;2</text:p>
          </table:table-cell>
          <table:table-cell office:value-type="string" table:style-name="ce24">
            <text:p>Proprietary</text:p>
          </table:table-cell>
          <table:table-cell office:value-type="string" table:style-name="ce24">
            <text:p>Any</text:p>
          </table:table-cell>
          <table:table-cell office:value-type="string" table:style-name="ce24">
            <text:p>Refer</text:p>
          </table:table-cell>
          <table:table-cell table:number-columns-repeated="20" table:style-name="ce24"/>
          <table:table-cell table:number-columns-repeated="16358"/>
        </table:table-row>
        <table:table-row table:number-rows-repeated="1048519" table:style-name="ro5">
          <table:table-cell table:number-columns-repeated="16384"/>
        </table:table-row>
      </table:table>
      <table:table table:name="4_-_Incident" table:style-name="ta1">
        <table:table-column table:style-name="co33" table:number-columns-repeated="26" table:default-cell-style-name="ce1"/>
        <table:table-column table:style-name="co2" table:number-columns-repeated="997" table:default-cell-style-name="ce1"/>
        <table:table-column table:style-name="co3" table:default-cell-style-name="ce1"/>
        <table:table-column table:style-name="co4" table:number-columns-repeated="15360" table:default-cell-style-name="ce1"/>
        <table:table-row table:style-name="ro5">
          <table:table-cell office:value-type="string" table:style-name="ce10">
            <text:p>SAMPLE - UNOFFICIAL</text:p>
          </table:table-cell>
          <table:table-cell table:number-columns-repeated="16383" table:style-name="ce1"/>
        </table:table-row>
        <table:table-row table:style-name="ro35">
          <table:table-cell office:value-type="string" table:style-name="ce31">
            <text:p>Incident Severity Criteria</text:p>
          </table:table-cell>
          <table:table-cell table:number-columns-repeated="25" table:style-name="ce24"/>
          <table:table-cell table:number-columns-repeated="16358"/>
        </table:table-row>
        <table:table-row table:style-name="ro16">
          <table:table-cell office:value-type="string" table:style-name="ce45">
            <text:p>Factors to be taken in to account when determining the potential severity of an open source noncompliance incident</text:p>
          </table:table-cell>
          <table:table-cell table:number-columns-repeated="25" table:style-name="ce24"/>
          <table:table-cell table:number-columns-repeated="16358"/>
        </table:table-row>
        <table:table-row table:style-name="ro5">
          <table:table-cell table:number-columns-repeated="26" table:style-name="ce24"/>
          <table:table-cell table:number-columns-repeated="16358"/>
        </table:table-row>
        <table:table-row table:style-name="ro9">
          <table:table-cell office:value-type="string" table:style-name="ce24">
            <text:p>Reputational risk (customers, investors and affected OSS projects)</text:p>
          </table:table-cell>
          <table:table-cell table:number-columns-repeated="25" table:style-name="ce24"/>
          <table:table-cell table:number-columns-repeated="16358"/>
        </table:table-row>
        <table:table-row table:style-name="ro35">
          <table:table-cell office:value-type="string" table:style-name="ce24">
            <text:p>Availability of compliant component</text:p>
          </table:table-cell>
          <table:table-cell table:number-columns-repeated="25" table:style-name="ce24"/>
          <table:table-cell table:number-columns-repeated="16358"/>
        </table:table-row>
        <table:table-row table:style-name="ro35">
          <table:table-cell office:value-type="string" table:style-name="ce24">
            <text:p>Cost/ease of re-working, or implementing workaround</text:p>
          </table:table-cell>
          <table:table-cell table:number-columns-repeated="25" table:style-name="ce24"/>
          <table:table-cell table:number-columns-repeated="16358"/>
        </table:table-row>
        <table:table-row table:style-name="ro9">
          <table:table-cell office:value-type="string" table:style-name="ce24">
            <text:p>Non-compliant code deployed internally, externally or on a SaaS basis?</text:p>
          </table:table-cell>
          <table:table-cell table:number-columns-repeated="25" table:style-name="ce24"/>
          <table:table-cell table:number-columns-repeated="16358"/>
        </table:table-row>
        <table:table-row table:style-name="ro35">
          <table:table-cell office:value-type="string" table:style-name="ce24">
            <text:p>Danger of injunctive relief</text:p>
          </table:table-cell>
          <table:table-cell table:number-columns-repeated="25" table:style-name="ce24"/>
          <table:table-cell table:number-columns-repeated="16358"/>
        </table:table-row>
        <table:table-row table:style-name="ro35">
          <table:table-cell office:value-type="string" table:style-name="ce24">
            <text:p>Danger of damages</text:p>
          </table:table-cell>
          <table:table-cell table:number-columns-repeated="25" table:style-name="ce24"/>
          <table:table-cell table:number-columns-repeated="16358"/>
        </table:table-row>
        <table:table-row table:style-name="ro35">
          <table:table-cell office:value-type="string" table:style-name="ce24">
            <text:p>Concerns about releasing proprietary code</text:p>
          </table:table-cell>
          <table:table-cell table:number-columns-repeated="25" table:style-name="ce24"/>
          <table:table-cell table:number-columns-repeated="16358"/>
        </table:table-row>
        <table:table-row table:style-name="ro35">
          <table:table-cell office:value-type="string" table:style-name="ce24">
            <text:p>Danger of claims from customers</text:p>
          </table:table-cell>
          <table:table-cell table:number-columns-repeated="25" table:style-name="ce24"/>
          <table:table-cell table:number-columns-repeated="16358"/>
        </table:table-row>
        <table:table-row table:style-name="ro35">
          <table:table-cell office:value-type="string" table:style-name="ce24">
            <text:p>Relevant open source enforcement code</text:p>
          </table:table-cell>
          <table:table-cell table:number-columns-repeated="25" table:style-name="ce24"/>
          <table:table-cell table:number-columns-repeated="16358"/>
        </table:table-row>
        <table:table-row table:style-name="ro35">
          <table:table-cell table:number-columns-repeated="26" table:style-name="ce24"/>
          <table:table-cell table:number-columns-repeated="16358"/>
        </table:table-row>
        <table:table-row table:style-name="ro35">
          <table:table-cell office:value-type="string" table:style-name="ce31">
            <text:p>Incident response criteria</text:p>
          </table:table-cell>
          <table:table-cell table:number-columns-repeated="25" table:style-name="ce24"/>
          <table:table-cell table:number-columns-repeated="16358"/>
        </table:table-row>
        <table:table-row table:style-name="ro35">
          <table:table-cell office:value-type="string" table:style-name="ce24">
            <text:p>Update and publish non-compliant notices</text:p>
          </table:table-cell>
          <table:table-cell table:number-columns-repeated="25" table:style-name="ce24"/>
          <table:table-cell table:number-columns-repeated="16358"/>
        </table:table-row>
        <table:table-row table:style-name="ro35">
          <table:table-cell office:value-type="string" table:style-name="ce24">
            <text:p>Select equivalent and compliant component</text:p>
          </table:table-cell>
          <table:table-cell table:number-columns-repeated="25" table:style-name="ce24"/>
          <table:table-cell table:number-columns-repeated="16358"/>
        </table:table-row>
        <table:table-row table:style-name="ro35">
          <table:table-cell office:value-type="string" table:style-name="ce24">
            <text:p>Rework code to include compliant components</text:p>
          </table:table-cell>
          <table:table-cell table:number-columns-repeated="25" table:style-name="ce24"/>
          <table:table-cell table:number-columns-repeated="16358"/>
        </table:table-row>
        <table:table-row table:style-name="ro9">
          <table:table-cell office:value-type="string" table:style-name="ce24">
            <text:p>Change mode of distribution to bring component into compliance</text:p>
          </table:table-cell>
          <table:table-cell table:number-columns-repeated="25" table:style-name="ce24"/>
          <table:table-cell table:number-columns-repeated="16358"/>
        </table:table-row>
        <table:table-row table:style-name="ro35">
          <table:table-cell office:value-type="string" table:style-name="ce24">
            <text:p>Seek alternative license to bring code into compliance</text:p>
          </table:table-cell>
          <table:table-cell table:number-columns-repeated="25" table:style-name="ce24"/>
          <table:table-cell table:number-columns-repeated="16358"/>
        </table:table-row>
        <table:table-row table:number-rows-repeated="1048556" table:style-name="ro5">
          <table:table-cell table:number-columns-repeated="16384"/>
        </table:table-row>
      </table:table>
      <table:table table:name="5_-_Training" table:style-name="ta5">
        <table:table-column table:style-name="co34" table:default-cell-style-name="ce28"/>
        <table:table-column table:style-name="co35" table:default-cell-style-name="ce24"/>
        <table:table-column table:style-name="co36" table:number-columns-repeated="3" table:default-cell-style-name="ce1"/>
        <table:table-column table:style-name="co37" table:default-cell-style-name="ce1"/>
        <table:table-column table:style-name="co36" table:default-cell-style-name="ce1"/>
        <table:table-column table:style-name="co38" table:default-cell-style-name="ce1"/>
        <table:table-column table:style-name="co36" table:number-columns-repeated="12" table:default-cell-style-name="ce1"/>
        <table:table-column table:style-name="co4" table:number-columns-repeated="16364" table:default-cell-style-name="ce1"/>
        <table:table-row table:style-name="ro5">
          <table:table-cell office:value-type="string" table:style-name="ce30">
            <text:p>OpenChain Training Modules and Requirements - SAMPLE - UNOFFICIAL</text:p>
          </table:table-cell>
          <table:table-cell table:style-name="ce24"/>
          <table:table-cell table:number-columns-repeated="16382" table:style-name="ce1"/>
        </table:table-row>
        <table:table-row table:style-name="ro5">
          <table:table-cell table:number-columns-repeated="16384"/>
        </table:table-row>
        <table:table-row table:style-name="ro9">
          <table:table-cell office:value-type="string" table:style-name="ce30">
            <text:p>Modules</text:p>
          </table:table-cell>
          <table:table-cell office:value-type="string" table:style-name="ce31">
            <text:p>Description</text:p>
          </table:table-cell>
          <table:table-cell office:value-type="string" table:style-name="ce28">
            <text:p>CBM</text:p>
          </table:table-cell>
          <table:table-cell office:value-type="string" table:style-name="ce28">
            <text:p>Clead</text:p>
          </table:table-cell>
          <table:table-cell office:value-type="string" table:style-name="ce28">
            <text:p>Liaison</text:p>
          </table:table-cell>
          <table:table-cell office:value-type="string" table:style-name="ce28">
            <text:p>ExtCounsel</text:p>
          </table:table-cell>
          <table:table-cell office:value-type="string" table:style-name="ce28">
            <text:p>JuniorDev</text:p>
          </table:table-cell>
          <table:table-cell office:value-type="string" table:style-name="ce28">
            <text:p>SeniorDev</text:p>
          </table:table-cell>
          <table:table-cell office:value-type="string" table:style-name="ce28">
            <text:p>DevLead</text:p>
          </table:table-cell>
          <table:table-cell office:value-type="string" table:style-name="ce28">
            <text:p>Arch</text:p>
          </table:table-cell>
          <table:table-cell office:value-type="string" table:style-name="ce28">
            <text:p>RelEng</text:p>
          </table:table-cell>
          <table:table-cell office:value-type="string" table:style-name="ce28">
            <text:p>ProjCom</text:p>
          </table:table-cell>
          <table:table-cell office:value-type="string" table:style-name="ce28">
            <text:p>DevOps</text:p>
          </table:table-cell>
          <table:table-cell office:value-type="string" table:style-name="ce28">
            <text:p>UIDev</text:p>
          </table:table-cell>
          <table:table-cell office:value-type="string" table:style-name="ce28">
            <text:p>UX</text:p>
          </table:table-cell>
          <table:table-cell office:value-type="string" table:style-name="ce28">
            <text:p>QM</text:p>
          </table:table-cell>
          <table:table-cell office:value-type="string" table:style-name="ce28">
            <text:p>Doc</text:p>
          </table:table-cell>
          <table:table-cell office:value-type="string" table:style-name="ce28">
            <text:p>ProductTrain</text:p>
          </table:table-cell>
          <table:table-cell office:value-type="string" table:style-name="ce28">
            <text:p>OCTrain</text:p>
          </table:table-cell>
          <table:table-cell office:value-type="string" table:style-name="ce28">
            <text:p>ProductMkt</text:p>
          </table:table-cell>
          <table:table-cell office:value-type="string" table:style-name="ce1">
            <text:p>CommLiaison</text:p>
          </table:table-cell>
          <table:table-cell office:value-type="string" table:style-name="ce1">
            <text:p>DevSecOps</text:p>
          </table:table-cell>
          <table:table-cell table:number-columns-repeated="16362"/>
        </table:table-row>
        <table:table-row table:style-name="ro15">
          <table:table-cell office:value-type="string" table:style-name="ce28">
            <text:p>Introduction to OpenChain</text:p>
          </table:table-cell>
          <table:table-cell office:value-type="string" table:style-name="ce24">
            <text:p>The OpenChain Project. A brief history. Who benefits, how it works, key concepts, why it's good for [COMPANY] business, relationship with suppliers and customer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7">
          <table:table-cell office:value-type="string" table:style-name="ce28">
            <text:p>OpenChain in [Company]</text:p>
          </table:table-cell>
          <table:table-cell office:value-type="string" table:style-name="ce24">
            <text:p>How [COMPANY] implements open source. Software development and project structure. Who are the key individuals? Introduction to COMPANY policy, where to find it, and who to contact if you have queri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16365" table:style-name="ce1"/>
        </table:table-row>
        <table:table-row table:style-name="ro5">
          <table:table-cell table:number-columns-repeated="16384"/>
        </table:table-row>
        <table:table-row table:style-name="ro15">
          <table:table-cell office:value-type="string" table:style-name="ce28">
            <text:p>What is Intellectual Property?</text:p>
          </table:table-cell>
          <table:table-cell office:value-type="string" table:style-name="ce24">
            <text:p>An introduction to copyright, patent and other IP with respect to software. What is a license, and what happens in the case of n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5">
          <table:table-cell office:value-type="string" table:style-name="ce28">
            <text:p>Introduction to Open Source Licenses</text:p>
          </table:table-cell>
          <table:table-cell office:value-type="string" table:style-name="ce24">
            <text:p>The main types of open source licenses. The Open Source Definition and Four Freedoms. Contrast with proprietary and other non-open source license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5" table:style-name="ce1"/>
        </table:table-row>
        <table:table-row table:style-name="ro15">
          <table:table-cell office:value-type="string" table:style-name="ce28">
            <text:p>Introduction to Open Source Compliance</text:p>
          </table:table-cell>
          <table:table-cell office:value-type="string" table:style-name="ce24">
            <text:p>Why we need to comply. What does "compliance" look like? The typical things that open source licenses require us to do in order to comply.</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6">
          <table:table-cell office:value-type="string" table:style-name="ce24">
            <text:p>Key Software Concepts for Open Source Review</text:p>
          </table:table-cell>
          <table:table-cell office:value-type="string" table:style-name="ce24">
            <text:p>The different ways in which software can be combined with other software, and the effect that has on complianc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6">
          <table:table-cell office:value-type="string" table:style-name="ce28">
            <text:p>Running an Open Source Review</text:p>
          </table:table-cell>
          <table:table-cell office:value-type="string" table:style-name="ce24">
            <text:p>How COMPANY manages its process to ensure compliance with open source license obligation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6">
          <table:table-cell office:value-type="string" table:style-name="ce28">
            <text:p>End to end compliance management</text:p>
          </table:table-cell>
          <table:table-cell office:value-type="string" table:style-name="ce24">
            <text:p>How COMPANY uses end-to-end compliance management to ensure compliance is continuous.</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5">
          <table:table-cell office:value-type="string" table:style-name="ce28">
            <text:p>Avoiding compliance pitfalls</text:p>
          </table:table-cell>
          <table:table-cell office:value-type="string" table:style-name="ce24">
            <text:p>Typical issues which may arise and how non-compliances are to be reported and rectified. How to identify issues. Understanding in-bound and outbound licensing</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6">
          <table:table-cell office:value-type="string" table:style-name="ce28">
            <text:p>Developer Guidelines</text:p>
          </table:table-cell>
          <table:table-cell office:value-type="string" table:style-name="ce24">
            <text:p>How to minimise issues arising in the first place. Explaining how COMPANY's code selection policy works.</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16">
          <table:table-cell office:value-type="string" table:style-name="ce28">
            <text:p>Tooling Use Cases</text:p>
          </table:table-cell>
          <table:table-cell office:value-type="string" table:style-name="ce24">
            <text:p>How can process automation help with tooling? When and how to use them. How COMPANY uses tooling.</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style-name="ce1"/>
        </table:table-row>
        <table:table-row table:style-name="ro9">
          <table:table-cell office:value-type="string" table:style-name="ce28">
            <text:p>Tooling Types</text:p>
          </table:table-cell>
          <table:table-cell office:value-type="string" table:style-name="ce24">
            <text:p><text:s/>An overview of tooling available.</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3" table:style-name="ce1"/>
          <table:table-cell office:value-type="float" office:value="1" table:style-name="ce1">
            <text:p>1</text:p>
          </table:table-cell>
          <table:table-cell table:number-columns-repeated="16365" table:style-name="ce1"/>
        </table:table-row>
        <table:table-row table:style-name="ro15">
          <table:table-cell office:value-type="string" table:style-name="ce28">
            <text:p>Contributing to External Open Source Projects</text:p>
          </table:table-cell>
          <table:table-cell office:value-type="string" table:style-name="ce24">
            <text:p>How can we engage with open source projects? What are our aims in doing so? What do you have to bear in mind from a legal and reputational perspective?</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3" table:style-name="ce1"/>
        </table:table-row>
        <table:table-row table:style-name="ro16">
          <table:table-cell office:value-type="string" table:style-name="ce28">
            <text:p>Project-specific module 1</text:p>
          </table:table-cell>
          <table:table-cell office:value-type="string" table:style-name="ce24">
            <text:p>How COMPANY applies its Open Source Compliance policy with respect to PROJECT 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2"/>
        </table:table-row>
        <table:table-row table:style-name="ro16">
          <table:table-cell office:value-type="string" table:style-name="ce28">
            <text:p>Project-specific module 2</text:p>
          </table:table-cell>
          <table:table-cell office:value-type="string" table:style-name="ce24">
            <text:p>How COMPANY applies its Open Source Compliance policy with respect to PROJECT 2</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2"/>
        </table:table-row>
        <table:table-row table:number-rows-repeated="104855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 svg:font-family="Arial"/>
    <style:font-face style:name="-apple-system" svg:font-family="-apple-system"/>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B7E1CD"/>
    </style:style>
    <style:style style:name="cf2" style:family="table-cell" style:data-style-name="N0">
      <style:table-cell-properties style:vertical-align="automatic" fo:background-color="#FCE8B2"/>
    </style:style>
    <style:style style:name="cf3" style:family="table-cell" style:data-style-name="N0">
      <style:table-cell-properties style:vertical-align="automatic" fo:background-color="#F4C7C3"/>
    </style:style>
    <style:style style:name="cf4" style:family="table-cell" style:data-style-name="N0">
      <style:table-cell-properties style:vertical-align="automatic" fo:background-color="#FCE8B2"/>
      <style:text-properties fo:color="#000000"/>
    </style:style>
    <style:style style:name="cf5" style:family="table-cell" style:data-style-name="N0">
      <style:table-cell-properties style:vertical-align="automatic" fo:background-color="#F4C7C3"/>
      <style:text-properties fo:color="#000000"/>
    </style:style>
    <style:style style:name="cf6" style:family="table-cell" style:data-style-name="N0">
      <style:table-cell-properties style:vertical-align="automatic" fo:background-color="#B7E1CD"/>
      <style:text-properties fo:color="#000000"/>
    </style:style>
    <style:style style:name="Default" style:family="table-cell" style:data-style-name="N0">
      <style:table-cell-properties style:vertical-align="automatic" fo:background-color="transparent"/>
      <style:text-properties fo:color="#000000" style:font-name="Arial" style:font-name-asian="Arial" style:font-name-complex="Arial"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style:font-family-generic="swiss"/>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7" style:family="table-cell">
      <style:table-cell-properties fo:background-color="#FCE8B2"/>
      <style:text-properties fo:color="#000000"/>
    </style:style>
    <style:style style:name="cf8" style:family="table-cell">
      <style:table-cell-properties fo:background-color="#F4C7C3"/>
      <style:text-properties fo:color="#000000"/>
    </style:style>
    <style:style style:name="cf9" style:family="table-cell">
      <style:table-cell-properties fo:background-color="#B7E1CD"/>
      <style:text-properties fo:color="#00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style:page-layout style:name="pm2">
      <style:page-layout-properties fo:margin-top="0.511811023622047in" fo:margin-bottom="0.511811023622047in" fo:margin-left="0.700787401574803in" fo:margin-right="0.700787401574803in" style:print-orientation="landscape" style:print-page-order="ttb" style:first-page-number="continue" style:scale-to="50%" style:table-centering="none" style:print="objects charts drawings"/>
      <style:header-style>
        <style:header-footer-properties fo:min-height="0.240157480314961in" fo:margin-left="0.700787401574803in" fo:margin-right="0.700787401574803in" fo:margin-bottom="0in"/>
      </style:header-style>
      <style:footer-style>
        <style:header-footer-properties fo:min-height="0.240157480314961in" fo:margin-left="0.700787401574803in" fo:margin-right="0.700787401574803in" fo:margin-top="0in"/>
      </style:footer-style>
    </style:page-layout>
    <style:page-layout style:name="pm3">
      <style:page-layout-properties fo:margin-top="0.511811023622047in" fo:margin-bottom="0.511811023622047in" fo:margin-left="0.700787401574803in" fo:margin-right="0.700787401574803in" style:print-orientation="landscape" style:print-page-order="ttb" style:first-page-number="continue" style:scale-to="50%" style:table-centering="none" style:print="objects charts drawings"/>
      <style:header-style>
        <style:header-footer-properties fo:min-height="0.240157480314961in" fo:margin-left="0.700787401574803in" fo:margin-right="0.700787401574803in" fo:margin-bottom="0in"/>
      </style:header-style>
      <style:footer-style>
        <style:header-footer-properties fo:min-height="0.240157480314961in" fo:margin-left="0.700787401574803in" fo:margin-right="0.700787401574803in" fo:margin-top="0in"/>
      </style:footer-style>
    </style:page-layout>
    <style:page-layout style:name="pm4">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style:page-layout style:name="pm5">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526</meta:generator>
    <dc:title/>
    <dc:description/>
    <dc:subject/>
    <meta:initial-creator>Sven Cornelssen</meta:initial-creator>
    <dc:creator>Shane Coughlan</dc:creator>
    <meta:creation-date>2019-05-03T11:10:14Z</meta:creation-date>
    <dc:date>2025-06-05T07:15:09Z</dc:date>
    <meta:editing-cycles>24</meta:editing-cycles>
    <meta:editing-duration>PT5220S</meta:editing-duration>
  </office:meta>
</office:document-meta>
</file>